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1271in" style:rel-column-width="20827*"/>
    </style:style>
    <style:style style:name="Table1.B" style:family="table-column">
      <style:table-column-properties style:column-width="2.2479in" style:rel-column-width="22010*"/>
    </style:style>
    <style:style style:name="Table1.C" style:family="table-column">
      <style:table-column-properties style:column-width="2.3181in" style:rel-column-width="22698*"/>
    </style:style>
    <style:style style:name="Table1.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0.6694in" style:rel-column-width="6553*"/>
    </style:style>
    <style:style style:name="Table2.J" style:family="table-column">
      <style:table-column-properties style:column-width="0.6694in" style:rel-column-width="6552*"/>
    </style:style>
    <style:style style:name="Table2.A1" style:family="table-cell">
      <style:table-cell-properties fo:padding="0in" fo:border="none" style:writing-mode="page"/>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A1" style:family="table-cell">
      <style:table-cell-properties style:writing-mode="page"/>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A1" style:family="table-cell">
      <style:table-cell-properties style:writing-mode="page"/>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A1" style:family="table-cell">
      <style:table-cell-properties style:writing-mode="page"/>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A1" style:family="table-cell">
      <style:table-cell-properties style:writing-mode="page"/>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A1" style:family="table-cell">
      <style:table-cell-properties style:writing-mode="page"/>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A1" style:family="table-cell">
      <style:table-cell-properties style:writing-mode="page"/>
    </style:style>
    <style:style style:name="Table12" style:family="table">
      <style:table-properties style:width="6.6931in" table:align="margins"/>
    </style:style>
    <style:style style:name="Table12.A" style:family="table-column">
      <style:table-column-properties style:column-width="1.1153in" style:rel-column-width="10922*"/>
    </style:style>
    <style:style style:name="Table12.A1" style:family="table-cell">
      <style:table-cell-properties style:writing-mode="page"/>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A1" style:family="table-cell">
      <style:table-cell-properties style:writing-mode="page"/>
    </style:style>
    <style:style style:name="Table14" style:family="table">
      <style:table-properties style:width="6.6931in" table:align="margins"/>
    </style:style>
    <style:style style:name="Table14.A" style:family="table-column">
      <style:table-column-properties style:column-width="1.1153in" style:rel-column-width="10922*"/>
    </style:style>
    <style:style style:name="Table14.A1" style:family="table-cell">
      <style:table-cell-properties style:writing-mode="page"/>
    </style:style>
    <style:style style:name="Table15" style:family="table">
      <style:table-properties style:width="6.6931in" table:align="margins"/>
    </style:style>
    <style:style style:name="Table15.A" style:family="table-column">
      <style:table-column-properties style:column-width="0.8368in" style:rel-column-width="8191*"/>
    </style:style>
    <style:style style:name="Table15.B" style:family="table-column">
      <style:table-column-properties style:column-width="0.8368in" style:rel-column-width="8192*"/>
    </style:style>
    <style:style style:name="Table15.A1" style:family="table-cell">
      <style:table-cell-properties fo:padding="0in" fo:border="none" style:writing-mode="page"/>
    </style:style>
    <style:style style:name="Table15.5" style:family="table-row">
      <style:table-row-properties style:min-row-height="0.2319in"/>
    </style:style>
    <style:style style:name="P1" style:family="paragraph" style:parent-style-name="Preformatted_20_Text">
      <style:text-properties officeooo:rsid="003e3efb" officeooo:paragraph-rsid="003e3efb"/>
    </style:style>
    <style:style style:name="P2" style:family="paragraph" style:parent-style-name="Standard">
      <style:text-properties officeooo:paragraph-rsid="001558f7"/>
    </style:style>
    <style:style style:name="P3" style:family="paragraph" style:parent-style-name="Standard">
      <style:text-properties officeooo:rsid="0018fc79" officeooo:paragraph-rsid="00214b24"/>
    </style:style>
    <style:style style:name="P4" style:family="paragraph" style:parent-style-name="Standard">
      <style:text-properties officeooo:rsid="001add06" officeooo:paragraph-rsid="001add06"/>
    </style:style>
    <style:style style:name="P5" style:family="paragraph" style:parent-style-name="Standard">
      <style:text-properties officeooo:rsid="001add06" officeooo:paragraph-rsid="00214b24"/>
    </style:style>
    <style:style style:name="P6" style:family="paragraph" style:parent-style-name="Standard">
      <style:text-properties officeooo:rsid="001e4ec6" officeooo:paragraph-rsid="001e4ec6"/>
    </style:style>
    <style:style style:name="P7" style:family="paragraph" style:parent-style-name="Standard">
      <style:text-properties officeooo:rsid="001e4ec6" officeooo:paragraph-rsid="00214b24"/>
    </style:style>
    <style:style style:name="P8" style:family="paragraph" style:parent-style-name="Standard">
      <style:text-properties officeooo:rsid="001f78f3" officeooo:paragraph-rsid="001f78f3"/>
    </style:style>
    <style:style style:name="P9" style:family="paragraph" style:parent-style-name="Standard">
      <style:text-properties officeooo:rsid="00214b24" officeooo:paragraph-rsid="00214b24"/>
    </style:style>
    <style:style style:name="P10" style:family="paragraph" style:parent-style-name="Standard">
      <style:text-properties officeooo:paragraph-rsid="00214b24"/>
    </style:style>
    <style:style style:name="P11" style:family="paragraph" style:parent-style-name="Standard">
      <style:text-properties officeooo:rsid="0024a36e" officeooo:paragraph-rsid="0024a36e"/>
    </style:style>
    <style:style style:name="P12" style:family="paragraph" style:parent-style-name="Standard">
      <style:text-properties officeooo:rsid="0024db7b" officeooo:paragraph-rsid="0024db7b"/>
    </style:style>
    <style:style style:name="P13" style:family="paragraph" style:parent-style-name="Standard">
      <style:text-properties style:font-name="Liberation Serif" fo:font-style="normal" officeooo:rsid="00265435" officeooo:paragraph-rsid="00265435" style:font-style-asian="normal" style:font-style-complex="normal"/>
    </style:style>
    <style:style style:name="P14" style:family="paragraph" style:parent-style-name="Standard">
      <style:text-properties style:font-name="Liberation Serif" fo:font-style="normal" officeooo:rsid="002778af" officeooo:paragraph-rsid="002778af" style:font-style-asian="normal" style:font-style-complex="normal"/>
    </style:style>
    <style:style style:name="P15" style:family="paragraph" style:parent-style-name="Standard">
      <style:text-properties style:font-name="Liberation Serif" fo:font-style="normal" officeooo:rsid="002a0433" officeooo:paragraph-rsid="002a0433" style:font-style-asian="normal" style:font-style-complex="normal"/>
    </style:style>
    <style:style style:name="P16" style:family="paragraph" style:parent-style-name="Standard">
      <style:text-properties style:font-name="Liberation Serif" fo:font-style="normal" officeooo:rsid="002ba85d" officeooo:paragraph-rsid="002ba85d" style:font-style-asian="normal" style:font-style-complex="normal"/>
    </style:style>
    <style:style style:name="P17" style:family="paragraph" style:parent-style-name="Standard">
      <style:text-properties style:font-name="Liberation Serif" fo:font-style="normal" officeooo:rsid="002d1383" officeooo:paragraph-rsid="002d1383" style:font-style-asian="normal" style:font-style-complex="normal"/>
    </style:style>
    <style:style style:name="P18" style:family="paragraph" style:parent-style-name="Standard">
      <style:text-properties officeooo:rsid="00270341" officeooo:paragraph-rsid="00270341"/>
    </style:style>
    <style:style style:name="P19" style:family="paragraph" style:parent-style-name="Standard">
      <style:text-properties officeooo:paragraph-rsid="002778af"/>
    </style:style>
    <style:style style:name="P20" style:family="paragraph" style:parent-style-name="Standard">
      <style:text-properties officeooo:paragraph-rsid="002d1383"/>
    </style:style>
    <style:style style:name="P21" style:family="paragraph" style:parent-style-name="Standard">
      <style:text-properties officeooo:paragraph-rsid="002ed5dd"/>
    </style:style>
    <style:style style:name="P22" style:family="paragraph" style:parent-style-name="Standard">
      <style:text-properties officeooo:rsid="0031fa6f" officeooo:paragraph-rsid="0031fa6f"/>
    </style:style>
    <style:style style:name="P23" style:family="paragraph" style:parent-style-name="Standard">
      <style:text-properties officeooo:paragraph-rsid="0031fa6f"/>
    </style:style>
    <style:style style:name="P24" style:family="paragraph" style:parent-style-name="Standard">
      <style:text-properties officeooo:rsid="00333af8" officeooo:paragraph-rsid="003b1c1d"/>
    </style:style>
    <style:style style:name="P25" style:family="paragraph" style:parent-style-name="Standard">
      <style:text-properties officeooo:rsid="00365137" officeooo:paragraph-rsid="00365137"/>
    </style:style>
    <style:style style:name="P26" style:family="paragraph" style:parent-style-name="Standard">
      <style:text-properties officeooo:rsid="003c4616" officeooo:paragraph-rsid="0040578f"/>
    </style:style>
    <style:style style:name="P27" style:family="paragraph" style:parent-style-name="Standard">
      <style:text-properties officeooo:rsid="003e3efb" officeooo:paragraph-rsid="003e3efb"/>
    </style:style>
    <style:style style:name="P28" style:family="paragraph" style:parent-style-name="Standard">
      <style:text-properties officeooo:rsid="003e3efb" officeooo:paragraph-rsid="00442644"/>
    </style:style>
    <style:style style:name="P29" style:family="paragraph" style:parent-style-name="Standard">
      <style:text-properties style:text-position="0% 100%" officeooo:rsid="003f06f2" officeooo:paragraph-rsid="003f06f2"/>
    </style:style>
    <style:style style:name="P30" style:family="paragraph" style:parent-style-name="Standard">
      <style:text-properties style:text-position="0% 100%" officeooo:rsid="00442644" officeooo:paragraph-rsid="00442644"/>
    </style:style>
    <style:style style:name="P31" style:family="paragraph" style:parent-style-name="Standard">
      <style:text-properties style:text-position="0% 100%" officeooo:rsid="0048cba3" officeooo:paragraph-rsid="0048cba3"/>
    </style:style>
    <style:style style:name="P32" style:family="paragraph" style:parent-style-name="Standard">
      <style:text-properties style:text-position="0% 100%" officeooo:rsid="004a7b00" officeooo:paragraph-rsid="004a7b00"/>
    </style:style>
    <style:style style:name="P33" style:family="paragraph" style:parent-style-name="Standard">
      <style:text-properties style:text-position="0% 100%" officeooo:rsid="004b263e" officeooo:paragraph-rsid="004b9142"/>
    </style:style>
    <style:style style:name="P34" style:family="paragraph" style:parent-style-name="Standard">
      <style:text-properties style:text-position="0% 100%" officeooo:rsid="004d7dec" officeooo:paragraph-rsid="004d7dec"/>
    </style:style>
    <style:style style:name="P35" style:family="paragraph" style:parent-style-name="Standard">
      <style:text-properties style:text-position="0% 100%" officeooo:rsid="004f1d74" officeooo:paragraph-rsid="004f1d74"/>
    </style:style>
    <style:style style:name="P36" style:family="paragraph" style:parent-style-name="Standard">
      <style:text-properties style:text-position="0% 100%" officeooo:rsid="004f1d74" officeooo:paragraph-rsid="00559cdf"/>
    </style:style>
    <style:style style:name="P37" style:family="paragraph" style:parent-style-name="Standard">
      <style:text-properties style:text-position="0% 100%" officeooo:rsid="00521717" officeooo:paragraph-rsid="00521717"/>
    </style:style>
    <style:style style:name="P38" style:family="paragraph" style:parent-style-name="Standard">
      <style:text-properties style:text-position="0% 100%" officeooo:rsid="00521717" officeooo:paragraph-rsid="00522283"/>
    </style:style>
    <style:style style:name="P39" style:family="paragraph" style:parent-style-name="Standard">
      <style:text-properties style:text-position="0% 100%" officeooo:rsid="00522283" officeooo:paragraph-rsid="00522283"/>
    </style:style>
    <style:style style:name="P40" style:family="paragraph" style:parent-style-name="Standard">
      <style:text-properties style:text-position="0% 100%" officeooo:rsid="00522283" officeooo:paragraph-rsid="0057c71d"/>
    </style:style>
    <style:style style:name="P41" style:family="paragraph" style:parent-style-name="Standard">
      <style:text-properties style:text-position="0% 100%" officeooo:rsid="0053464e" officeooo:paragraph-rsid="00559cdf"/>
    </style:style>
    <style:style style:name="P42" style:family="paragraph" style:parent-style-name="Standard">
      <style:text-properties style:text-position="0% 100%" officeooo:rsid="00559cdf" officeooo:paragraph-rsid="00559cdf"/>
    </style:style>
    <style:style style:name="P43" style:family="paragraph" style:parent-style-name="Standard">
      <style:text-properties style:text-position="0% 100%" officeooo:rsid="00593f1c" officeooo:paragraph-rsid="00593f1c"/>
    </style:style>
    <style:style style:name="P44" style:family="paragraph" style:parent-style-name="Standard">
      <style:text-properties style:text-position="0% 100%" officeooo:rsid="005bbaee" officeooo:paragraph-rsid="005bbaee"/>
    </style:style>
    <style:style style:name="P45" style:family="paragraph" style:parent-style-name="Standard">
      <style:text-properties style:text-position="0% 100%" officeooo:rsid="005bbaee" officeooo:paragraph-rsid="005d28e1"/>
    </style:style>
    <style:style style:name="P46" style:family="paragraph" style:parent-style-name="Standard">
      <style:text-properties officeooo:paragraph-rsid="0040578f"/>
    </style:style>
    <style:style style:name="P47" style:family="paragraph" style:parent-style-name="Standard">
      <style:text-properties officeooo:rsid="0040578f" officeooo:paragraph-rsid="0040578f"/>
    </style:style>
    <style:style style:name="P48" style:family="paragraph" style:parent-style-name="Standard">
      <style:text-properties officeooo:rsid="00437011" officeooo:paragraph-rsid="00437011"/>
    </style:style>
    <style:style style:name="P49" style:family="paragraph" style:parent-style-name="Standard">
      <style:text-properties officeooo:rsid="00437011" officeooo:paragraph-rsid="00462477"/>
    </style:style>
    <style:style style:name="P50" style:family="paragraph" style:parent-style-name="Standard">
      <style:text-properties officeooo:rsid="00442644" officeooo:paragraph-rsid="00442644"/>
    </style:style>
    <style:style style:name="P51" style:family="paragraph" style:parent-style-name="Standard">
      <style:text-properties officeooo:rsid="00442644" officeooo:paragraph-rsid="0047de33"/>
    </style:style>
    <style:style style:name="P52" style:family="paragraph" style:parent-style-name="Standard">
      <style:text-properties officeooo:paragraph-rsid="00462477"/>
    </style:style>
    <style:style style:name="P53" style:family="paragraph" style:parent-style-name="Standard">
      <style:text-properties officeooo:rsid="00464777" officeooo:paragraph-rsid="00464777"/>
    </style:style>
    <style:style style:name="P54" style:family="paragraph" style:parent-style-name="Standard">
      <style:text-properties officeooo:rsid="0047de33" officeooo:paragraph-rsid="0047de33"/>
    </style:style>
    <style:style style:name="P55" style:family="paragraph" style:parent-style-name="Table_20_Contents">
      <style:paragraph-properties fo:text-align="center" style:justify-single-word="false"/>
      <style:text-properties officeooo:rsid="00114fbd" officeooo:paragraph-rsid="00114fbd"/>
    </style:style>
    <style:style style:name="P56" style:family="paragraph" style:parent-style-name="Table_20_Contents">
      <style:paragraph-properties fo:text-align="center" style:justify-single-word="false"/>
      <style:text-properties officeooo:rsid="00120928" officeooo:paragraph-rsid="00120928"/>
    </style:style>
    <style:style style:name="P57" style:family="paragraph" style:parent-style-name="Table_20_Contents">
      <style:paragraph-properties fo:text-align="center" style:justify-single-word="false"/>
      <style:text-properties officeooo:rsid="0013b40b" officeooo:paragraph-rsid="0013b40b"/>
    </style:style>
    <style:style style:name="P58" style:family="paragraph" style:parent-style-name="Table_20_Contents">
      <style:paragraph-properties fo:text-align="center" style:justify-single-word="false"/>
      <style:text-properties officeooo:rsid="001495c2" officeooo:paragraph-rsid="001495c2"/>
    </style:style>
    <style:style style:name="P59" style:family="paragraph" style:parent-style-name="Preformatted_20_Text">
      <style:paragraph-properties fo:text-align="start" style:justify-single-word="false"/>
      <style:text-properties style:font-name="Liberation Serif" fo:font-size="12pt" officeooo:rsid="00ce4ef3" officeooo:paragraph-rsid="00ce4ef3" style:font-size-asian="12pt" style:font-size-complex="12pt"/>
    </style:style>
    <style:style style:name="P60" style:family="paragraph" style:parent-style-name="Preformatted_20_Text">
      <style:paragraph-properties fo:text-align="start" style:justify-single-word="false"/>
      <style:text-properties style:font-name="Liberation Serif" fo:font-size="12pt" officeooo:rsid="00d07ad3" officeooo:paragraph-rsid="00d5b082" style:font-size-asian="12pt" style:font-size-complex="12pt"/>
    </style:style>
    <style:style style:name="P61" style:family="paragraph" style:parent-style-name="Preformatted_20_Text">
      <style:paragraph-properties fo:text-align="start" style:justify-single-word="false"/>
      <style:text-properties style:font-name="Liberation Serif" fo:font-size="12pt" officeooo:rsid="00e960d1" officeooo:paragraph-rsid="00e960d1" style:font-size-asian="12pt" style:font-size-complex="12pt"/>
    </style:style>
    <style:style style:name="P62" style:family="paragraph" style:parent-style-name="Standard">
      <style:text-properties officeooo:rsid="001558f7" officeooo:paragraph-rsid="001558f7"/>
    </style:style>
    <style:style style:name="P63" style:family="paragraph" style:parent-style-name="Standard">
      <style:text-properties officeooo:rsid="00270341" officeooo:paragraph-rsid="00214b24"/>
    </style:style>
    <style:style style:name="P64" style:family="paragraph" style:parent-style-name="Standard">
      <style:text-properties style:font-name="Liberation Serif" fo:font-size="12pt" officeooo:paragraph-rsid="002ed5dd" style:font-size-asian="12pt" style:font-size-complex="12pt"/>
    </style:style>
    <style:style style:name="P65" style:family="paragraph" style:parent-style-name="Standard">
      <style:text-properties style:font-name="Liberation Serif" fo:font-size="12pt" officeooo:rsid="003076d4" officeooo:paragraph-rsid="003076d4" style:font-size-asian="12pt" style:font-size-complex="12pt"/>
    </style:style>
    <style:style style:name="P66" style:family="paragraph" style:parent-style-name="Standard">
      <style:text-properties style:font-name="Liberation Serif" fo:font-size="12pt" officeooo:rsid="0031fa6f" officeooo:paragraph-rsid="0031fa6f" style:font-size-asian="12pt" style:font-size-complex="12pt"/>
    </style:style>
    <style:style style:name="P67" style:family="paragraph" style:parent-style-name="Standard">
      <style:text-properties style:font-name="Liberation Serif" fo:font-size="12pt" officeooo:rsid="0031fa6f" officeooo:paragraph-rsid="00365137" style:font-size-asian="12pt" style:font-size-complex="12pt"/>
    </style:style>
    <style:style style:name="P68" style:family="paragraph" style:parent-style-name="Standard">
      <style:text-properties style:font-name="Liberation Serif" fo:font-size="12pt" officeooo:rsid="00333af8" officeooo:paragraph-rsid="0031fa6f" style:font-size-asian="12pt" style:font-size-complex="12pt"/>
    </style:style>
    <style:style style:name="P69" style:family="paragraph" style:parent-style-name="Standard">
      <style:text-properties style:font-name="Liberation Serif" fo:font-size="12pt" officeooo:rsid="00333af8" officeooo:paragraph-rsid="003b1c1d" style:font-size-asian="12pt" style:font-size-complex="12pt"/>
    </style:style>
    <style:style style:name="P70" style:family="paragraph" style:parent-style-name="Standard">
      <style:text-properties style:font-name="Liberation Serif" fo:font-size="12pt" officeooo:rsid="00333af8" officeooo:paragraph-rsid="00333af8" style:font-size-asian="12pt" style:font-size-complex="12pt"/>
    </style:style>
    <style:style style:name="P71" style:family="paragraph" style:parent-style-name="Standard">
      <style:text-properties style:font-name="Liberation Serif" fo:font-size="12pt" officeooo:rsid="00365137" officeooo:paragraph-rsid="00365137" style:font-size-asian="12pt" style:font-size-complex="12pt"/>
    </style:style>
    <style:style style:name="P72" style:family="paragraph" style:parent-style-name="Standard">
      <style:text-properties style:font-name="Liberation Serif" fo:font-size="12pt" officeooo:rsid="0040578f" officeooo:paragraph-rsid="0040578f" style:font-size-asian="12pt" style:font-size-complex="12pt"/>
    </style:style>
    <style:style style:name="P73" style:family="paragraph" style:parent-style-name="Standard">
      <style:text-properties style:font-name="Liberation Serif" fo:font-size="12pt" officeooo:rsid="0040578f" officeooo:paragraph-rsid="00437011" style:font-size-asian="12pt" style:font-size-complex="12pt"/>
    </style:style>
    <style:style style:name="P74" style:family="paragraph" style:parent-style-name="Standard">
      <style:text-properties style:font-name="Liberation Serif" fo:font-size="12pt" officeooo:rsid="0040578f" officeooo:paragraph-rsid="00462477" style:font-size-asian="12pt" style:font-size-complex="12pt"/>
    </style:style>
    <style:style style:name="P75" style:family="paragraph" style:parent-style-name="Standard">
      <style:text-properties style:font-name="Liberation Serif" fo:font-size="12pt" officeooo:rsid="003e3efb" officeooo:paragraph-rsid="003e3efb" style:font-size-asian="12pt" style:font-size-complex="12pt"/>
    </style:style>
    <style:style style:name="P76" style:family="paragraph" style:parent-style-name="Standard">
      <style:text-properties style:font-name="Liberation Serif" fo:font-size="12pt" officeooo:rsid="00437011" officeooo:paragraph-rsid="00437011" style:font-size-asian="12pt" style:font-size-complex="12pt"/>
    </style:style>
    <style:style style:name="P77" style:family="paragraph" style:parent-style-name="Standard">
      <style:text-properties style:font-name="Liberation Serif" fo:font-size="12pt" officeooo:rsid="00437011" officeooo:paragraph-rsid="00462477" style:font-size-asian="12pt" style:font-size-complex="12pt"/>
    </style:style>
    <style:style style:name="P78" style:family="paragraph" style:parent-style-name="Standard">
      <style:text-properties style:font-name="Liberation Serif" fo:font-size="13pt" fo:font-style="normal" fo:font-weight="bold" officeooo:rsid="002ba85d" officeooo:paragraph-rsid="002ba85d" style:font-size-asian="13pt" style:font-style-asian="normal" style:font-weight-asian="bold" style:font-size-complex="13pt" style:font-style-complex="normal" style:font-weight-complex="bold"/>
    </style:style>
    <style:style style:name="P79" style:family="paragraph" style:parent-style-name="Standard">
      <style:text-properties style:font-name="Liberation Serif" fo:font-size="13pt" fo:font-weight="bold" officeooo:rsid="00311e1c" officeooo:paragraph-rsid="00311e1c" style:font-size-asian="13pt" style:font-weight-asian="bold" style:font-size-complex="13pt" style:font-weight-complex="bold"/>
    </style:style>
    <style:style style:name="P80" style:family="paragraph" style:parent-style-name="Standard">
      <style:text-properties style:text-position="0% 100%" style:font-name="Liberation Serif" fo:font-size="12pt" officeooo:rsid="0040578f" officeooo:paragraph-rsid="0040578f" style:font-size-asian="12pt" style:font-size-complex="12pt"/>
    </style:style>
    <style:style style:name="P81" style:family="paragraph" style:parent-style-name="Standard">
      <style:text-properties style:text-position="0% 100%" style:font-name="Liberation Serif" fo:font-size="12pt" officeooo:rsid="00442644" officeooo:paragraph-rsid="00442644" style:font-size-asian="12pt" style:font-size-complex="12pt"/>
    </style:style>
    <style:style style:name="P82" style:family="paragraph" style:parent-style-name="Standard">
      <style:text-properties style:text-position="0% 100%" style:font-name="Liberation Serif" fo:font-size="12pt" officeooo:rsid="0048cba3" officeooo:paragraph-rsid="0048cba3" style:font-size-asian="12pt" style:font-size-complex="12pt"/>
    </style:style>
    <style:style style:name="P83" style:family="paragraph" style:parent-style-name="Standard">
      <style:text-properties style:text-position="0% 100%" style:font-name="Liberation Serif" fo:font-size="12pt" officeooo:rsid="004a7b00" officeooo:paragraph-rsid="004a7b00" style:font-size-asian="12pt" style:font-size-complex="12pt"/>
    </style:style>
    <style:style style:name="P84" style:family="paragraph" style:parent-style-name="Standard">
      <style:text-properties style:text-position="0% 100%" style:font-name="Liberation Serif" fo:font-size="12pt" officeooo:rsid="004f1d74" officeooo:paragraph-rsid="004f1d74" style:font-size-asian="12pt" style:font-size-complex="12pt"/>
    </style:style>
    <style:style style:name="P85" style:family="paragraph" style:parent-style-name="Standard">
      <style:text-properties style:text-position="0% 100%" style:font-name="Liberation Serif" fo:font-size="12pt" officeooo:rsid="00511537" officeooo:paragraph-rsid="004b9142" style:font-size-asian="12pt" style:font-size-complex="12pt"/>
    </style:style>
    <style:style style:name="P86" style:family="paragraph" style:parent-style-name="Standard">
      <style:text-properties style:text-position="0% 100%" style:font-name="Liberation Serif" fo:font-size="12pt" officeooo:rsid="00521717" officeooo:paragraph-rsid="00521717" style:font-size-asian="12pt" style:font-size-complex="12pt"/>
    </style:style>
    <style:style style:name="P87" style:family="paragraph" style:parent-style-name="Standard">
      <style:text-properties style:text-position="0% 100%" style:font-name="Liberation Serif" fo:font-size="12pt" officeooo:rsid="00521717" officeooo:paragraph-rsid="00522283" style:font-size-asian="12pt" style:font-size-complex="12pt"/>
    </style:style>
    <style:style style:name="P88" style:family="paragraph" style:parent-style-name="Standard">
      <style:text-properties style:text-position="0% 100%" style:font-name="Liberation Serif" fo:font-size="12pt" officeooo:rsid="00522283" officeooo:paragraph-rsid="00522283" style:font-size-asian="12pt" style:font-size-complex="12pt"/>
    </style:style>
    <style:style style:name="P89" style:family="paragraph" style:parent-style-name="Standard">
      <style:text-properties style:text-position="0% 100%" style:font-name="Liberation Serif" fo:font-size="12pt" officeooo:rsid="00522283" officeooo:paragraph-rsid="0057c71d" style:font-size-asian="12pt" style:font-size-complex="12pt"/>
    </style:style>
    <style:style style:name="P90" style:family="paragraph" style:parent-style-name="Standard">
      <style:text-properties style:text-position="0% 100%" style:font-name="Liberation Serif" fo:font-size="12pt" officeooo:rsid="00526317" officeooo:paragraph-rsid="00526317" style:font-size-asian="12pt" style:font-size-complex="12pt"/>
    </style:style>
    <style:style style:name="P91" style:family="paragraph" style:parent-style-name="Standard">
      <style:text-properties style:text-position="0% 100%" style:font-name="Liberation Serif" fo:font-size="12pt" officeooo:rsid="0053464e" officeooo:paragraph-rsid="0053464e" style:font-size-asian="12pt" style:font-size-complex="12pt"/>
    </style:style>
    <style:style style:name="P92" style:family="paragraph" style:parent-style-name="Standard">
      <style:text-properties style:text-position="0% 100%" style:font-name="Liberation Serif" fo:font-size="12pt" officeooo:rsid="0053464e" officeooo:paragraph-rsid="00559cdf" style:font-size-asian="12pt" style:font-size-complex="12pt"/>
    </style:style>
    <style:style style:name="P93" style:family="paragraph" style:parent-style-name="Standard">
      <style:text-properties style:text-position="0% 100%" style:font-name="Liberation Serif" fo:font-size="12pt" officeooo:rsid="0057c71d" officeooo:paragraph-rsid="0057c71d" style:font-size-asian="12pt" style:font-size-complex="12pt"/>
    </style:style>
    <style:style style:name="P94" style:family="paragraph" style:parent-style-name="Standard">
      <style:text-properties style:text-position="0% 100%" style:font-name="Liberation Serif" fo:font-size="12pt" officeooo:rsid="00593f1c" officeooo:paragraph-rsid="00593f1c" style:font-size-asian="12pt" style:font-size-complex="12pt"/>
    </style:style>
    <style:style style:name="P95" style:family="paragraph" style:parent-style-name="Standard">
      <style:text-properties style:text-position="0% 100%" style:font-name="Liberation Serif" fo:font-size="12pt" officeooo:rsid="005bbaee" officeooo:paragraph-rsid="005bbaee" style:font-size-asian="12pt" style:font-size-complex="12pt"/>
    </style:style>
    <style:style style:name="P96" style:family="paragraph" style:parent-style-name="Standard">
      <style:text-properties style:text-position="0% 100%" style:font-name="Liberation Serif" fo:font-size="12pt" officeooo:rsid="005bbaee" officeooo:paragraph-rsid="005d28e1" style:font-size-asian="12pt" style:font-size-complex="12pt"/>
    </style:style>
    <style:style style:name="P97" style:family="paragraph" style:parent-style-name="Standard">
      <style:text-properties style:text-position="0% 100%" style:font-name="Liberation Serif" fo:font-size="12pt" officeooo:rsid="005d28e1" officeooo:paragraph-rsid="005d28e1" style:font-size-asian="12pt" style:font-size-complex="12pt"/>
    </style:style>
    <style:style style:name="P98" style:family="paragraph" style:parent-style-name="Standard">
      <style:text-properties style:text-position="0% 100%" style:font-name="Liberation Serif" fo:font-size="12pt" officeooo:rsid="005fb21b" officeooo:paragraph-rsid="005fb21b" style:font-size-asian="12pt" style:font-size-complex="12pt"/>
    </style:style>
    <style:style style:name="P99" style:family="paragraph" style:parent-style-name="Standard">
      <style:text-properties style:text-position="0% 100%" style:font-name="Liberation Serif" fo:font-size="12pt" officeooo:rsid="005fb21b" officeooo:paragraph-rsid="006b48d9" style:font-size-asian="12pt" style:font-size-complex="12pt"/>
    </style:style>
    <style:style style:name="P100" style:family="paragraph" style:parent-style-name="Standard">
      <style:text-properties style:text-position="0% 100%" style:font-name="Liberation Serif" fo:font-size="12pt" officeooo:rsid="005fbee3" officeooo:paragraph-rsid="005fbee3" style:font-size-asian="12pt" style:font-size-complex="12pt"/>
    </style:style>
    <style:style style:name="P101" style:family="paragraph" style:parent-style-name="Standard">
      <style:text-properties style:text-position="0% 100%" style:font-name="Liberation Serif" fo:font-size="12pt" officeooo:rsid="005fbee3" officeooo:paragraph-rsid="00648e77" style:font-size-asian="12pt" style:font-size-complex="12pt"/>
    </style:style>
    <style:style style:name="P102" style:family="paragraph" style:parent-style-name="Standard">
      <style:text-properties style:text-position="0% 100%" style:font-name="Liberation Serif" fo:font-size="12pt" officeooo:rsid="005fbee3" officeooo:paragraph-rsid="006577ac" style:font-size-asian="12pt" style:font-size-complex="12pt"/>
    </style:style>
    <style:style style:name="P103" style:family="paragraph" style:parent-style-name="Standard">
      <style:text-properties style:text-position="0% 100%" style:font-name="Liberation Serif" fo:font-size="12pt" officeooo:rsid="005fbee3" officeooo:paragraph-rsid="0067e4c2" style:font-size-asian="12pt" style:font-size-complex="12pt"/>
    </style:style>
    <style:style style:name="P104" style:family="paragraph" style:parent-style-name="Standard">
      <style:text-properties style:text-position="0% 100%" style:font-name="Liberation Serif" fo:font-size="12pt" officeooo:rsid="005fbee3" officeooo:paragraph-rsid="0067fc65" style:font-size-asian="12pt" style:font-size-complex="12pt"/>
    </style:style>
    <style:style style:name="P105" style:family="paragraph" style:parent-style-name="Standard">
      <style:text-properties style:text-position="0% 100%" style:font-name="Liberation Serif" fo:font-size="12pt" officeooo:rsid="005fbee3" officeooo:paragraph-rsid="006828c6" style:font-size-asian="12pt" style:font-size-complex="12pt"/>
    </style:style>
    <style:style style:name="P106" style:family="paragraph" style:parent-style-name="Standard">
      <style:text-properties style:text-position="0% 100%" style:font-name="Liberation Serif" fo:font-size="12pt" officeooo:rsid="005fbee3" officeooo:paragraph-rsid="006b48d9" style:font-size-asian="12pt" style:font-size-complex="12pt"/>
    </style:style>
    <style:style style:name="P107" style:family="paragraph" style:parent-style-name="Standard">
      <style:text-properties style:text-position="0% 100%" style:font-name="Liberation Serif" fo:font-size="12pt" officeooo:rsid="005fbee3" officeooo:paragraph-rsid="006d21f6" style:font-size-asian="12pt" style:font-size-complex="12pt"/>
    </style:style>
    <style:style style:name="P108" style:family="paragraph" style:parent-style-name="Standard">
      <style:text-properties style:text-position="0% 100%" style:font-name="Liberation Serif" fo:font-size="12pt" officeooo:rsid="005fbee3" officeooo:paragraph-rsid="00710fd8" style:font-size-asian="12pt" style:font-size-complex="12pt"/>
    </style:style>
    <style:style style:name="P109" style:family="paragraph" style:parent-style-name="Standard">
      <style:text-properties style:text-position="0% 100%" style:font-name="Liberation Serif" fo:font-size="12pt" officeooo:rsid="005fbee3" officeooo:paragraph-rsid="00716432" style:font-size-asian="12pt" style:font-size-complex="12pt"/>
    </style:style>
    <style:style style:name="P110" style:family="paragraph" style:parent-style-name="Standard">
      <style:text-properties style:text-position="0% 100%" style:font-name="Liberation Serif" fo:font-size="12pt" officeooo:rsid="005fbee3" officeooo:paragraph-rsid="0073906e" style:font-size-asian="12pt" style:font-size-complex="12pt"/>
    </style:style>
    <style:style style:name="P111" style:family="paragraph" style:parent-style-name="Standard">
      <style:text-properties style:text-position="0% 100%" style:font-name="Liberation Serif" fo:font-size="12pt" officeooo:rsid="005fbee3" officeooo:paragraph-rsid="007598a0" style:font-size-asian="12pt" style:font-size-complex="12pt"/>
    </style:style>
    <style:style style:name="P112" style:family="paragraph" style:parent-style-name="Standard">
      <style:text-properties style:text-position="0% 100%" style:font-name="Liberation Serif" fo:font-size="12pt" officeooo:rsid="005fbee3" officeooo:paragraph-rsid="0077bf69" style:font-size-asian="12pt" style:font-size-complex="12pt"/>
    </style:style>
    <style:style style:name="P113" style:family="paragraph" style:parent-style-name="Standard">
      <style:text-properties style:text-position="0% 100%" style:font-name="Liberation Serif" fo:font-size="12pt" officeooo:rsid="005fbee3" officeooo:paragraph-rsid="007a0d6a" style:font-size-asian="12pt" style:font-size-complex="12pt"/>
    </style:style>
    <style:style style:name="P114" style:family="paragraph" style:parent-style-name="Standard">
      <style:text-properties style:text-position="0% 100%" style:font-name="Liberation Serif" fo:font-size="12pt" officeooo:rsid="00648e77" officeooo:paragraph-rsid="00648e77" style:font-size-asian="12pt" style:font-size-complex="12pt"/>
    </style:style>
    <style:style style:name="P115" style:family="paragraph" style:parent-style-name="Standard">
      <style:text-properties style:text-position="0% 100%" style:font-name="Liberation Serif" fo:font-size="12pt" officeooo:rsid="00648e77" officeooo:paragraph-rsid="006b48d9" style:font-size-asian="12pt" style:font-size-complex="12pt"/>
    </style:style>
    <style:style style:name="P116" style:family="paragraph" style:parent-style-name="Standard">
      <style:text-properties style:text-position="0% 100%" style:font-name="Liberation Serif" fo:font-size="12pt" officeooo:rsid="00648e77" officeooo:paragraph-rsid="006d21f6" style:font-size-asian="12pt" style:font-size-complex="12pt"/>
    </style:style>
    <style:style style:name="P117" style:family="paragraph" style:parent-style-name="Standard">
      <style:text-properties style:text-position="0% 100%" style:font-name="Liberation Serif" fo:font-size="12pt" officeooo:rsid="00648e77" officeooo:paragraph-rsid="00710fd8" style:font-size-asian="12pt" style:font-size-complex="12pt"/>
    </style:style>
    <style:style style:name="P118" style:family="paragraph" style:parent-style-name="Standard">
      <style:text-properties style:text-position="0% 100%" style:font-name="Liberation Serif" fo:font-size="12pt" officeooo:rsid="00648e77" officeooo:paragraph-rsid="00716432" style:font-size-asian="12pt" style:font-size-complex="12pt"/>
    </style:style>
    <style:style style:name="P119" style:family="paragraph" style:parent-style-name="Standard">
      <style:text-properties style:text-position="0% 100%" style:font-name="Liberation Serif" fo:font-size="12pt" officeooo:rsid="006577ac" officeooo:paragraph-rsid="006577ac" style:font-size-asian="12pt" style:font-size-complex="12pt"/>
    </style:style>
    <style:style style:name="P120" style:family="paragraph" style:parent-style-name="Standard">
      <style:text-properties style:text-position="0% 100%" style:font-name="Liberation Serif" fo:font-size="12pt" officeooo:rsid="006577ac" officeooo:paragraph-rsid="0067e4c2" style:font-size-asian="12pt" style:font-size-complex="12pt"/>
    </style:style>
    <style:style style:name="P121" style:family="paragraph" style:parent-style-name="Standard">
      <style:text-properties style:text-position="0% 100%" style:font-name="Liberation Serif" fo:font-size="12pt" officeooo:rsid="006577ac" officeooo:paragraph-rsid="0067fc65" style:font-size-asian="12pt" style:font-size-complex="12pt"/>
    </style:style>
    <style:style style:name="P122" style:family="paragraph" style:parent-style-name="Standard">
      <style:text-properties style:text-position="0% 100%" style:font-name="Liberation Serif" fo:font-size="12pt" officeooo:rsid="006577ac" officeooo:paragraph-rsid="006828c6" style:font-size-asian="12pt" style:font-size-complex="12pt"/>
    </style:style>
    <style:style style:name="P123" style:family="paragraph" style:parent-style-name="Standard">
      <style:text-properties style:text-position="0% 100%" style:font-name="Liberation Serif" fo:font-size="12pt" officeooo:rsid="0067fc65" officeooo:paragraph-rsid="0067fc65" style:font-size-asian="12pt" style:font-size-complex="12pt"/>
    </style:style>
    <style:style style:name="P124" style:family="paragraph" style:parent-style-name="Standard">
      <style:text-properties style:text-position="0% 100%" style:font-name="Liberation Serif" fo:font-size="12pt" officeooo:rsid="00681dfd" officeooo:paragraph-rsid="00681dfd" style:font-size-asian="12pt" style:font-size-complex="12pt"/>
    </style:style>
    <style:style style:name="P125" style:family="paragraph" style:parent-style-name="Standard">
      <style:text-properties style:text-position="0% 100%" style:font-name="Liberation Serif" fo:font-size="12pt" officeooo:rsid="0069508f" officeooo:paragraph-rsid="0069508f" style:font-size-asian="12pt" style:font-size-complex="12pt"/>
    </style:style>
    <style:style style:name="P126" style:family="paragraph" style:parent-style-name="Standard">
      <style:text-properties style:text-position="0% 100%" style:font-name="Liberation Serif" fo:font-size="12pt" officeooo:rsid="006b48d9" officeooo:paragraph-rsid="006b48d9" style:font-size-asian="12pt" style:font-size-complex="12pt"/>
    </style:style>
    <style:style style:name="P127" style:family="paragraph" style:parent-style-name="Standard">
      <style:text-properties style:text-position="0% 100%" style:font-name="Liberation Serif" fo:font-size="12pt" officeooo:rsid="006d21f6" officeooo:paragraph-rsid="006d21f6" style:font-size-asian="12pt" style:font-size-complex="12pt"/>
    </style:style>
    <style:style style:name="P128" style:family="paragraph" style:parent-style-name="Standard">
      <style:text-properties style:text-position="0% 100%" style:font-name="Liberation Serif" fo:font-size="12pt" officeooo:rsid="006eb9fa" officeooo:paragraph-rsid="006eb9fa" style:font-size-asian="12pt" style:font-size-complex="12pt"/>
    </style:style>
    <style:style style:name="P129" style:family="paragraph" style:parent-style-name="Standard">
      <style:text-properties style:text-position="0% 100%" style:font-name="Liberation Serif" fo:font-size="12pt" officeooo:rsid="006fc60e" officeooo:paragraph-rsid="006fc60e" style:font-size-asian="12pt" style:font-size-complex="12pt"/>
    </style:style>
    <style:style style:name="P130" style:family="paragraph" style:parent-style-name="Standard">
      <style:text-properties style:text-position="0% 100%" style:font-name="Liberation Serif" fo:font-size="12pt" officeooo:rsid="00716432" officeooo:paragraph-rsid="00716432" style:font-size-asian="12pt" style:font-size-complex="12pt"/>
    </style:style>
    <style:style style:name="P131" style:family="paragraph" style:parent-style-name="Standard">
      <style:text-properties style:text-position="0% 100%" style:font-name="Liberation Serif" fo:font-size="12pt" officeooo:rsid="00731789" officeooo:paragraph-rsid="00731789" style:font-size-asian="12pt" style:font-size-complex="12pt"/>
    </style:style>
    <style:style style:name="P132" style:family="paragraph" style:parent-style-name="Standard">
      <style:text-properties style:text-position="0% 100%" style:font-name="Liberation Serif" fo:font-size="12pt" officeooo:rsid="00743b8b" officeooo:paragraph-rsid="00743b8b" style:font-size-asian="12pt" style:font-size-complex="12pt"/>
    </style:style>
    <style:style style:name="P133" style:family="paragraph" style:parent-style-name="Standard">
      <style:text-properties style:text-position="0% 100%" style:font-name="Liberation Serif" fo:font-size="12pt" officeooo:rsid="0077133b" officeooo:paragraph-rsid="0077133b" style:font-size-asian="12pt" style:font-size-complex="12pt"/>
    </style:style>
    <style:style style:name="P134" style:family="paragraph" style:parent-style-name="Standard">
      <style:text-properties style:text-position="0% 100%" style:font-name="Liberation Serif" fo:font-size="12pt" officeooo:rsid="0078ad5e" officeooo:paragraph-rsid="0078ad5e" style:font-size-asian="12pt" style:font-size-complex="12pt"/>
    </style:style>
    <style:style style:name="P135" style:family="paragraph" style:parent-style-name="Standard">
      <style:text-properties style:text-position="0% 100%" style:font-name="Liberation Serif" fo:font-size="12pt" officeooo:rsid="007a27a7" officeooo:paragraph-rsid="007a27a7" style:font-size-asian="12pt" style:font-size-complex="12pt"/>
    </style:style>
    <style:style style:name="P136" style:family="paragraph" style:parent-style-name="Standard">
      <style:text-properties style:text-position="0% 100%" style:font-name="Liberation Serif" fo:font-size="12pt" officeooo:rsid="007be186" officeooo:paragraph-rsid="007be186" style:font-size-asian="12pt" style:font-size-complex="12pt"/>
    </style:style>
    <style:style style:name="P137" style:family="paragraph" style:parent-style-name="Standard">
      <style:text-properties style:text-position="0% 100%" style:font-name="Liberation Serif" fo:font-size="12pt" officeooo:rsid="007bf448" officeooo:paragraph-rsid="007bf448" style:font-size-asian="12pt" style:font-size-complex="12pt"/>
    </style:style>
    <style:style style:name="P138" style:family="paragraph" style:parent-style-name="Standard">
      <style:text-properties style:text-position="0% 100%" style:font-name="Liberation Serif" fo:font-size="12pt" officeooo:rsid="008ff37a" officeooo:paragraph-rsid="0095fd5e" style:font-size-asian="12pt" style:font-size-complex="12pt"/>
    </style:style>
    <style:style style:name="P139" style:family="paragraph" style:parent-style-name="Standard">
      <style:text-properties style:text-position="0% 100%" style:font-name="Liberation Serif" fo:font-size="12pt" officeooo:rsid="008ff37a" officeooo:paragraph-rsid="00a2cd62" style:font-size-asian="12pt" style:font-size-complex="12pt"/>
    </style:style>
    <style:style style:name="P140" style:family="paragraph" style:parent-style-name="Standard">
      <style:text-properties style:text-position="0% 100%" style:font-name="Liberation Serif" fo:font-size="12pt" officeooo:rsid="008ff37a" officeooo:paragraph-rsid="00a893b4" style:font-size-asian="12pt" style:font-size-complex="12pt"/>
    </style:style>
    <style:style style:name="P141" style:family="paragraph" style:parent-style-name="Standard">
      <style:text-properties style:text-position="0% 100%" style:font-name="Liberation Serif" fo:font-size="12pt" officeooo:rsid="008ff37a" officeooo:paragraph-rsid="00aed098" style:font-size-asian="12pt" style:font-size-complex="12pt"/>
    </style:style>
    <style:style style:name="P142" style:family="paragraph" style:parent-style-name="Standard">
      <style:text-properties style:text-position="0% 100%" style:font-name="Liberation Serif" fo:font-size="12pt" officeooo:rsid="008ff37a" officeooo:paragraph-rsid="00ba9a18" style:font-size-asian="12pt" style:font-size-complex="12pt"/>
    </style:style>
    <style:style style:name="P143" style:family="paragraph" style:parent-style-name="Standard">
      <style:text-properties style:text-position="0% 100%" style:font-name="Liberation Serif" fo:font-size="12pt" officeooo:rsid="008ff37a" officeooo:paragraph-rsid="00c0e0e8" style:font-size-asian="12pt" style:font-size-complex="12pt"/>
    </style:style>
    <style:style style:name="P144" style:family="paragraph" style:parent-style-name="Standard">
      <style:text-properties style:text-position="0% 100%" style:font-name="Liberation Serif" fo:font-size="12pt" officeooo:rsid="009e6f06" officeooo:paragraph-rsid="009e6f06" style:font-size-asian="12pt" style:font-size-complex="12pt"/>
    </style:style>
    <style:style style:name="P145" style:family="paragraph" style:parent-style-name="Standard">
      <style:text-properties style:text-position="0% 100%" style:font-name="Liberation Serif" fo:font-size="12pt" officeooo:rsid="009e6f06" officeooo:paragraph-rsid="00a2cd62" style:font-size-asian="12pt" style:font-size-complex="12pt"/>
    </style:style>
    <style:style style:name="P146" style:family="paragraph" style:parent-style-name="Standard">
      <style:text-properties style:text-position="0% 100%" style:font-name="Liberation Serif" fo:font-size="12pt" officeooo:rsid="009e6f06" officeooo:paragraph-rsid="00a893b4" style:font-size-asian="12pt" style:font-size-complex="12pt"/>
    </style:style>
    <style:style style:name="P147" style:family="paragraph" style:parent-style-name="Standard">
      <style:text-properties style:text-position="0% 100%" style:font-name="Liberation Serif" fo:font-size="12pt" officeooo:rsid="009e6f06" officeooo:paragraph-rsid="00aed098" style:font-size-asian="12pt" style:font-size-complex="12pt"/>
    </style:style>
    <style:style style:name="P148" style:family="paragraph" style:parent-style-name="Standard">
      <style:text-properties style:text-position="0% 100%" style:font-name="Liberation Serif" fo:font-size="12pt" officeooo:rsid="009e6f06" officeooo:paragraph-rsid="00ba9a18" style:font-size-asian="12pt" style:font-size-complex="12pt"/>
    </style:style>
    <style:style style:name="P149" style:family="paragraph" style:parent-style-name="Standard">
      <style:text-properties style:text-position="0% 100%" style:font-name="Liberation Serif" fo:font-size="12pt" officeooo:rsid="009e6f06" officeooo:paragraph-rsid="00c0e0e8" style:font-size-asian="12pt" style:font-size-complex="12pt"/>
    </style:style>
    <style:style style:name="P150" style:family="paragraph" style:parent-style-name="Standard">
      <style:paragraph-properties fo:text-align="center" style:justify-single-word="false"/>
      <style:text-properties style:text-position="0% 100%" style:font-name="Liberation Serif" fo:font-size="12pt" officeooo:rsid="00a2cd62" officeooo:paragraph-rsid="00a2cd62" style:font-size-asian="12pt" style:font-size-complex="12pt"/>
    </style:style>
    <style:style style:name="P151" style:family="paragraph" style:parent-style-name="Standard">
      <style:text-properties style:text-position="0% 100%" style:font-name="Liberation Serif" fo:font-size="12pt" officeooo:rsid="00a550f2" officeooo:paragraph-rsid="00a550f2" style:font-size-asian="12pt" style:font-size-complex="12pt"/>
    </style:style>
    <style:style style:name="P152" style:family="paragraph" style:parent-style-name="Standard">
      <style:text-properties style:text-position="0% 100%" style:font-name="Liberation Serif" fo:font-size="12pt" officeooo:rsid="00a94649" officeooo:paragraph-rsid="00a94649" style:font-size-asian="12pt" style:font-size-complex="12pt"/>
    </style:style>
    <style:style style:name="P153" style:family="paragraph" style:parent-style-name="Standard">
      <style:text-properties style:text-position="0% 100%" style:font-name="Liberation Serif" fo:font-size="12pt" officeooo:rsid="00b3fc69" officeooo:paragraph-rsid="00b3fc69" style:font-size-asian="12pt" style:font-size-complex="12pt"/>
    </style:style>
    <style:style style:name="P154" style:family="paragraph" style:parent-style-name="Standard">
      <style:text-properties style:text-position="0% 100%" style:font-name="Liberation Serif" fo:font-size="12pt" officeooo:rsid="00bc4f97" officeooo:paragraph-rsid="00bc4f97" style:font-size-asian="12pt" style:font-size-complex="12pt"/>
    </style:style>
    <style:style style:name="P155" style:family="paragraph" style:parent-style-name="Standard">
      <style:text-properties style:text-position="0% 100%" style:font-name="Liberation Serif" fo:font-size="12pt" officeooo:rsid="00c18431" officeooo:paragraph-rsid="00c18431" style:font-size-asian="12pt" style:font-size-complex="12pt"/>
    </style:style>
    <style:style style:name="P156" style:family="paragraph" style:parent-style-name="Standard">
      <style:text-properties style:text-position="0% 100%" style:font-name="Liberation Serif" fo:font-size="13pt" fo:font-weight="bold" officeooo:rsid="004a7b00" officeooo:paragraph-rsid="004a7b00" style:font-size-asian="13pt" style:font-weight-asian="bold" style:font-size-complex="13pt" style:font-weight-complex="bold"/>
    </style:style>
    <style:style style:name="P157" style:family="paragraph" style:parent-style-name="Standard">
      <style:text-properties style:text-position="0% 100%" style:font-name="Liberation Serif" fo:font-size="13pt" fo:font-weight="bold" officeooo:rsid="0057c71d" officeooo:paragraph-rsid="0057c71d" style:font-size-asian="13pt" style:font-weight-asian="bold" style:font-size-complex="13pt" style:font-weight-complex="bold"/>
    </style:style>
    <style:style style:name="P158" style:family="paragraph" style:parent-style-name="Standard">
      <style:text-properties style:text-position="0% 100%" style:font-name="Liberation Serif" fo:font-size="13pt" fo:font-weight="bold" officeooo:rsid="005fb21b" officeooo:paragraph-rsid="005fb21b" style:font-size-asian="13pt" style:font-weight-asian="bold" style:font-size-complex="13pt" style:font-weight-complex="bold"/>
    </style:style>
    <style:style style:name="P159" style:family="paragraph" style:parent-style-name="Standard">
      <style:text-properties style:text-position="0% 100%" style:font-name="Liberation Serif" fo:font-size="13pt" fo:font-weight="bold" officeooo:rsid="007be186" officeooo:paragraph-rsid="007be186" style:font-size-asian="13pt" style:font-weight-asian="bold" style:font-size-complex="13pt" style:font-weight-complex="bold"/>
    </style:style>
    <style:style style:name="P160" style:family="paragraph" style:parent-style-name="Standard">
      <style:text-properties style:text-position="0% 100%" style:font-name="Liberation Serif" fo:font-size="13pt" fo:font-weight="bold" officeooo:rsid="008db914" officeooo:paragraph-rsid="008db914" style:font-size-asian="13pt" style:font-weight-asian="bold" style:font-size-complex="13pt" style:font-weight-complex="bold"/>
    </style:style>
    <style:style style:name="P161" style:family="paragraph" style:parent-style-name="Standard">
      <style:text-properties style:text-position="super 58%" style:font-name="Liberation Serif" fo:font-size="12pt" officeooo:rsid="00442644" officeooo:paragraph-rsid="00442644" style:font-size-asian="12pt" style:font-size-complex="12pt"/>
    </style:style>
    <style:style style:name="P162" style:family="paragraph" style:parent-style-name="Standard">
      <style:text-properties officeooo:paragraph-rsid="00648e77"/>
    </style:style>
    <style:style style:name="P163" style:family="paragraph" style:parent-style-name="Standard">
      <style:text-properties officeooo:rsid="00648e77" officeooo:paragraph-rsid="00648e77"/>
    </style:style>
    <style:style style:name="P164" style:family="paragraph" style:parent-style-name="Standard">
      <style:text-properties officeooo:rsid="00648e77" officeooo:paragraph-rsid="006577ac"/>
    </style:style>
    <style:style style:name="P165" style:family="paragraph" style:parent-style-name="Standard">
      <style:text-properties officeooo:rsid="00648e77" officeooo:paragraph-rsid="0067e4c2"/>
    </style:style>
    <style:style style:name="P166" style:family="paragraph" style:parent-style-name="Standard">
      <style:text-properties officeooo:paragraph-rsid="006577ac"/>
    </style:style>
    <style:style style:name="P167" style:family="paragraph" style:parent-style-name="Standard">
      <style:text-properties officeooo:paragraph-rsid="0067e4c2"/>
    </style:style>
    <style:style style:name="P168" style:family="paragraph" style:parent-style-name="Standard">
      <style:text-properties officeooo:rsid="0067fc65" officeooo:paragraph-rsid="0067fc65"/>
    </style:style>
    <style:style style:name="P169" style:family="paragraph" style:parent-style-name="Standard">
      <style:text-properties officeooo:rsid="005fbee3" officeooo:paragraph-rsid="0067e4c2"/>
    </style:style>
    <style:style style:name="P170" style:family="paragraph" style:parent-style-name="Standard">
      <style:text-properties officeooo:paragraph-rsid="009e6f06"/>
    </style:style>
    <style:style style:name="P171" style:family="paragraph" style:parent-style-name="Standard">
      <style:paragraph-properties fo:text-align="center" style:justify-single-word="false"/>
      <style:text-properties officeooo:rsid="00a2cd62" officeooo:paragraph-rsid="00a2cd62"/>
    </style:style>
    <style:style style:name="P172" style:family="paragraph" style:parent-style-name="Standard">
      <style:paragraph-properties fo:text-align="start" style:justify-single-word="false"/>
      <style:text-properties officeooo:rsid="00a2cd62" officeooo:paragraph-rsid="00a2cd62"/>
    </style:style>
    <style:style style:name="P173" style:family="paragraph" style:parent-style-name="Standard">
      <style:paragraph-properties fo:text-align="start" style:justify-single-word="false"/>
      <style:text-properties officeooo:rsid="00a2cd62" officeooo:paragraph-rsid="00a893b4"/>
    </style:style>
    <style:style style:name="P174" style:family="paragraph" style:parent-style-name="Standard">
      <style:paragraph-properties fo:text-align="start" style:justify-single-word="false"/>
      <style:text-properties officeooo:rsid="00a2cd62" officeooo:paragraph-rsid="00aed098"/>
    </style:style>
    <style:style style:name="P175" style:family="paragraph" style:parent-style-name="Standard">
      <style:paragraph-properties fo:text-align="start" style:justify-single-word="false"/>
      <style:text-properties officeooo:rsid="00a2cd62" officeooo:paragraph-rsid="00ba9a18"/>
    </style:style>
    <style:style style:name="P176" style:family="paragraph" style:parent-style-name="Standard">
      <style:paragraph-properties fo:text-align="start" style:justify-single-word="false"/>
      <style:text-properties officeooo:rsid="00a2cd62" officeooo:paragraph-rsid="00c0e0e8"/>
    </style:style>
    <style:style style:name="P177" style:family="paragraph" style:parent-style-name="Standard">
      <style:paragraph-properties fo:text-align="center" style:justify-single-word="false"/>
      <style:text-properties officeooo:rsid="00a7c1ff" officeooo:paragraph-rsid="00a7c1ff"/>
    </style:style>
    <style:style style:name="P178" style:family="paragraph" style:parent-style-name="Standard">
      <style:paragraph-properties fo:text-align="center" style:justify-single-word="false"/>
      <style:text-properties officeooo:rsid="00acf38e" officeooo:paragraph-rsid="00acf38e"/>
    </style:style>
    <style:style style:name="P179" style:family="paragraph" style:parent-style-name="Standard">
      <style:paragraph-properties fo:text-align="center" style:justify-single-word="false"/>
      <style:text-properties officeooo:rsid="00b838ea" officeooo:paragraph-rsid="00b838ea"/>
    </style:style>
    <style:style style:name="P180" style:family="paragraph" style:parent-style-name="Standard">
      <style:paragraph-properties fo:text-align="center" style:justify-single-word="false"/>
      <style:text-properties officeooo:rsid="00be65cb" officeooo:paragraph-rsid="00be65cb"/>
    </style:style>
    <style:style style:name="P181" style:family="paragraph" style:parent-style-name="Standard">
      <style:paragraph-properties fo:text-align="start" style:justify-single-word="false"/>
      <style:text-properties officeooo:rsid="00c510e1" officeooo:paragraph-rsid="00c510e1"/>
    </style:style>
    <style:style style:name="P182" style:family="paragraph" style:parent-style-name="Standard">
      <style:paragraph-properties fo:text-align="start" style:justify-single-word="false"/>
      <style:text-properties officeooo:rsid="00cb94f4" officeooo:paragraph-rsid="00cb94f4"/>
    </style:style>
    <style:style style:name="P183" style:family="paragraph" style:parent-style-name="Standard">
      <style:paragraph-properties fo:text-align="start" style:justify-single-word="false"/>
      <style:text-properties officeooo:rsid="00ce4ef3" officeooo:paragraph-rsid="00ce4ef3"/>
    </style:style>
    <style:style style:name="P184" style:family="paragraph" style:parent-style-name="Standard">
      <style:paragraph-properties fo:text-align="start" style:justify-single-word="false"/>
      <style:text-properties officeooo:rsid="00d230c5" officeooo:paragraph-rsid="00d230c5"/>
    </style:style>
    <style:style style:name="P185" style:family="paragraph" style:parent-style-name="Standard">
      <style:paragraph-properties fo:text-align="start" style:justify-single-word="false"/>
      <style:text-properties officeooo:rsid="00d230c5" officeooo:paragraph-rsid="00d29aed"/>
    </style:style>
    <style:style style:name="P186" style:family="paragraph" style:parent-style-name="Standard">
      <style:paragraph-properties fo:text-align="start" style:justify-single-word="false"/>
      <style:text-properties officeooo:paragraph-rsid="00d29aed"/>
    </style:style>
    <style:style style:name="P187" style:family="paragraph" style:parent-style-name="Standard">
      <style:paragraph-properties fo:text-align="start" style:justify-single-word="false"/>
      <style:text-properties officeooo:paragraph-rsid="00d66932"/>
    </style:style>
    <style:style style:name="P188" style:family="paragraph" style:parent-style-name="Standard">
      <style:paragraph-properties fo:text-align="start" style:justify-single-word="false"/>
      <style:text-properties officeooo:rsid="00d81c80" officeooo:paragraph-rsid="00d81c80"/>
    </style:style>
    <style:style style:name="P189" style:family="paragraph" style:parent-style-name="Standard">
      <style:paragraph-properties fo:text-align="start" style:justify-single-word="false"/>
      <style:text-properties officeooo:rsid="00e48164" officeooo:paragraph-rsid="00e48164"/>
    </style:style>
    <style:style style:name="P190" style:family="paragraph" style:parent-style-name="Standard">
      <style:paragraph-properties fo:text-align="start" style:justify-single-word="false"/>
      <style:text-properties officeooo:rsid="00ea55f2" officeooo:paragraph-rsid="00ea55f2"/>
    </style:style>
    <style:style style:name="P191" style:family="paragraph" style:parent-style-name="Standard">
      <style:text-properties fo:font-size="13pt" fo:font-weight="bold" officeooo:rsid="00114fbd" officeooo:paragraph-rsid="00114fbd" style:font-size-asian="13pt" style:font-weight-asian="bold" style:font-size-complex="13pt" style:font-weight-complex="bold"/>
    </style:style>
    <style:style style:name="P192" style:family="paragraph" style:parent-style-name="Standard">
      <style:text-properties fo:font-size="13pt" fo:font-weight="bold" officeooo:rsid="0018fc79" officeooo:paragraph-rsid="0018fc79" style:font-size-asian="13pt" style:font-weight-asian="bold" style:font-size-complex="13pt" style:font-weight-complex="bold"/>
    </style:style>
    <style:style style:name="P193" style:family="paragraph" style:parent-style-name="Standard">
      <style:text-properties fo:font-size="13pt" fo:font-weight="bold" officeooo:rsid="003c4616" officeooo:paragraph-rsid="003c4616" style:font-size-asian="13pt" style:font-weight-asian="bold" style:font-size-complex="13pt" style:font-weight-complex="bold"/>
    </style:style>
    <style:style style:name="P194" style:family="paragraph" style:parent-style-name="Standard">
      <style:paragraph-properties fo:text-align="start" style:justify-single-word="false"/>
      <style:text-properties fo:font-size="13pt" fo:font-weight="bold" officeooo:rsid="00cb94f4" officeooo:paragraph-rsid="00cb94f4" style:font-size-asian="13pt" style:font-weight-asian="bold" style:font-size-complex="13pt" style:font-weight-complex="bold"/>
    </style:style>
    <style:style style:name="P195" style:family="paragraph" style:parent-style-name="Table_20_Contents">
      <style:paragraph-properties fo:text-align="center" style:justify-single-word="false"/>
      <style:text-properties style:font-name="Liberation Serif" fo:font-size="12pt" officeooo:rsid="007bf448" officeooo:paragraph-rsid="007bf448" style:font-size-asian="12pt" style:font-size-complex="12pt"/>
    </style:style>
    <style:style style:name="P196" style:family="paragraph" style:parent-style-name="Table_20_Contents">
      <style:paragraph-properties fo:text-align="center" style:justify-single-word="false"/>
      <style:text-properties style:font-name="Liberation Serif" fo:font-size="12pt" style:font-size-asian="12pt" style:font-size-complex="12pt"/>
    </style:style>
    <style:style style:name="P197" style:family="paragraph" style:parent-style-name="Table_20_Contents">
      <style:paragraph-properties fo:text-align="center" style:justify-single-word="false"/>
      <style:text-properties style:font-name="Liberation Serif" fo:font-size="12pt" officeooo:paragraph-rsid="009e6f06" style:font-size-asian="12pt" style:font-size-complex="12pt"/>
    </style:style>
    <style:style style:name="P198" style:family="paragraph" style:parent-style-name="Table_20_Contents">
      <style:paragraph-properties fo:text-align="center" style:justify-single-word="false"/>
      <style:text-properties style:font-name="Liberation Serif" fo:font-size="12pt" officeooo:paragraph-rsid="00a2cd62" style:font-size-asian="12pt" style:font-size-complex="12pt"/>
    </style:style>
    <style:style style:name="P199" style:family="paragraph" style:parent-style-name="Table_20_Contents">
      <style:paragraph-properties fo:text-align="center" style:justify-single-word="false"/>
      <style:text-properties style:font-name="Liberation Serif" fo:font-size="12pt" officeooo:paragraph-rsid="00a893b4" style:font-size-asian="12pt" style:font-size-complex="12pt"/>
    </style:style>
    <style:style style:name="P200" style:family="paragraph" style:parent-style-name="Table_20_Contents">
      <style:paragraph-properties fo:text-align="center" style:justify-single-word="false"/>
      <style:text-properties style:font-name="Liberation Serif" fo:font-size="12pt" officeooo:paragraph-rsid="00aed098" style:font-size-asian="12pt" style:font-size-complex="12pt"/>
    </style:style>
    <style:style style:name="P201" style:family="paragraph" style:parent-style-name="Table_20_Contents">
      <style:paragraph-properties fo:text-align="center" style:justify-single-word="false"/>
      <style:text-properties style:font-name="Liberation Serif" fo:font-size="12pt" officeooo:paragraph-rsid="00ba9a18" style:font-size-asian="12pt" style:font-size-complex="12pt"/>
    </style:style>
    <style:style style:name="P202" style:family="paragraph" style:parent-style-name="Table_20_Contents">
      <style:paragraph-properties fo:text-align="center" style:justify-single-word="false"/>
      <style:text-properties style:font-name="Liberation Serif" fo:font-size="12pt" officeooo:paragraph-rsid="00c0e0e8" style:font-size-asian="12pt" style:font-size-complex="12pt"/>
    </style:style>
    <style:style style:name="P203" style:family="paragraph" style:parent-style-name="Table_20_Contents">
      <style:paragraph-properties fo:text-align="center" style:justify-single-word="false"/>
      <style:text-properties style:font-name="Liberation Serif" fo:font-size="12pt" officeooo:rsid="00973044" officeooo:paragraph-rsid="00973044" style:font-size-asian="12pt" style:font-size-complex="12pt"/>
    </style:style>
    <style:style style:name="P204" style:family="paragraph" style:parent-style-name="Table_20_Contents">
      <style:paragraph-properties fo:text-align="center" style:justify-single-word="false"/>
      <style:text-properties style:font-name="Liberation Serif" fo:font-size="12pt" officeooo:rsid="00973044" officeooo:paragraph-rsid="0098e0d5" style:font-size-asian="12pt" style:font-size-complex="12pt"/>
    </style:style>
    <style:style style:name="P205" style:family="paragraph" style:parent-style-name="Table_20_Contents">
      <style:paragraph-properties fo:text-align="center" style:justify-single-word="false"/>
      <style:text-properties style:font-name="Liberation Serif" fo:font-size="12pt" officeooo:rsid="00973044" officeooo:paragraph-rsid="00990e17" style:font-size-asian="12pt" style:font-size-complex="12pt"/>
    </style:style>
    <style:style style:name="P206" style:family="paragraph" style:parent-style-name="Table_20_Contents">
      <style:paragraph-properties fo:text-align="center" style:justify-single-word="false"/>
      <style:text-properties style:font-name="Liberation Serif" fo:font-size="12pt" officeooo:rsid="00973044" officeooo:paragraph-rsid="009e6f06" style:font-size-asian="12pt" style:font-size-complex="12pt"/>
    </style:style>
    <style:style style:name="P207" style:family="paragraph" style:parent-style-name="Table_20_Contents">
      <style:paragraph-properties fo:text-align="center" style:justify-single-word="false"/>
      <style:text-properties style:font-name="Liberation Serif" fo:font-size="12pt" officeooo:rsid="00973044" officeooo:paragraph-rsid="00a2cd62" style:font-size-asian="12pt" style:font-size-complex="12pt"/>
    </style:style>
    <style:style style:name="P208" style:family="paragraph" style:parent-style-name="Table_20_Contents">
      <style:paragraph-properties fo:text-align="center" style:justify-single-word="false"/>
      <style:text-properties style:font-name="Liberation Serif" fo:font-size="12pt" officeooo:rsid="00973044" officeooo:paragraph-rsid="00a893b4" style:font-size-asian="12pt" style:font-size-complex="12pt"/>
    </style:style>
    <style:style style:name="P209" style:family="paragraph" style:parent-style-name="Table_20_Contents">
      <style:paragraph-properties fo:text-align="center" style:justify-single-word="false"/>
      <style:text-properties style:font-name="Liberation Serif" fo:font-size="12pt" officeooo:rsid="00973044" officeooo:paragraph-rsid="00aed098" style:font-size-asian="12pt" style:font-size-complex="12pt"/>
    </style:style>
    <style:style style:name="P210" style:family="paragraph" style:parent-style-name="Table_20_Contents">
      <style:paragraph-properties fo:text-align="center" style:justify-single-word="false"/>
      <style:text-properties style:font-name="Liberation Serif" fo:font-size="12pt" officeooo:rsid="00973044" officeooo:paragraph-rsid="00ba9a18" style:font-size-asian="12pt" style:font-size-complex="12pt"/>
    </style:style>
    <style:style style:name="P211" style:family="paragraph" style:parent-style-name="Table_20_Contents">
      <style:paragraph-properties fo:text-align="center" style:justify-single-word="false"/>
      <style:text-properties style:font-name="Liberation Serif" fo:font-size="12pt" officeooo:rsid="00973044" officeooo:paragraph-rsid="00c0e0e8" style:font-size-asian="12pt" style:font-size-complex="12pt"/>
    </style:style>
    <style:style style:name="P212" style:family="paragraph" style:parent-style-name="Table_20_Contents">
      <style:paragraph-properties fo:text-align="center" style:justify-single-word="false"/>
      <style:text-properties style:font-name="Liberation Serif" fo:font-size="12pt" officeooo:rsid="0098e0d5" officeooo:paragraph-rsid="0098e0d5" style:font-size-asian="12pt" style:font-size-complex="12pt"/>
    </style:style>
    <style:style style:name="P213" style:family="paragraph" style:parent-style-name="Table_20_Contents">
      <style:paragraph-properties fo:text-align="center" style:justify-single-word="false"/>
      <style:text-properties style:font-name="Liberation Serif" fo:font-size="12pt" officeooo:rsid="00990e17" officeooo:paragraph-rsid="00990e17" style:font-size-asian="12pt" style:font-size-complex="12pt"/>
    </style:style>
    <style:style style:name="P214" style:family="paragraph" style:parent-style-name="Table_20_Contents">
      <style:paragraph-properties fo:text-align="center" style:justify-single-word="false"/>
      <style:text-properties style:font-name="Liberation Serif" fo:font-size="12pt" officeooo:rsid="009e6f06" officeooo:paragraph-rsid="009e6f06" style:font-size-asian="12pt" style:font-size-complex="12pt"/>
    </style:style>
    <style:style style:name="P215" style:family="paragraph" style:parent-style-name="Table_20_Contents">
      <style:paragraph-properties fo:text-align="center" style:justify-single-word="false"/>
      <style:text-properties style:font-name="Liberation Serif" fo:font-size="12pt" officeooo:rsid="009e6f06" officeooo:paragraph-rsid="00a2cd62" style:font-size-asian="12pt" style:font-size-complex="12pt"/>
    </style:style>
    <style:style style:name="P216" style:family="paragraph" style:parent-style-name="Table_20_Contents">
      <style:paragraph-properties fo:text-align="center" style:justify-single-word="false"/>
      <style:text-properties style:font-name="Liberation Serif" fo:font-size="12pt" officeooo:rsid="009e6f06" officeooo:paragraph-rsid="00a893b4" style:font-size-asian="12pt" style:font-size-complex="12pt"/>
    </style:style>
    <style:style style:name="P217" style:family="paragraph" style:parent-style-name="Table_20_Contents">
      <style:paragraph-properties fo:text-align="center" style:justify-single-word="false"/>
      <style:text-properties style:font-name="Liberation Serif" fo:font-size="12pt" officeooo:rsid="009e6f06" officeooo:paragraph-rsid="00aed098" style:font-size-asian="12pt" style:font-size-complex="12pt"/>
    </style:style>
    <style:style style:name="P218" style:family="paragraph" style:parent-style-name="Table_20_Contents">
      <style:paragraph-properties fo:text-align="center" style:justify-single-word="false"/>
      <style:text-properties style:font-name="Liberation Serif" fo:font-size="12pt" officeooo:rsid="009e6f06" officeooo:paragraph-rsid="00ba9a18" style:font-size-asian="12pt" style:font-size-complex="12pt"/>
    </style:style>
    <style:style style:name="P219" style:family="paragraph" style:parent-style-name="Table_20_Contents">
      <style:paragraph-properties fo:text-align="center" style:justify-single-word="false"/>
      <style:text-properties style:font-name="Liberation Serif" fo:font-size="12pt" officeooo:rsid="009e6f06" officeooo:paragraph-rsid="00c0e0e8" style:font-size-asian="12pt" style:font-size-complex="12pt"/>
    </style:style>
    <style:style style:name="P220" style:family="paragraph" style:parent-style-name="Table_20_Contents">
      <style:paragraph-properties fo:text-align="center" style:justify-single-word="false"/>
      <style:text-properties style:font-name="Liberation Serif" fo:font-size="12pt" officeooo:rsid="00a11f60" officeooo:paragraph-rsid="00a11f60" style:font-size-asian="12pt" style:font-size-complex="12pt"/>
    </style:style>
    <style:style style:name="P221" style:family="paragraph" style:parent-style-name="Table_20_Contents">
      <style:paragraph-properties fo:text-align="center" style:justify-single-word="false"/>
      <style:text-properties style:font-name="Liberation Serif" fo:font-size="12pt" officeooo:rsid="00a11f60" officeooo:paragraph-rsid="00a2cd62" style:font-size-asian="12pt" style:font-size-complex="12pt"/>
    </style:style>
    <style:style style:name="P222" style:family="paragraph" style:parent-style-name="Table_20_Contents">
      <style:paragraph-properties fo:text-align="center" style:justify-single-word="false"/>
      <style:text-properties style:font-name="Liberation Serif" fo:font-size="12pt" officeooo:rsid="00a11f60" officeooo:paragraph-rsid="00a893b4" style:font-size-asian="12pt" style:font-size-complex="12pt"/>
    </style:style>
    <style:style style:name="P223" style:family="paragraph" style:parent-style-name="Table_20_Contents">
      <style:paragraph-properties fo:text-align="center" style:justify-single-word="false"/>
      <style:text-properties style:font-name="Liberation Serif" fo:font-size="12pt" officeooo:rsid="00a11f60" officeooo:paragraph-rsid="00aed098" style:font-size-asian="12pt" style:font-size-complex="12pt"/>
    </style:style>
    <style:style style:name="P224" style:family="paragraph" style:parent-style-name="Table_20_Contents">
      <style:paragraph-properties fo:text-align="center" style:justify-single-word="false"/>
      <style:text-properties style:font-name="Liberation Serif" fo:font-size="12pt" officeooo:rsid="00a11f60" officeooo:paragraph-rsid="00ba9a18" style:font-size-asian="12pt" style:font-size-complex="12pt"/>
    </style:style>
    <style:style style:name="P225" style:family="paragraph" style:parent-style-name="Table_20_Contents">
      <style:paragraph-properties fo:text-align="center" style:justify-single-word="false"/>
      <style:text-properties style:font-name="Liberation Serif" fo:font-size="12pt" officeooo:rsid="00a11f60" officeooo:paragraph-rsid="00c0e0e8" style:font-size-asian="12pt" style:font-size-complex="12pt"/>
    </style:style>
    <style:style style:name="P226" style:family="paragraph" style:parent-style-name="Table_20_Contents">
      <style:paragraph-properties fo:text-align="center" style:justify-single-word="false"/>
      <style:text-properties style:font-name="Liberation Serif" fo:font-size="12pt" officeooo:rsid="00a2cd62" officeooo:paragraph-rsid="00a2cd62" style:font-size-asian="12pt" style:font-size-complex="12pt"/>
    </style:style>
    <style:style style:name="P227" style:family="paragraph" style:parent-style-name="Table_20_Contents">
      <style:paragraph-properties fo:text-align="center" style:justify-single-word="false"/>
      <style:text-properties style:font-name="Liberation Serif" fo:font-size="12pt" officeooo:rsid="00a2cd62" officeooo:paragraph-rsid="00a893b4" style:font-size-asian="12pt" style:font-size-complex="12pt"/>
    </style:style>
    <style:style style:name="P228" style:family="paragraph" style:parent-style-name="Table_20_Contents">
      <style:paragraph-properties fo:text-align="center" style:justify-single-word="false"/>
      <style:text-properties style:font-name="Liberation Serif" fo:font-size="12pt" officeooo:rsid="00a39ebc" officeooo:paragraph-rsid="00a39ebc" style:font-size-asian="12pt" style:font-size-complex="12pt"/>
    </style:style>
    <style:style style:name="P229" style:family="paragraph" style:parent-style-name="Table_20_Contents">
      <style:paragraph-properties fo:text-align="center" style:justify-single-word="false"/>
      <style:text-properties style:font-name="Liberation Serif" fo:font-size="12pt" officeooo:rsid="00a39ebc" officeooo:paragraph-rsid="00a893b4" style:font-size-asian="12pt" style:font-size-complex="12pt"/>
    </style:style>
    <style:style style:name="P230" style:family="paragraph" style:parent-style-name="Table_20_Contents">
      <style:paragraph-properties fo:text-align="center" style:justify-single-word="false"/>
      <style:text-properties style:font-name="Liberation Serif" fo:font-size="12pt" officeooo:rsid="00a41e72" officeooo:paragraph-rsid="00a41e72" style:font-size-asian="12pt" style:font-size-complex="12pt"/>
    </style:style>
    <style:style style:name="P231" style:family="paragraph" style:parent-style-name="Table_20_Contents">
      <style:paragraph-properties fo:text-align="center" style:justify-single-word="false"/>
      <style:text-properties style:font-name="Liberation Serif" fo:font-size="12pt" officeooo:rsid="00a550f2" officeooo:paragraph-rsid="00a550f2" style:font-size-asian="12pt" style:font-size-complex="12pt"/>
    </style:style>
    <style:style style:name="P232" style:family="paragraph" style:parent-style-name="Table_20_Contents">
      <style:paragraph-properties fo:text-align="center" style:justify-single-word="false"/>
      <style:text-properties style:font-name="Liberation Serif" fo:font-size="12pt" officeooo:rsid="00a550f2" officeooo:paragraph-rsid="00a893b4" style:font-size-asian="12pt" style:font-size-complex="12pt"/>
    </style:style>
    <style:style style:name="P233" style:family="paragraph" style:parent-style-name="Table_20_Contents">
      <style:paragraph-properties fo:text-align="center" style:justify-single-word="false"/>
      <style:text-properties style:font-name="Liberation Serif" fo:font-size="12pt" officeooo:rsid="00a550f2" officeooo:paragraph-rsid="00aed098" style:font-size-asian="12pt" style:font-size-complex="12pt"/>
    </style:style>
    <style:style style:name="P234" style:family="paragraph" style:parent-style-name="Table_20_Contents">
      <style:paragraph-properties fo:text-align="center" style:justify-single-word="false"/>
      <style:text-properties style:font-name="Liberation Serif" fo:font-size="12pt" officeooo:rsid="00a5da21" officeooo:paragraph-rsid="00a5da21" style:font-size-asian="12pt" style:font-size-complex="12pt"/>
    </style:style>
    <style:style style:name="P235" style:family="paragraph" style:parent-style-name="Table_20_Contents">
      <style:paragraph-properties fo:text-align="center" style:justify-single-word="false"/>
      <style:text-properties style:font-name="Liberation Serif" fo:font-size="12pt" officeooo:rsid="00a7475c" officeooo:paragraph-rsid="00a7475c" style:font-size-asian="12pt" style:font-size-complex="12pt"/>
    </style:style>
    <style:style style:name="P236" style:family="paragraph" style:parent-style-name="Table_20_Contents">
      <style:paragraph-properties fo:text-align="center" style:justify-single-word="false"/>
      <style:text-properties style:font-name="Liberation Serif" fo:font-size="12pt" officeooo:rsid="00a7475c" officeooo:paragraph-rsid="00a893b4" style:font-size-asian="12pt" style:font-size-complex="12pt"/>
    </style:style>
    <style:style style:name="P237" style:family="paragraph" style:parent-style-name="Table_20_Contents">
      <style:paragraph-properties fo:text-align="center" style:justify-single-word="false"/>
      <style:text-properties style:font-name="Liberation Serif" fo:font-size="12pt" officeooo:rsid="00a7475c" officeooo:paragraph-rsid="00aed098" style:font-size-asian="12pt" style:font-size-complex="12pt"/>
    </style:style>
    <style:style style:name="P238" style:family="paragraph" style:parent-style-name="Table_20_Contents">
      <style:paragraph-properties fo:text-align="center" style:justify-single-word="false"/>
      <style:text-properties style:font-name="Liberation Serif" fo:font-size="12pt" officeooo:rsid="00a7475c" officeooo:paragraph-rsid="00ba9a18" style:font-size-asian="12pt" style:font-size-complex="12pt"/>
    </style:style>
    <style:style style:name="P239" style:family="paragraph" style:parent-style-name="Table_20_Contents">
      <style:paragraph-properties fo:text-align="center" style:justify-single-word="false"/>
      <style:text-properties style:font-name="Liberation Serif" fo:font-size="12pt" officeooo:rsid="00a7475c" officeooo:paragraph-rsid="00c0e0e8" style:font-size-asian="12pt" style:font-size-complex="12pt"/>
    </style:style>
    <style:style style:name="P240" style:family="paragraph" style:parent-style-name="Table_20_Contents">
      <style:paragraph-properties fo:text-align="center" style:justify-single-word="false"/>
      <style:text-properties style:font-name="Liberation Serif" fo:font-size="12pt" officeooo:rsid="00a94649" officeooo:paragraph-rsid="00a94649" style:font-size-asian="12pt" style:font-size-complex="12pt"/>
    </style:style>
    <style:style style:name="P241" style:family="paragraph" style:parent-style-name="Table_20_Contents">
      <style:paragraph-properties fo:text-align="center" style:justify-single-word="false"/>
      <style:text-properties style:font-name="Liberation Serif" fo:font-size="12pt" officeooo:rsid="00a94649" officeooo:paragraph-rsid="00aed098" style:font-size-asian="12pt" style:font-size-complex="12pt"/>
    </style:style>
    <style:style style:name="P242" style:family="paragraph" style:parent-style-name="Table_20_Contents">
      <style:paragraph-properties fo:text-align="center" style:justify-single-word="false"/>
      <style:text-properties style:font-name="Liberation Serif" fo:font-size="12pt" officeooo:rsid="00a94649" officeooo:paragraph-rsid="00ba9a18" style:font-size-asian="12pt" style:font-size-complex="12pt"/>
    </style:style>
    <style:style style:name="P243" style:family="paragraph" style:parent-style-name="Table_20_Contents">
      <style:paragraph-properties fo:text-align="center" style:justify-single-word="false"/>
      <style:text-properties style:font-name="Liberation Serif" fo:font-size="12pt" officeooo:rsid="00ab18f8" officeooo:paragraph-rsid="00ab18f8" style:font-size-asian="12pt" style:font-size-complex="12pt"/>
    </style:style>
    <style:style style:name="P244" style:family="paragraph" style:parent-style-name="Table_20_Contents">
      <style:paragraph-properties fo:text-align="center" style:justify-single-word="false"/>
      <style:text-properties style:font-name="Liberation Serif" fo:font-size="12pt" officeooo:rsid="00ab18f8" officeooo:paragraph-rsid="00aed098" style:font-size-asian="12pt" style:font-size-complex="12pt"/>
    </style:style>
    <style:style style:name="P245" style:family="paragraph" style:parent-style-name="Table_20_Contents">
      <style:paragraph-properties fo:text-align="center" style:justify-single-word="false"/>
      <style:text-properties style:font-name="Liberation Serif" fo:font-size="12pt" officeooo:rsid="00b283f8" officeooo:paragraph-rsid="00b283f8" style:font-size-asian="12pt" style:font-size-complex="12pt"/>
    </style:style>
    <style:style style:name="P246" style:family="paragraph" style:parent-style-name="Table_20_Contents">
      <style:paragraph-properties fo:text-align="center" style:justify-single-word="false"/>
      <style:text-properties style:font-name="Liberation Serif" fo:font-size="12pt" officeooo:rsid="00b283f8" officeooo:paragraph-rsid="00ba9a18" style:font-size-asian="12pt" style:font-size-complex="12pt"/>
    </style:style>
    <style:style style:name="P247" style:family="paragraph" style:parent-style-name="Table_20_Contents">
      <style:paragraph-properties fo:text-align="center" style:justify-single-word="false"/>
      <style:text-properties style:font-name="Liberation Serif" fo:font-size="12pt" officeooo:rsid="00b3fc69" officeooo:paragraph-rsid="00b3fc69" style:font-size-asian="12pt" style:font-size-complex="12pt"/>
    </style:style>
    <style:style style:name="P248" style:family="paragraph" style:parent-style-name="Table_20_Contents">
      <style:paragraph-properties fo:text-align="center" style:justify-single-word="false"/>
      <style:text-properties style:font-name="Liberation Serif" fo:font-size="12pt" officeooo:rsid="00b3fc69" officeooo:paragraph-rsid="00ba9a18" style:font-size-asian="12pt" style:font-size-complex="12pt"/>
    </style:style>
    <style:style style:name="P249" style:family="paragraph" style:parent-style-name="Table_20_Contents">
      <style:paragraph-properties fo:text-align="center" style:justify-single-word="false"/>
      <style:text-properties style:font-name="Liberation Serif" fo:font-size="12pt" officeooo:rsid="00b3fc69" officeooo:paragraph-rsid="00c0e0e8" style:font-size-asian="12pt" style:font-size-complex="12pt"/>
    </style:style>
    <style:style style:name="P250" style:family="paragraph" style:parent-style-name="Table_20_Contents">
      <style:paragraph-properties fo:text-align="center" style:justify-single-word="false"/>
      <style:text-properties style:font-name="Liberation Serif" fo:font-size="12pt" officeooo:rsid="00bbafde" officeooo:paragraph-rsid="00bbafde" style:font-size-asian="12pt" style:font-size-complex="12pt"/>
    </style:style>
    <style:style style:name="P251" style:family="paragraph" style:parent-style-name="Table_20_Contents">
      <style:paragraph-properties fo:text-align="center" style:justify-single-word="false"/>
      <style:text-properties style:font-name="Liberation Serif" fo:font-size="12pt" officeooo:rsid="00bbafde" officeooo:paragraph-rsid="00c0e0e8" style:font-size-asian="12pt" style:font-size-complex="12pt"/>
    </style:style>
    <style:style style:name="P252" style:family="paragraph" style:parent-style-name="Table_20_Contents">
      <style:paragraph-properties fo:text-align="center" style:justify-single-word="false"/>
      <style:text-properties style:font-name="Liberation Serif" fo:font-size="12pt" officeooo:rsid="00bc4f97" officeooo:paragraph-rsid="00bc4f97" style:font-size-asian="12pt" style:font-size-complex="12pt"/>
    </style:style>
    <style:style style:name="P253" style:family="paragraph" style:parent-style-name="Table_20_Contents">
      <style:paragraph-properties fo:text-align="center" style:justify-single-word="false"/>
      <style:text-properties style:font-name="Liberation Serif" fo:font-size="12pt" officeooo:rsid="00bc4f97" officeooo:paragraph-rsid="00c0e0e8" style:font-size-asian="12pt" style:font-size-complex="12pt"/>
    </style:style>
    <style:style style:name="P254" style:family="paragraph" style:parent-style-name="Table_20_Contents">
      <style:paragraph-properties fo:text-align="center" style:justify-single-word="false"/>
      <style:text-properties style:font-name="Liberation Serif" fo:font-size="12pt" officeooo:rsid="00c1627f" officeooo:paragraph-rsid="00c1627f" style:font-size-asian="12pt" style:font-size-complex="12pt"/>
    </style:style>
    <style:style style:name="P255" style:family="paragraph" style:parent-style-name="Table_20_Contents">
      <style:paragraph-properties fo:text-align="center" style:justify-single-word="false"/>
      <style:text-properties style:font-name="Liberation Serif" fo:font-size="12pt" officeooo:rsid="00c18431" officeooo:paragraph-rsid="00c18431" style:font-size-asian="12pt" style:font-size-complex="12pt"/>
    </style:style>
    <style:style style:name="P256" style:family="paragraph" style:parent-style-name="Table_20_Contents">
      <style:paragraph-properties fo:text-align="center" style:justify-single-word="false"/>
      <style:text-properties style:font-name="Liberation Serif" fo:font-size="12pt" officeooo:rsid="00c193ae" officeooo:paragraph-rsid="00c193ae" style:font-size-asian="12pt" style:font-size-complex="12pt"/>
    </style:style>
    <style:style style:name="P257" style:family="paragraph" style:parent-style-name="Table_20_Contents">
      <style:paragraph-properties fo:text-align="center" style:justify-single-word="false"/>
      <style:text-properties style:font-name="Liberation Serif" fo:font-size="12pt" officeooo:rsid="007bf448" officeooo:paragraph-rsid="007bf448" fo:background-color="#ff6d6d" style:font-size-asian="12pt" style:font-size-complex="12pt"/>
    </style:style>
    <style:style style:name="P258" style:family="paragraph" style:parent-style-name="Table_20_Contents">
      <style:paragraph-properties fo:text-align="center" style:justify-single-word="false"/>
      <style:text-properties style:font-name="Liberation Serif" fo:font-size="12pt" officeooo:rsid="007bf448" officeooo:paragraph-rsid="007bf448" fo:background-color="#b4c7dc" style:font-size-asian="12pt" style:font-size-complex="12pt"/>
    </style:style>
    <style:style style:name="P259" style:family="paragraph" style:parent-style-name="Table_20_Contents">
      <style:paragraph-properties fo:text-align="center" style:justify-single-word="false"/>
      <style:text-properties fo:color="#000000" style:font-name="Liberation Serif" fo:font-size="12pt" officeooo:rsid="007bf448" officeooo:paragraph-rsid="007bf448" fo:background-color="#b4c7dc" style:font-size-asian="12pt" style:font-size-complex="12pt"/>
    </style:style>
    <style:style style:name="P260" style:family="paragraph" style:parent-style-name="Table_20_Contents">
      <style:paragraph-properties fo:text-align="center" style:justify-single-word="false"/>
      <style:text-properties officeooo:rsid="00d8e8d8" officeooo:paragraph-rsid="00d8e8d8"/>
    </style:style>
    <style:style style:name="P261" style:family="paragraph" style:parent-style-name="Table_20_Contents">
      <style:paragraph-properties fo:text-align="center" style:justify-single-word="false"/>
      <style:text-properties officeooo:rsid="00da6e90" officeooo:paragraph-rsid="00da6e90"/>
    </style:style>
    <style:style style:name="P262" style:family="paragraph">
      <style:paragraph-properties fo:text-align="center"/>
    </style:style>
    <style:style style:name="T1" style:family="text">
      <style:text-properties style:text-position="super 58%"/>
    </style:style>
    <style:style style:name="T2" style:family="text">
      <style:text-properties style:text-position="super 58%" style:font-name="Liberation Serif" fo:font-size="12pt" style:font-size-asian="12pt" style:font-size-complex="12pt"/>
    </style:style>
    <style:style style:name="T3" style:family="text">
      <style:text-properties style:text-position="super 58%" style:font-name="Liberation Serif" fo:font-size="12pt" officeooo:rsid="003e3efb" style:font-size-asian="12pt" style:font-size-complex="12pt"/>
    </style:style>
    <style:style style:name="T4" style:family="text">
      <style:text-properties style:text-position="super 58%" style:font-name="Liberation Serif" fo:font-size="12pt" officeooo:rsid="0040578f" style:font-size-asian="12pt" style:font-size-complex="12pt"/>
    </style:style>
    <style:style style:name="T5" style:family="text">
      <style:text-properties style:text-position="super 58%" style:font-name="Liberation Serif" fo:font-size="12pt" officeooo:rsid="00462477" style:font-size-asian="12pt" style:font-size-complex="12pt"/>
    </style:style>
    <style:style style:name="T6" style:family="text">
      <style:text-properties style:text-position="super 58%" style:font-name="Liberation Serif" fo:font-size="12pt" officeooo:rsid="004b8d58" style:font-size-asian="12pt" style:font-size-complex="12pt"/>
    </style:style>
    <style:style style:name="T7" style:family="text">
      <style:text-properties style:text-position="super 58%" style:font-name="Liberation Serif" fo:font-size="12pt" officeooo:rsid="004d7dec" style:font-size-asian="12pt" style:font-size-complex="12pt"/>
    </style:style>
    <style:style style:name="T8" style:family="text">
      <style:text-properties style:text-position="super 58%" style:font-name="Liberation Serif" fo:font-size="12pt" officeooo:rsid="00522283" style:font-size-asian="12pt" style:font-size-complex="12pt"/>
    </style:style>
    <style:style style:name="T9" style:family="text">
      <style:text-properties style:text-position="super 58%" style:font-name="Liberation Serif" fo:font-size="12pt" officeooo:rsid="00559cdf" style:font-size-asian="12pt" style:font-size-complex="12pt"/>
    </style:style>
    <style:style style:name="T10" style:family="text">
      <style:text-properties officeooo:rsid="0018fc79"/>
    </style:style>
    <style:style style:name="T11" style:family="text">
      <style:text-properties officeooo:rsid="001add06"/>
    </style:style>
    <style:style style:name="T12" style:family="text">
      <style:text-properties officeooo:rsid="001c9d4d"/>
    </style:style>
    <style:style style:name="T13" style:family="text">
      <style:text-properties officeooo:rsid="001f78f3"/>
    </style:style>
    <style:style style:name="T14" style:family="text">
      <style:text-properties officeooo:rsid="00214b24"/>
    </style:style>
    <style:style style:name="T15" style:family="text">
      <style:text-properties officeooo:rsid="00227f41"/>
    </style:style>
    <style:style style:name="T16" style:family="text">
      <style:text-properties officeooo:rsid="0024a36e"/>
    </style:style>
    <style:style style:name="T17" style:family="text">
      <style:text-properties style:font-name="Liberation Serif"/>
    </style:style>
    <style:style style:name="T18" style:family="text">
      <style:text-properties style:font-name="Liberation Serif" fo:font-style="normal" officeooo:rsid="002778af" style:font-style-asian="normal" style:font-style-complex="normal"/>
    </style:style>
    <style:style style:name="T19" style:family="text">
      <style:text-properties style:font-name="Liberation Serif" fo:font-style="normal" officeooo:rsid="00282299" style:font-style-asian="normal" style:font-style-complex="normal"/>
    </style:style>
    <style:style style:name="T20" style:family="text">
      <style:text-properties style:font-name="Liberation Serif" fo:font-style="normal" officeooo:rsid="002d1383" style:font-style-asian="normal" style:font-style-complex="normal"/>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officeooo:rsid="002d1383" style:font-size-asian="12pt" style:font-size-complex="12pt"/>
    </style:style>
    <style:style style:name="T23" style:family="text">
      <style:text-properties style:font-name="Liberation Serif" fo:font-size="12pt" officeooo:rsid="002ed5dd" style:font-size-asian="12pt" style:font-size-complex="12pt"/>
    </style:style>
    <style:style style:name="T24" style:family="text">
      <style:text-properties style:font-name="Liberation Serif" fo:font-size="12pt" officeooo:rsid="0031fa6f" style:font-size-asian="12pt" style:font-size-complex="12pt"/>
    </style:style>
    <style:style style:name="T25" style:family="text">
      <style:text-properties style:font-name="Liberation Serif" fo:font-size="12pt" officeooo:rsid="00333af8" style:font-size-asian="12pt" style:font-size-complex="12pt"/>
    </style:style>
    <style:style style:name="T26" style:family="text">
      <style:text-properties style:font-name="Liberation Serif" fo:font-size="12pt" officeooo:rsid="00374a3a" style:font-size-asian="12pt" style:font-size-complex="12pt"/>
    </style:style>
    <style:style style:name="T27" style:family="text">
      <style:text-properties style:font-name="Liberation Serif" fo:font-size="12pt" officeooo:rsid="00394860" style:font-size-asian="12pt" style:font-size-complex="12pt"/>
    </style:style>
    <style:style style:name="T28" style:family="text">
      <style:text-properties style:font-name="Liberation Serif" fo:font-size="12pt" officeooo:rsid="003b1c1d" style:font-size-asian="12pt" style:font-size-complex="12pt"/>
    </style:style>
    <style:style style:name="T29" style:family="text">
      <style:text-properties style:font-name="Liberation Serif" fo:font-size="12pt" officeooo:rsid="003e3efb" style:font-size-asian="12pt" style:font-size-complex="12pt"/>
    </style:style>
    <style:style style:name="T30" style:family="text">
      <style:text-properties style:font-name="Liberation Serif" fo:font-size="12pt" officeooo:rsid="0040578f" style:font-size-asian="12pt" style:font-size-complex="12pt"/>
    </style:style>
    <style:style style:name="T31" style:family="text">
      <style:text-properties style:font-name="Liberation Serif" fo:font-size="12pt" officeooo:rsid="00442644" style:font-size-asian="12pt" style:font-size-complex="12pt"/>
    </style:style>
    <style:style style:name="T32" style:family="text">
      <style:text-properties style:font-name="Liberation Serif" fo:font-size="12pt" officeooo:rsid="00462477" style:font-size-asian="12pt" style:font-size-complex="12pt"/>
    </style:style>
    <style:style style:name="T33" style:family="text">
      <style:text-properties style:font-name="Liberation Serif" fo:font-size="12pt" officeooo:rsid="00464777" style:font-size-asian="12pt" style:font-size-complex="12pt"/>
    </style:style>
    <style:style style:name="T34" style:family="text">
      <style:text-properties style:font-name="Liberation Serif" fo:font-size="12pt" officeooo:rsid="0047de33" style:font-size-asian="12pt" style:font-size-complex="12pt"/>
    </style:style>
    <style:style style:name="T35" style:family="text">
      <style:text-properties style:font-name="Liberation Serif" fo:font-size="12pt" officeooo:rsid="004b8d58" style:font-size-asian="12pt" style:font-size-complex="12pt"/>
    </style:style>
    <style:style style:name="T36" style:family="text">
      <style:text-properties style:font-name="Liberation Serif" fo:font-size="12pt" officeooo:rsid="004a7b00" style:font-size-asian="12pt" style:font-size-complex="12pt"/>
    </style:style>
    <style:style style:name="T37" style:family="text">
      <style:text-properties style:font-name="Liberation Serif" fo:font-size="12pt" officeooo:rsid="004d7dec" style:font-size-asian="12pt" style:font-size-complex="12pt"/>
    </style:style>
    <style:style style:name="T38" style:family="text">
      <style:text-properties style:font-name="Liberation Serif" fo:font-size="12pt" officeooo:rsid="00522283" style:font-size-asian="12pt" style:font-size-complex="12pt"/>
    </style:style>
    <style:style style:name="T39" style:family="text">
      <style:text-properties style:font-name="Liberation Serif" fo:font-size="12pt" officeooo:rsid="00559cdf" style:font-size-asian="12pt" style:font-size-complex="12pt"/>
    </style:style>
    <style:style style:name="T40" style:family="text">
      <style:text-properties style:font-name="Liberation Serif" fo:font-size="12pt" officeooo:rsid="0057c71d" style:font-size-asian="12pt" style:font-size-complex="12pt"/>
    </style:style>
    <style:style style:name="T41" style:family="text">
      <style:text-properties style:font-name="Liberation Serif" fo:font-size="12pt" officeooo:rsid="00593f1c" style:font-size-asian="12pt" style:font-size-complex="12pt"/>
    </style:style>
    <style:style style:name="T42" style:family="text">
      <style:text-properties style:font-name="Liberation Serif" fo:font-size="12pt" officeooo:rsid="005a3c46" style:font-size-asian="12pt" style:font-size-complex="12pt"/>
    </style:style>
    <style:style style:name="T43" style:family="text">
      <style:text-properties style:font-name="Liberation Serif" fo:font-size="12pt" officeooo:rsid="005bdbf4" style:font-size-asian="12pt" style:font-size-complex="12pt"/>
    </style:style>
    <style:style style:name="T44" style:family="text">
      <style:text-properties style:font-name="Liberation Serif" fo:font-size="12pt" officeooo:rsid="005ce457" style:font-size-asian="12pt" style:font-size-complex="12pt"/>
    </style:style>
    <style:style style:name="T45" style:family="text">
      <style:text-properties style:font-name="Liberation Serif" officeooo:rsid="0031fa6f"/>
    </style:style>
    <style:style style:name="T46" style:family="text">
      <style:text-properties officeooo:rsid="00282299"/>
    </style:style>
    <style:style style:name="T47" style:family="text">
      <style:text-properties style:text-position="sub 58%" style:font-name="Liberation Serif" fo:font-size="12pt" style:font-size-asian="12pt" style:font-size-complex="12pt"/>
    </style:style>
    <style:style style:name="T48" style:family="text">
      <style:text-properties style:text-position="sub 58%" style:font-name="Liberation Serif" fo:font-size="12pt" officeooo:rsid="0040578f" style:font-size-asian="12pt" style:font-size-complex="12pt"/>
    </style:style>
    <style:style style:name="T49" style:family="text">
      <style:text-properties style:text-position="sub 58%" style:font-name="Liberation Serif" fo:font-size="12pt" officeooo:rsid="00442644" style:font-size-asian="12pt" style:font-size-complex="12pt"/>
    </style:style>
    <style:style style:name="T50" style:family="text">
      <style:text-properties style:text-position="0% 100%" style:font-name="Liberation Serif" fo:font-size="12pt" style:font-size-asian="12pt" style:font-size-complex="12pt"/>
    </style:style>
    <style:style style:name="T51" style:family="text">
      <style:text-properties style:text-position="0% 100%" style:font-name="Liberation Serif" fo:font-size="12pt" officeooo:rsid="003f06f2" style:font-size-asian="12pt" style:font-size-complex="12pt"/>
    </style:style>
    <style:style style:name="T52" style:family="text">
      <style:text-properties style:text-position="0% 100%" style:font-name="Liberation Serif" fo:font-size="12pt" officeooo:rsid="003e3efb" style:font-size-asian="12pt" style:font-size-complex="12pt"/>
    </style:style>
    <style:style style:name="T53" style:family="text">
      <style:text-properties style:text-position="0% 100%" style:font-name="Liberation Serif" fo:font-size="12pt" officeooo:rsid="0040578f" style:font-size-asian="12pt" style:font-size-complex="12pt"/>
    </style:style>
    <style:style style:name="T54" style:family="text">
      <style:text-properties style:text-position="0% 100%" style:font-name="Liberation Serif" fo:font-size="12pt" officeooo:rsid="00442644" style:font-size-asian="12pt" style:font-size-complex="12pt"/>
    </style:style>
    <style:style style:name="T55" style:family="text">
      <style:text-properties style:text-position="0% 100%" style:font-name="Liberation Serif" fo:font-size="12pt" officeooo:rsid="00462477" style:font-size-asian="12pt" style:font-size-complex="12pt"/>
    </style:style>
    <style:style style:name="T56" style:family="text">
      <style:text-properties style:text-position="0% 100%" style:font-name="Liberation Serif" fo:font-size="12pt" officeooo:rsid="00464777" style:font-size-asian="12pt" style:font-size-complex="12pt"/>
    </style:style>
    <style:style style:name="T57" style:family="text">
      <style:text-properties style:text-position="0% 100%" style:font-name="Liberation Serif" fo:font-size="12pt" officeooo:rsid="00648e77" style:font-size-asian="12pt" style:font-size-complex="12pt"/>
    </style:style>
    <style:style style:name="T58" style:family="text">
      <style:text-properties style:text-position="0% 100%" style:font-name="Liberation Serif" fo:font-size="12pt" officeooo:rsid="006577ac" style:font-size-asian="12pt" style:font-size-complex="12pt"/>
    </style:style>
    <style:style style:name="T59" style:family="text">
      <style:text-properties style:text-position="0% 100%" style:font-name="Liberation Serif" fo:font-size="12pt" officeooo:rsid="0067e4c2" style:font-size-asian="12pt" style:font-size-complex="12pt"/>
    </style:style>
    <style:style style:name="T60" style:family="text">
      <style:text-properties style:text-position="0% 100%" style:font-name="Liberation Serif" fo:font-size="12pt" officeooo:rsid="0067fc65" style:font-size-asian="12pt" style:font-size-complex="12pt"/>
    </style:style>
    <style:style style:name="T61" style:family="text">
      <style:text-properties style:text-position="33% 80%" style:font-name="Liberation Serif" fo:font-size="12pt" officeooo:rsid="0040578f" style:font-size-asian="12pt" style:font-size-complex="12pt"/>
    </style:style>
    <style:style style:name="T62" style:family="text">
      <style:text-properties officeooo:rsid="005fbee3"/>
    </style:style>
    <style:style style:name="T63" style:family="text">
      <style:text-properties officeooo:rsid="0067e4c2"/>
    </style:style>
    <style:style style:name="T64" style:family="text">
      <style:text-properties officeooo:rsid="0067fc65"/>
    </style:style>
    <style:style style:name="T65" style:family="text">
      <style:text-properties officeooo:rsid="006828c6"/>
    </style:style>
    <style:style style:name="T66" style:family="text">
      <style:text-properties officeooo:rsid="006b48d9"/>
    </style:style>
    <style:style style:name="T67" style:family="text">
      <style:text-properties officeooo:rsid="006d21f6"/>
    </style:style>
    <style:style style:name="T68" style:family="text">
      <style:text-properties officeooo:rsid="006eb9fa"/>
    </style:style>
    <style:style style:name="T69" style:family="text">
      <style:text-properties officeooo:rsid="00710fd8"/>
    </style:style>
    <style:style style:name="T70" style:family="text">
      <style:text-properties officeooo:rsid="00716432"/>
    </style:style>
    <style:style style:name="T71" style:family="text">
      <style:text-properties officeooo:rsid="0073906e"/>
    </style:style>
    <style:style style:name="T72" style:family="text">
      <style:text-properties officeooo:rsid="007598a0"/>
    </style:style>
    <style:style style:name="T73" style:family="text">
      <style:text-properties officeooo:rsid="0077bf69"/>
    </style:style>
    <style:style style:name="T74" style:family="text">
      <style:text-properties officeooo:rsid="007a0d6a"/>
    </style:style>
    <style:style style:name="T75" style:family="text">
      <style:text-properties officeooo:rsid="007e7ea6"/>
    </style:style>
    <style:style style:name="T76" style:family="text">
      <style:text-properties officeooo:rsid="008ea8bc"/>
    </style:style>
    <style:style style:name="T77" style:family="text">
      <style:text-properties officeooo:rsid="009af486"/>
    </style:style>
    <style:style style:name="T78" style:family="text">
      <style:text-properties officeooo:rsid="009cb7b4"/>
    </style:style>
    <style:style style:name="T79" style:family="text">
      <style:text-properties officeooo:rsid="00a2cd62"/>
    </style:style>
    <style:style style:name="T80" style:family="text">
      <style:text-properties officeooo:rsid="00a893b4"/>
    </style:style>
    <style:style style:name="T81" style:family="text">
      <style:text-properties officeooo:rsid="00aed098"/>
    </style:style>
    <style:style style:name="T82" style:family="text">
      <style:text-properties officeooo:rsid="00bdb4eb"/>
    </style:style>
    <style:style style:name="T83" style:family="text">
      <style:text-properties officeooo:rsid="00c0e0e8"/>
    </style:style>
    <style:style style:name="T84" style:family="text">
      <style:text-properties officeooo:rsid="00c682d4"/>
    </style:style>
    <style:style style:name="T85" style:family="text">
      <style:text-properties officeooo:rsid="00c8629b"/>
    </style:style>
    <style:style style:name="T86" style:family="text">
      <style:text-properties officeooo:rsid="00cf9fd8"/>
    </style:style>
    <style:style style:name="T87" style:family="text">
      <style:text-properties officeooo:rsid="00d07ad3"/>
    </style:style>
    <style:style style:name="T88" style:family="text">
      <style:text-properties officeooo:rsid="00d230c5"/>
    </style:style>
    <style:style style:name="T89" style:family="text">
      <style:text-properties officeooo:rsid="00d29aed"/>
    </style:style>
    <style:style style:name="T90" style:family="text">
      <style:text-properties officeooo:rsid="00d3bc10"/>
    </style:style>
    <style:style style:name="T91" style:family="text">
      <style:text-properties officeooo:rsid="00d53d53"/>
    </style:style>
    <style:style style:name="T92" style:family="text">
      <style:text-properties officeooo:rsid="00d5b082"/>
    </style:style>
    <style:style style:name="T93" style:family="text">
      <style:text-properties officeooo:rsid="00d66932"/>
    </style:style>
    <style:style style:name="T94" style:family="text">
      <style:text-properties officeooo:rsid="00d721b3"/>
    </style:style>
    <style:style style:name="T95" style:family="text">
      <style:text-properties officeooo:rsid="00d8e8d8"/>
    </style:style>
    <style:style style:name="T96" style:family="text">
      <style:text-properties officeooo:rsid="00e6759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52in" fo:min-width="0.048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Answer 1:</text:p>
      <text:p text:style-name="Standard">For time efficiency, we need to look into number of operations both algorithm will take by increasing value of 'n' step by step.</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55">n</text:p>
          </table:table-cell>
          <table:table-cell table:style-name="Table1.A1" office:value-type="string">
            <text:p text:style-name="P55">n<text:span text:style-name="T1">2</text:span></text:p>
          </table:table-cell>
          <table:table-cell table:style-name="Table1.A1" office:value-type="string">
            <text:p text:style-name="P55">n*logn*logn</text:p>
          </table:table-cell>
        </table:table-row>
        <table:table-row>
          <table:table-cell table:style-name="Table1.A1" office:value-type="string">
            <text:p text:style-name="P56">5</text:p>
          </table:table-cell>
          <table:table-cell table:style-name="Table1.A1" office:value-type="string">
            <text:p text:style-name="P56">25</text:p>
          </table:table-cell>
          <table:table-cell table:style-name="Table1.A1" office:value-type="string">
            <text:p text:style-name="P57">2.4</text:p>
          </table:table-cell>
        </table:table-row>
        <table:table-row>
          <table:table-cell table:style-name="Table1.A1" office:value-type="string">
            <text:p text:style-name="P56">10</text:p>
          </table:table-cell>
          <table:table-cell table:style-name="Table1.A1" office:value-type="string">
            <text:p text:style-name="P56">10<text:span text:style-name="T1">2</text:span></text:p>
          </table:table-cell>
          <table:table-cell table:style-name="Table1.A1" office:value-type="string">
            <text:p text:style-name="P57">10</text:p>
          </table:table-cell>
        </table:table-row>
        <table:table-row>
          <table:table-cell table:style-name="Table1.A1" office:value-type="string">
            <text:p text:style-name="P56">10<text:span text:style-name="T1">2</text:span></text:p>
          </table:table-cell>
          <table:table-cell table:style-name="Table1.A1" office:value-type="string">
            <text:p text:style-name="P56">10<text:span text:style-name="T1">4</text:span></text:p>
          </table:table-cell>
          <table:table-cell table:style-name="Table1.A1" office:value-type="string">
            <text:p text:style-name="P57">400</text:p>
          </table:table-cell>
        </table:table-row>
        <table:table-row>
          <table:table-cell table:style-name="Table1.A1" office:value-type="string">
            <text:p text:style-name="P56">10<text:span text:style-name="T1">3</text:span></text:p>
          </table:table-cell>
          <table:table-cell table:style-name="Table1.A1" office:value-type="string">
            <text:p text:style-name="P56">10<text:span text:style-name="T1">6</text:span></text:p>
          </table:table-cell>
          <table:table-cell table:style-name="Table1.A1" office:value-type="string">
            <text:p text:style-name="P58">&lt;10<text:span text:style-name="T1">4</text:span></text:p>
          </table:table-cell>
        </table:table-row>
        <table:table-row>
          <table:table-cell table:style-name="Table1.A1" office:value-type="string">
            <text:p text:style-name="P56">10<text:span text:style-name="T1">4</text:span></text:p>
          </table:table-cell>
          <table:table-cell table:style-name="Table1.A1" office:value-type="string">
            <text:p text:style-name="P56">10<text:span text:style-name="T1">8</text:span></text:p>
          </table:table-cell>
          <table:table-cell table:style-name="Table1.A1" office:value-type="string">
            <text:p text:style-name="P58">&lt;10<text:span text:style-name="T1">6</text:span></text:p>
          </table:table-cell>
        </table:table-row>
        <table:table-row>
          <table:table-cell table:style-name="Table1.A1" office:value-type="string">
            <text:p text:style-name="P56">10<text:span text:style-name="T1">5</text:span></text:p>
          </table:table-cell>
          <table:table-cell table:style-name="Table1.A1" office:value-type="string">
            <text:p text:style-name="P56">10<text:span text:style-name="T1">10</text:span></text:p>
          </table:table-cell>
          <table:table-cell table:style-name="Table1.A1" office:value-type="string">
            <text:p text:style-name="P58">&lt;10<text:span text:style-name="T1">7</text:span></text:p>
          </table:table-cell>
        </table:table-row>
        <table:table-row>
          <table:table-cell table:style-name="Table1.A1" office:value-type="string">
            <text:p text:style-name="P56">10<text:span text:style-name="T1">6</text:span></text:p>
          </table:table-cell>
          <table:table-cell table:style-name="Table1.A1" office:value-type="string">
            <text:p text:style-name="P56">10<text:span text:style-name="T1">12</text:span></text:p>
          </table:table-cell>
          <table:table-cell table:style-name="Table1.A1" office:value-type="string">
            <text:p text:style-name="P58">&lt;10<text:span text:style-name="T1">8</text:span></text:p>
          </table:table-cell>
        </table:table-row>
      </table:table>
      <text:p text:style-name="Standard"/>
      <text:p text:style-name="P62">So, we can observe, for smaller value of n, there is not much difference in algorithms’ efficiency, but the larger the value of n the bigger their efficiency difference will be. Thus, recursive algorithm is more efficient for the given problem. However, in terms of space efficiency it is not clear because of unmentioned exact problem but generally, recursive algorithms are not good in terms of space efficiency because of there stacking nature.</text:p>
      <text:p text:style-name="P2"/>
      <text:p text:style-name="P192">Answer 2:</text:p>
      <text:p text:style-name="P8">a) Recurrence Equation:</text:p>
      <text:p text:style-name="P8"><text:s text:c="12"/>T(n) = n + T (n/2)</text:p>
      <text:p text:style-name="P9">b)</text:p>
      <text:p text:style-name="P18">For all n&lt;2:</text:p>
      <text:p text:style-name="P3"><text:tab/>T<text:span text:style-name="T14">(</text:span>0<text:span text:style-name="T14">)</text:span> = T1= <text:span text:style-name="T11">0 <text:s/></text:span><text:span text:style-name="T14">(As comparison can be made if n&gt;1)</text:span></text:p>
      <text:p text:style-name="P63">For all n&gt;1:</text:p>
      <text:p text:style-name="P10"><text:span text:style-name="T10"><text:tab/>T</text:span><text:span text:style-name="T14">(</text:span><text:span text:style-name="T10">2</text:span><text:span text:style-name="T14">)</text:span><text:span text:style-name="T10"> = </text:span><text:span text:style-name="T14">n + T (2/2) =&gt; </text:span><text:span text:style-name="T12">(</text:span><text:span text:style-name="T13">n+T</text:span><text:span text:style-name="T14">(</text:span><text:span text:style-name="T13">1</text:span><text:span text:style-name="T14">)</text:span><text:span text:style-name="T12">) </text:span><text:span text:style-name="T14">=&gt; 2+0 =&gt;</text:span><text:span text:style-name="T12"> <text:s/></text:span><text:span text:style-name="T10">2</text:span></text:p>
      <text:p text:style-name="P10"><text:span text:style-name="T10"><text:tab/>T</text:span><text:span text:style-name="T14">(</text:span><text:span text:style-name="T10">4</text:span><text:span text:style-name="T14">)</text:span><text:span text:style-name="T10"> = </text:span><text:span text:style-name="T14">n + T (4/2) =&gt; </text:span><text:span text:style-name="T12">(</text:span><text:span text:style-name="T13">n+T</text:span><text:span text:style-name="T14">(2)</text:span><text:span text:style-name="T12">) </text:span><text:span text:style-name="T14">=&gt; 4+2 =&gt;</text:span><text:span text:style-name="T12"> <text:s/></text:span><text:span text:style-name="T14">6</text:span></text:p>
      <text:p text:style-name="P5"><text:tab/>T<text:span text:style-name="T14">(</text:span>8<text:span text:style-name="T14">)</text:span> = <text:span text:style-name="T14">n + T (8/2) =&gt; </text:span><text:span text:style-name="T12">(</text:span><text:span text:style-name="T13">n+T</text:span><text:span text:style-name="T14">(4)</text:span><text:span text:style-name="T12">) </text:span><text:span text:style-name="T14">=&gt; 8+6 =&gt;</text:span><text:span text:style-name="T12"> <text:s/></text:span><text:span text:style-name="T14">14</text:span></text:p>
      <text:p text:style-name="P7"><text:tab/>T<text:span text:style-name="T14">(</text:span>16<text:span text:style-name="T14">)</text:span> = <text:span text:style-name="T14">n + T (16/2) =&gt; </text:span><text:span text:style-name="T12">(</text:span><text:span text:style-name="T13">n+T</text:span><text:span text:style-name="T14">(8)</text:span><text:span text:style-name="T12">) </text:span><text:span text:style-name="T14">=&gt; 16+14 =&gt;</text:span><text:span text:style-name="T12"> <text:s/></text:span><text:span text:style-name="T14">30</text:span></text:p>
      <text:p text:style-name="P7"><text:tab/>T<text:span text:style-name="T14">(</text:span>32<text:span text:style-name="T14">)</text:span> = <text:span text:style-name="T14">n + T (32/2) =&gt; </text:span><text:span text:style-name="T12">(</text:span><text:span text:style-name="T13">n+T</text:span><text:span text:style-name="T14">(16)</text:span><text:span text:style-name="T12">) </text:span><text:span text:style-name="T14">=&gt; 32+30 =&gt;</text:span><text:span text:style-name="T12"> </text:span><text:span text:style-name="T14">6</text:span><text:span text:style-name="T10">2</text:span></text:p>
      <text:p text:style-name="P7"><text:tab/><text:span text:style-name="T15">and so on…………</text:span></text:p>
      <text:p text:style-name="P11">Following is a tree example of n=16</text:p>
      <text:p text:style-name="P6"><text:tab/><text:tab/><text:tab/><text:tab/><text:tab/><text:tab/><text:span text:style-name="T16">Tree</text:span><text:tab/><text:tab/> <text:s text:c="6"/><text:span text:style-name="T16">Steps</text:span></text:p>
      <text:p text:style-name="P6"><text:s text:c="72"/>16</text:p>
      <text:p text:style-name="P6"><text:s text:c="71"/>8 <text:s/>8 <text:s text:c="28"/>2</text:p>
      <text:p text:style-name="P6"><text:s text:c="62"/>4 <text:s text:c="6"/>4 <text:s text:c="7"/>4 <text:s text:c="6"/>4 <text:s text:c="13"/>4 <text:s text:c="3"/></text:p>
      <text:p text:style-name="P6"><text:s text:c="59"/>2 <text:s text:c="2"/>2 <text:s text:c="2"/>2 <text:s/>2 <text:s text:c="4"/>2 <text:s text:c="2"/>2 <text:s text:c="2"/>2 <text:s text:c="2"/>2 <text:s text:c="8"/>8 <text:s text:c="4"/></text:p>
      <text:p text:style-name="P6"><text:s text:c="58"/>11 11 11 11 <text:s text:c="2"/>11 11 11 11 <text:s text:c="6"/>16</text:p>
      <text:p text:style-name="P4"><text:s text:c="3"/></text:p>
      <text:p text:style-name="P12">c)</text:p>
      <text:p text:style-name="P14">As T(n) = n + T (n/2)</text:p>
      <text:p text:style-name="P19"><text:span text:style-name="T18">So, T (n+1) = T(</text:span><text:span text:style-name="T19">n/2+0.5)+n+1</text:span></text:p>
      <text:p text:style-name="P13"><text:tab/> <text:s text:c="7"/><text:span text:style-name="T46">= T(n+1/2)+n+1</text:span></text:p>
      <text:p text:style-name="P13"><text:tab/><text:tab/></text:p>
      <text:p text:style-name="P15">Hence, proved</text:p>
      <text:p text:style-name="P15"/>
      <text:p text:style-name="P15"/>
      <text:p text:style-name="P15"/>
      <text:p text:style-name="P15"/>
      <text:p text:style-name="P15"/>
      <text:p text:style-name="P15"/>
      <text:p text:style-name="P78"><text:soft-page-break/>Answer 3:</text:p>
      <text:p text:style-name="P16">We will use binary search for the given problem.</text:p>
      <text:p text:style-name="P16">Algorithm:</text:p>
      <text:p text:style-name="P16"><text:s/></text:p>
      <text:p text:style-name="P17">ind_search(arr,lin,rin):</text:p>
      <text:p text:style-name="P20"><text:span text:style-name="T20"><text:tab/></text:span><text:span text:style-name="T21">mid </text:span><text:span text:style-name="T22">=</text:span><text:span text:style-name="T21"> (</text:span><text:span text:style-name="T22">lin</text:span><text:span text:style-name="T21"> + </text:span><text:span text:style-name="T22">rin</text:span><text:span text:style-name="T21">)/2</text:span></text:p>
      <text:p text:style-name="P20"><text:span text:style-name="T21"><text:tab/>if ((</text:span><text:span text:style-name="T22">lin</text:span><text:span text:style-name="T21">==</text:span><text:span text:style-name="T22">rin</text:span><text:span text:style-name="T21">) </text:span><text:span text:style-name="T22">and </text:span><text:span text:style-name="T21">(a</text:span><text:span text:style-name="T22">rr</text:span><text:span text:style-name="T21">[mid] != mid))</text:span></text:p>
      <text:p text:style-name="P20"><text:span text:style-name="T21"><text:tab/><text:tab/> return “</text:span><text:span text:style-name="T22">No such element”</text:span></text:p>
      <text:p text:style-name="P20"><text:span text:style-name="T22"><text:tab/></text:span><text:span text:style-name="T21">if (</text:span><text:span text:style-name="T22">arr</text:span><text:span text:style-name="T21">[mid] == mid)</text:span></text:p>
      <text:p text:style-name="P20"><text:span text:style-name="T21"><text:tab/><text:tab/> </text:span><text:span text:style-name="T22">return “Found an element: “+arr[mid]</text:span></text:p>
      <text:p text:style-name="P20"><text:span text:style-name="T21"><text:tab/>if (</text:span><text:span text:style-name="T22">arr</text:span><text:span text:style-name="T21">[mid]&gt;mid)</text:span></text:p>
      <text:p text:style-name="P20"><text:span text:style-name="T21"><text:tab/><text:tab/></text:span><text:span text:style-name="T22">ind_s</text:span><text:span text:style-name="T21">earch(</text:span><text:span text:style-name="T22">arr</text:span><text:span text:style-name="T21">,</text:span><text:span text:style-name="T23">lin</text:span><text:span text:style-name="T21">,</text:span><text:span text:style-name="T23">mid</text:span><text:span text:style-name="T21">)</text:span></text:p>
      <text:p text:style-name="P21"><text:span text:style-name="T21"><text:tab/>if (</text:span><text:span text:style-name="T23">arr</text:span><text:span text:style-name="T21">[mid]&lt;mid)</text:span></text:p>
      <text:p text:style-name="P21"><text:span text:style-name="T21"><text:tab/><text:tab/></text:span><text:span text:style-name="T23">ind_s</text:span><text:span text:style-name="T21">earch(</text:span><text:span text:style-name="T23">arr</text:span><text:span text:style-name="T21">,mid,</text:span><text:span text:style-name="T23">rin</text:span><text:span text:style-name="T21">)</text:span></text:p>
      <text:p text:style-name="P64"/>
      <text:p text:style-name="P65">As we are using binary search, for every loop rin-lin will be halved so the time complexity will be O(log n)</text:p>
      <text:p text:style-name="P65"/>
      <text:p text:style-name="P65"/>
      <text:p text:style-name="P79">Answer 4: </text:p>
      <text:p text:style-name="P23"><text:span text:style-name="T24">There are t</text:span><text:span text:style-name="T27">wo </text:span><text:span text:style-name="T24">solutions to solve this through divide and conquer rule</text:span></text:p>
      <text:p text:style-name="P66">1. Binary Search Tree </text:p>
      <text:p text:style-name="P66">2. Sorting and Extraction of most frequent element</text:p>
      <text:p text:style-name="P23"><text:span text:style-name="T26">Both</text:span><text:span text:style-name="T24"> the algorithm have O(n log n) time complexity.</text:span></text:p>
      <text:p text:style-name="P66"/>
      <text:p text:style-name="P22"><text:span text:style-name="T21">1: Binary Search Tree </text:span><text:span text:style-name="T25">(BST) </text:span><text:span text:style-name="T21">Algorithm</text:span></text:p>
      <text:p text:style-name="P66">Create binary search tree for the given array.</text:p>
      <text:p text:style-name="P66">Declare “frequency” variable for each element/node of the array. </text:p>
      <text:p text:style-name="P66">Whenever same variable is put in BST, increase its frequency.</text:p>
      <text:p text:style-name="P22"><text:span text:style-name="T21">Check frequency of most </text:span><text:span text:style-name="T25">occurring element, if it is greater than half of size of array.</text:span></text:p>
      <text:p text:style-name="P68"/>
      <text:p text:style-name="P69">BST will take O(nlog(n)) </text:p>
      <text:p text:style-name="P24"><text:span text:style-name="T28">F</text:span><text:span text:style-name="T21">inding most frequent element and checking if it is greater than half of size of array will take O(n), so</text:span></text:p>
      <text:p text:style-name="P70"><text:tab/><text:tab/>Time complexity = O(nlog(n)) + O(n) =&gt; O(nlog(n))</text:p>
      <text:p text:style-name="P70"/>
      <text:p text:style-name="P25"><text:span text:style-name="T21">2: </text:span><text:span text:style-name="T24">Sorting and Extraction of most frequent element</text:span></text:p>
      <text:p text:style-name="P25"><text:span text:style-name="T24">S</text:span><text:span text:style-name="T21">ort the array with merge sort.</text:span></text:p>
      <text:p text:style-name="P71">Declare “count” variable, loop through the array and check if current element is same as previous one then increase the count else set count to 1.</text:p>
      <text:p text:style-name="P25"><text:span text:style-name="T21">if count is greater than </text:span><text:span text:style-name="T25">half of size of array </text:span><text:span text:style-name="T21">then print the element.</text:span></text:p>
      <text:p text:style-name="P71"/>
      <text:p text:style-name="P25"><text:span text:style-name="T21">Divide and conquer rule is being used in merge sort. Merge sort will take O(nlog(n)) and looping through array to find </text:span><text:span text:style-name="T28">the frequent </text:span><text:span text:style-name="T21">element will take O(n). Thus,</text:span></text:p>
      <text:p text:style-name="P25"><text:span text:style-name="T21"><text:tab/><text:tab/>Time complexity = </text:span><text:span text:style-name="T25">O(nlog(n)) + O(n) =&gt; O(nlog(n))</text:span></text:p>
      <text:p text:style-name="P67"/>
      <text:p text:style-name="P67"/>
      <text:p text:style-name="P67"/>
      <text:p text:style-name="P67"/>
      <text:p text:style-name="P67"/>
      <text:p text:style-name="P67"/>
      <text:p text:style-name="P67"/>
      <text:p text:style-name="P193"><text:soft-page-break/><text:span text:style-name="T45">A</text:span><text:span text:style-name="T17">nswer 5:</text:span></text:p>
      <text:p text:style-name="P27"><text:span text:style-name="T30">I</text:span><text:span text:style-name="T21">f cost of solving sub-problem increases </text:span><text:span text:style-name="T30">level</text:span><text:span text:style-name="T21"> by level, then f(n) will be dominated by cost of last level n</text:span><text:span text:style-name="T2">logba</text:span><text:span text:style-name="T51">. Thus time complexity will be equal to last level complexity.</text:span></text:p>
      <text:p text:style-name="P29"><text:span text:style-name="T30">I</text:span><text:span text:style-name="T21">f cost of solving sub-problem at each level is nearly same then f(n) will be </text:span><text:span text:style-name="T29">n</text:span><text:span text:style-name="T3">logba</text:span><text:span text:style-name="T21">. The complexity will be </text:span><text:span text:style-name="T29">n</text:span><text:span text:style-name="T3">logba </text:span><text:span text:style-name="T29">* </text:span><text:span text:style-name="T21">log n.</text:span></text:p>
      <text:p text:style-name="P46"><text:span text:style-name="T53">I</text:span><text:span text:style-name="T52">f cost of solving sub-problem </text:span><text:span text:style-name="T53">decreases level</text:span><text:span text:style-name="T52"> by level, then f(n) will be dominated </text:span><text:span text:style-name="T53">on </text:span><text:span text:style-name="T52">n</text:span><text:span text:style-name="T3">logba</text:span><text:span text:style-name="T51">. </text:span><text:span text:style-name="T53">Thus, time complexity will be f(n).</text:span></text:p>
      <text:p text:style-name="P80"/>
      <text:p text:style-name="P80"/>
      <text:p text:style-name="P72">1)</text:p>
      <text:p text:style-name="P26"><text:span text:style-name="T21">T(n) = 9*T(n/3) + n</text:span><text:span text:style-name="T2">2</text:span><text:span text:style-name="T21"> + 4</text:span></text:p>
      <text:p text:style-name="P75">a = 9</text:p>
      <text:p text:style-name="P75">n/b = n/3</text:p>
      <text:p text:style-name="P27"><text:span text:style-name="T21">f(n) = n</text:span><text:span text:style-name="T2">2</text:span><text:span text:style-name="T21">+4</text:span></text:p>
      <text:p text:style-name="P75"/>
      <text:p text:style-name="P27"><text:span text:style-name="T21">log</text:span><text:span text:style-name="T47">b</text:span><text:span text:style-name="T21">a = log</text:span><text:span text:style-name="T47">3</text:span><text:span text:style-name="T21">9 =&gt; 2 </text:span></text:p>
      <text:p text:style-name="P53"><text:span text:style-name="T21">So, n</text:span><text:span text:style-name="T2">2</text:span><text:span text:style-name="T21"> &lt; </text:span><text:span text:style-name="T30"><text:s/></text:span><text:span text:style-name="T21">n</text:span><text:span text:style-name="T2">2</text:span><text:span text:style-name="T21">+4</text:span></text:p>
      <text:p text:style-name="P1"><text:span text:style-name="T30">As, f(n) </text:span><text:span text:style-name="T33">&gt;</text:span><text:span text:style-name="T30"> n</text:span><text:span text:style-name="T61">log</text:span><text:span text:style-name="T4">b</text:span><text:span text:style-name="T61">a</text:span></text:p>
      <text:p text:style-name="P47"><text:span text:style-name="T21">Thus, T(n) = f(n) = n</text:span><text:span text:style-name="T2">2</text:span><text:span text:style-name="T21"> + 4</text:span></text:p>
      <text:p text:style-name="P72"/>
      <text:p text:style-name="P72"/>
      <text:p text:style-name="P72">2)</text:p>
      <text:p text:style-name="P47"><text:span text:style-name="T21">T(n) = 6*T(n/2) + n</text:span><text:span text:style-name="T2">2</text:span><text:span text:style-name="T21">- 2</text:span></text:p>
      <text:p text:style-name="P76">a = 6</text:p>
      <text:p text:style-name="P76">n/b = n/2</text:p>
      <text:p text:style-name="P48"><text:span text:style-name="T21">f(n) = </text:span><text:span text:style-name="T30">n</text:span><text:span text:style-name="T4">2</text:span><text:span text:style-name="T30">-2</text:span></text:p>
      <text:p text:style-name="P73"/>
      <text:p text:style-name="P28"><text:span text:style-name="T30">log</text:span><text:span text:style-name="T48">b</text:span><text:span text:style-name="T30">a = </text:span><text:span text:style-name="T21">log</text:span><text:span text:style-name="T49">2</text:span><text:span text:style-name="T54">6</text:span><text:span text:style-name="T21"> =&gt; </text:span><text:span text:style-name="T31">2.58 </text:span></text:p>
      <text:p text:style-name="P54"><text:span text:style-name="T31">S</text:span><text:span text:style-name="T21">o, n</text:span><text:span text:style-name="T2">2.58</text:span><text:span text:style-name="T21"> &gt; n</text:span><text:span text:style-name="T2">2</text:span><text:span text:style-name="T21"> -2</text:span></text:p>
      <text:p text:style-name="P51"><text:span text:style-name="T21">As, f(n) </text:span><text:span text:style-name="T34">&lt;</text:span><text:span text:style-name="T21"> </text:span><text:span text:style-name="T30">n</text:span><text:span text:style-name="T61">log</text:span><text:span text:style-name="T4">b</text:span><text:span text:style-name="T61">a</text:span></text:p>
      <text:p text:style-name="P50"><text:span text:style-name="T30">T</text:span><text:span text:style-name="T21">hus, T(n) = n</text:span><text:span text:style-name="T2">2.58</text:span></text:p>
      <text:p text:style-name="P161"/>
      <text:p text:style-name="P161"/>
      <text:p text:style-name="P81">3)</text:p>
      <text:p text:style-name="P30"><text:span text:style-name="T21">T(n) = 4*T(n/2) + n</text:span><text:span text:style-name="T2">3</text:span><text:span text:style-name="T21"> + 7</text:span></text:p>
      <text:p text:style-name="P49"><text:span text:style-name="T21">a=</text:span><text:span text:style-name="T32">4</text:span></text:p>
      <text:p text:style-name="P77">n/b=n/2</text:p>
      <text:p text:style-name="P49"><text:span text:style-name="T21">f(n) = </text:span><text:span text:style-name="T53">n</text:span><text:span text:style-name="T5">3</text:span><text:span text:style-name="T55">+7</text:span></text:p>
      <text:p text:style-name="P74"/>
      <text:p text:style-name="P52"><text:span text:style-name="T30">log</text:span><text:span text:style-name="T48">b</text:span><text:span text:style-name="T30">a = </text:span><text:span text:style-name="T29">log</text:span><text:span text:style-name="T49">2</text:span><text:span text:style-name="T56">4</text:span><text:span text:style-name="T29"> =&gt; </text:span><text:span text:style-name="T31">2</text:span></text:p>
      <text:p text:style-name="P31"><text:span text:style-name="T30">S</text:span><text:span text:style-name="T21">o, n</text:span><text:span text:style-name="T2">2</text:span><text:span text:style-name="T21"> &lt; n</text:span><text:span text:style-name="T2">3</text:span><text:span text:style-name="T21"> + 7</text:span></text:p>
      <text:p text:style-name="P31"><text:span text:style-name="T21">As, f(n) &gt; </text:span><text:span text:style-name="T30">n</text:span><text:span text:style-name="T61">log</text:span><text:span text:style-name="T4">b</text:span><text:span text:style-name="T61">a</text:span></text:p>
      <text:p text:style-name="P31"><text:span text:style-name="T30">T</text:span><text:span text:style-name="T21">hus, T(n) = n</text:span><text:span text:style-name="T2">3</text:span><text:span text:style-name="T21">+7</text:span></text:p>
      <text:p text:style-name="P82"/>
      <text:p text:style-name="P82"/>
      <text:p text:style-name="P82"/>
      <text:p text:style-name="P82"/>
      <text:p text:style-name="P82"/>
      <text:p text:style-name="P82"/>
      <text:p text:style-name="P82"/>
      <text:p text:style-name="P82"/>
      <text:p text:style-name="P82"/>
      <text:p text:style-name="P156"><text:soft-page-break/>Answer 6:</text:p>
      <text:p text:style-name="P83">T(n)=8T(n-1)-21T(n-2)+18T(n-3)</text:p>
      <text:p text:style-name="P83">T(0)=0</text:p>
      <text:p text:style-name="P83">T(1)=1</text:p>
      <text:p text:style-name="P83">T(2)=2</text:p>
      <text:p text:style-name="P83"/>
      <text:p text:style-name="P34"><text:span text:style-name="T21">T(n)-</text:span><text:span text:style-name="T36">8T(n-1)</text:span><text:span text:style-name="T21">+</text:span><text:span text:style-name="T36">21T(n-2)-18T(n-3)</text:span><text:span text:style-name="T21">=0</text:span></text:p>
      <text:p text:style-name="P83">order: n-1-(n-3)</text:p>
      <text:p text:style-name="P32"><text:span text:style-name="T21">n-n+3 = </text:span><text:span text:style-name="T37">3</text:span></text:p>
      <text:p text:style-name="P33"><text:span text:style-name="T21">characteristic equation = <text:s/></text:span><text:span text:style-name="T37">r</text:span><text:span text:style-name="T7">3</text:span><text:span text:style-name="T37"> - </text:span><text:span text:style-name="T35">8r</text:span><text:span text:style-name="T6">2</text:span><text:span text:style-name="T35"> </text:span><text:span text:style-name="T37">+</text:span><text:span text:style-name="T35"> 21r - 18=0</text:span></text:p>
      <text:p text:style-name="P84">Solution:</text:p>
      <text:p text:style-name="P35"><text:span text:style-name="T21"><text:tab/>(r-3)</text:span><text:span text:style-name="T2">2</text:span><text:span text:style-name="T21"> (r-2)=0</text:span></text:p>
      <text:p text:style-name="P84"><text:tab/>r1=2</text:p>
      <text:p text:style-name="P84"><text:tab/>r2=3</text:p>
      <text:p text:style-name="P84"><text:tab/>r3=3</text:p>
      <text:p text:style-name="P84"/>
      <text:p text:style-name="P35"><text:span text:style-name="T21">T(n) = (C1+C2n)3</text:span><text:span text:style-name="T2">n </text:span><text:span text:style-name="T21">+ C32</text:span><text:span text:style-name="T2">n <text:s text:c="4"/></text:span><text:span text:style-name="T39">(Eq a)</text:span></text:p>
      <text:p text:style-name="P85"/>
      <text:p text:style-name="P86">T(0) = 0</text:p>
      <text:p text:style-name="P37"><text:span text:style-name="T21">T(0) = (C1+C2.0)3</text:span><text:span text:style-name="T2">0</text:span><text:span text:style-name="T21">+C32</text:span><text:span text:style-name="T2">0</text:span></text:p>
      <text:p text:style-name="P86">T(0) = (C1)1 + C3.1</text:p>
      <text:p text:style-name="P37"><text:span text:style-name="T21">T(0) = C1+C3 = 0 <text:s text:c="4"/></text:span><text:span text:style-name="T38">Eq1</text:span></text:p>
      <text:p text:style-name="P86"/>
      <text:p text:style-name="P38"><text:span text:style-name="T21">T(</text:span><text:span text:style-name="T38">1</text:span><text:span text:style-name="T21">) = </text:span><text:span text:style-name="T38">1</text:span></text:p>
      <text:p text:style-name="P38"><text:span text:style-name="T21">T(</text:span><text:span text:style-name="T38">1</text:span><text:span text:style-name="T21">) = (C1+C2.</text:span><text:span text:style-name="T38">1</text:span><text:span text:style-name="T21">)3</text:span><text:span text:style-name="T8">1</text:span><text:span text:style-name="T21">+C32</text:span><text:span text:style-name="T8">1</text:span></text:p>
      <text:p text:style-name="P38"><text:span text:style-name="T21">T(</text:span><text:span text:style-name="T38">1</text:span><text:span text:style-name="T21">) = (C1</text:span><text:span text:style-name="T38">+C2</text:span><text:span text:style-name="T21">)</text:span><text:span text:style-name="T38">3</text:span><text:span text:style-name="T21"> + C3.</text:span><text:span text:style-name="T38">2</text:span></text:p>
      <text:p text:style-name="P39"><text:span text:style-name="T38">T</text:span><text:span text:style-name="T21">(1) = 3C1+3C2+2C3 =1 <text:s text:c="2"/>Eq 2</text:span></text:p>
      <text:p text:style-name="P87"/>
      <text:p text:style-name="P38"><text:span text:style-name="T21">T(</text:span><text:span text:style-name="T38">2</text:span><text:span text:style-name="T21">) = </text:span><text:span text:style-name="T38">2</text:span></text:p>
      <text:p text:style-name="P38"><text:span text:style-name="T21">T(</text:span><text:span text:style-name="T38">2</text:span><text:span text:style-name="T21">) = (C1+C2.</text:span><text:span text:style-name="T38">2</text:span><text:span text:style-name="T21">)3</text:span><text:span text:style-name="T8">2</text:span><text:span text:style-name="T21">+C32</text:span><text:span text:style-name="T8">2</text:span></text:p>
      <text:p text:style-name="P38"><text:span text:style-name="T21">T(</text:span><text:span text:style-name="T38">2</text:span><text:span text:style-name="T21">) = (C1</text:span><text:span text:style-name="T38">+2C2</text:span><text:span text:style-name="T21">)</text:span><text:span text:style-name="T38">9</text:span><text:span text:style-name="T21"> + C3.</text:span><text:span text:style-name="T38">4</text:span></text:p>
      <text:p text:style-name="P88">T(2) = 9C1+18C2+4C3 =2 <text:s text:c="2"/>Eq 3</text:p>
      <text:p text:style-name="P88"/>
      <text:p text:style-name="P88">C1=-C3 <text:s text:c="2"/>(Eq4 from Eq 1)</text:p>
      <text:p text:style-name="P88"/>
      <text:p text:style-name="P88">put Eq 4 in Eq2</text:p>
      <text:p text:style-name="P88">3(-C3)+3C2+2C3=1</text:p>
      <text:p text:style-name="P88">-3C3+3C2+2C3=1</text:p>
      <text:p text:style-name="P88">3C2=1+C3</text:p>
      <text:p text:style-name="P88">C2=(1+C3)/3 <text:s/>Eq 5</text:p>
      <text:p text:style-name="P88"/>
      <text:p text:style-name="P88">put Eq 4 and Eq 5 in Eq3</text:p>
      <text:p text:style-name="P90">9(-C3)+18((1+C3)/2)+4C3=2</text:p>
      <text:p text:style-name="P90">-9C3+9+9C3+4C3=2</text:p>
      <text:p text:style-name="P90">4C3=-7</text:p>
      <text:p text:style-name="P90">C3 = -7/4</text:p>
      <text:p text:style-name="P91">C1 = -(-7/4) =&gt; 7/4</text:p>
      <text:p text:style-name="P92">C2 = (1+(-7/4))/3 =&gt; (1-7/4)/3 =&gt; -3/12 =&gt; -1/4</text:p>
      <text:p text:style-name="P92"/>
      <text:p text:style-name="P41"><text:span text:style-name="T39">put value of C1, C2 and C3 in</text:span><text:span text:style-name="T21"> </text:span><text:span text:style-name="T39">Eq a</text:span></text:p>
      <text:p text:style-name="P36"><text:span text:style-name="T39">T(n) = (C1+C2n)3</text:span><text:span text:style-name="T9">n </text:span><text:span text:style-name="T39">+ C32</text:span><text:span text:style-name="T9">n </text:span></text:p>
      <text:p text:style-name="P42"><text:span text:style-name="T21">T(n) = (7/4-1/4n)3</text:span><text:span text:style-name="T2">n</text:span><text:span text:style-name="T21"> + (-7/4)2</text:span><text:span text:style-name="T2">n</text:span></text:p>
      <text:p text:style-name="P157"><text:soft-page-break/>Answer 7</text:p>
      <text:p text:style-name="P93">Heap</text:p>
      <text:p text:style-name="P93">0=10</text:p>
      <text:p text:style-name="P93">1=20</text:p>
      <text:p text:style-name="P93">2=25</text:p>
      <text:p text:style-name="P93">3=30</text:p>
      <text:p text:style-name="P93">4=70</text:p>
      <text:p text:style-name="P93">5=29</text:p>
      <text:p text:style-name="P40"><text:span text:style-name="T40">6=60</text:span><text:span text:style-name="T41">=p</text:span></text:p>
      <text:p text:style-name="P89"/>
      <text:p text:style-name="P43"><text:span text:style-name="T44">D</text:span><text:span text:style-name="T21">elete the minimum element</text:span></text:p>
      <text:p text:style-name="P94">As it is minHeap, minimum element is located at root level.</text:p>
      <text:p text:style-name="P94">Replace the root with last element.</text:p>
      <text:p text:style-name="P94">Delete the last element</text:p>
      <text:p text:style-name="P94">Update the size of array</text:p>
      <text:p text:style-name="P94">Now,</text:p>
      <text:p text:style-name="P94">0=60=p</text:p>
      <text:p text:style-name="P94">1=20</text:p>
      <text:p text:style-name="P94">2=25</text:p>
      <text:p text:style-name="P94">3=30</text:p>
      <text:p text:style-name="P94">4=70</text:p>
      <text:p text:style-name="P94">5=29 </text:p>
      <text:p text:style-name="P43"><text:span text:style-name="T21">But Now 60 is at top and it is minHeap, it will not follow heap property </text:span><text:span text:style-name="T42">(childrens &gt; parent)</text:span><text:span text:style-name="T21"> so we will have to heapify it. After heapification:</text:span></text:p>
      <text:p text:style-name="P95">0=20</text:p>
      <text:p text:style-name="P95">1=30</text:p>
      <text:p text:style-name="P95">2=25</text:p>
      <text:p text:style-name="P44"><text:span text:style-name="T21">3=60</text:span><text:span text:style-name="T43">=p</text:span></text:p>
      <text:p text:style-name="P95">4=70</text:p>
      <text:p text:style-name="P95">5=29</text:p>
      <text:p text:style-name="P88"/>
      <text:p text:style-name="P97">Now insert(5) in above heap</text:p>
      <text:p text:style-name="P96">0=20</text:p>
      <text:p text:style-name="P96">1=30</text:p>
      <text:p text:style-name="P96">2=25</text:p>
      <text:p text:style-name="P45"><text:span text:style-name="T21">3=60</text:span><text:span text:style-name="T43">=p</text:span></text:p>
      <text:p text:style-name="P96">4=70</text:p>
      <text:p text:style-name="P96">5=29</text:p>
      <text:p text:style-name="P97">6=5</text:p>
      <text:p text:style-name="P97">After heapification:</text:p>
      <text:p text:style-name="P97">0=5</text:p>
      <text:p text:style-name="P97">1=30</text:p>
      <text:p text:style-name="P97">2=20</text:p>
      <text:p text:style-name="P97">3=60=p</text:p>
      <text:p text:style-name="P97">4=70</text:p>
      <text:p text:style-name="P97">5=29</text:p>
      <text:p text:style-name="P97">6=25</text:p>
      <text:p text:style-name="P97"/>
      <text:p text:style-name="P97"/>
      <text:p text:style-name="P97"/>
      <text:p text:style-name="P97"/>
      <text:p text:style-name="P97"/>
      <text:p text:style-name="P158"><text:soft-page-break/>Answer 8:</text:p>
      <text:p text:style-name="P98">array = [10, 11, <text:span text:style-name="T62">7, 15, 9, 3, 12, 10, 22, 8]</text:span></text:p>
      <text:p text:style-name="P100"/>
      <text:p text:style-name="P106"><text:span text:style-name="T66">part a) </text:span></text:p>
      <text:p text:style-name="P106">Complete Binary Tree:</text:p>
      <text:p text:style-name="P100"><draw:line text:anchor-type="paragraph" draw:z-index="0" draw:name="Shape1" draw:style-name="gr1" draw:text-style-name="P262" svg:x1="2.9772in" svg:y1="0.1339in" svg:x2="2.6043in" svg:y2="0.4291in"><text:p/></draw:line><draw:line text:anchor-type="paragraph" draw:z-index="8" draw:name="Shape1_7" draw:style-name="gr1" draw:text-style-name="P262" svg:x1="3.1244in" svg:y1="0.1307in" svg:x2="3.4378in" svg:y2="0.3862in"><text:p/></draw:line><text:tab/><text:tab/><text:tab/><text:tab/><text:tab/><text:tab/>10</text:p>
      <text:p text:style-name="P100"/>
      <text:p text:style-name="P100"><draw:line text:anchor-type="paragraph" draw:z-index="1" draw:name="Shape1_0" draw:style-name="gr1" draw:text-style-name="P262" svg:x1="2.5425in" svg:y1="0.1161in" svg:x2="2.239in" svg:y2="0.4114in"><text:p/></draw:line><draw:line text:anchor-type="paragraph" draw:z-index="4" draw:name="Shape1_3" draw:style-name="gr1" draw:text-style-name="P262" svg:x1="3.4551in" svg:y1="0.1591in" svg:x2="3.2898in" svg:y2="0.4in"><text:p/></draw:line><draw:line text:anchor-type="paragraph" draw:z-index="5" draw:name="Shape1_4" draw:style-name="gr1" draw:text-style-name="P262" svg:x1="2.578in" svg:y1="0.1244in" svg:x2="2.8209in" svg:y2="0.4319in"><text:p/></draw:line><draw:line text:anchor-type="paragraph" draw:z-index="7" draw:name="Shape1_6" draw:style-name="gr1" draw:text-style-name="P262" svg:x1="3.55in" svg:y1="0.111in" svg:x2="3.7409in" svg:y2="0.3929in"><text:p/></draw:line><text:tab/><text:tab/><text:tab/><text:tab/><text:tab/>11 <text:s text:c="10"/><text:tab/>7</text:p>
      <text:p text:style-name="P100"/>
      <text:p text:style-name="P100"><draw:line text:anchor-type="paragraph" draw:z-index="2" draw:name="Shape1_1" draw:style-name="gr1" draw:text-style-name="P262" svg:x1="2.135in" svg:y1="0.1661in" svg:x2="2.0484in" svg:y2="0.4252in"><text:p/></draw:line><draw:line text:anchor-type="paragraph" draw:z-index="3" draw:name="Shape1_2" draw:style-name="gr1" draw:text-style-name="P262" svg:x1="2.8472in" svg:y1="0.1528in" svg:x2="2.6909in" svg:y2="0.448in"><text:p/></draw:line><draw:line text:anchor-type="paragraph" draw:z-index="6" draw:name="Shape1_5" draw:style-name="gr1" draw:text-style-name="P262" svg:x1="2.248in" svg:y1="0.152in" svg:x2="2.3264in" svg:y2="0.3831in"><text:p/></draw:line><text:tab/><text:tab/><text:tab/><text:tab/> <text:s text:c="2"/>15 <text:s text:c="12"/>9 <text:s text:c="7"/>3 <text:s text:c="8"/>12</text:p>
      <text:p text:style-name="P100"/>
      <text:p text:style-name="P100"><text:tab/><text:tab/><text:tab/> <text:s text:c="9"/>10 <text:s text:c="4"/>22 <text:s text:c="4"/>8<text:tab/></text:p>
      <text:p text:style-name="P114"/>
      <text:p text:style-name="P126">part b)</text:p>
      <text:p text:style-name="P162"><text:span text:style-name="T57">Step </text:span><text:span text:style-name="T59">a</text:span><text:span text:style-name="T57">: </text:span><text:span text:style-name="T58">siftDown(</text:span><text:span text:style-name="T59">10</text:span><text:span text:style-name="T58">)</text:span></text:p>
      <text:p text:style-name="P163"><text:span text:style-name="T57">N</text:span><text:span text:style-name="T50">ow, </text:span><text:span text:style-name="T59">10</text:span><text:span text:style-name="T50"> is first parent which is greater than its child so we will replace </text:span><text:span text:style-name="T59">10</text:span><text:span text:style-name="T50"> with its child </text:span><text:span text:style-name="T59">7</text:span><text:span text:style-name="T50">.</text:span></text:p>
      <text:p text:style-name="P101"><draw:line text:anchor-type="paragraph" draw:z-index="16" draw:name="Shape1_15" draw:style-name="gr1" draw:text-style-name="P262" svg:x1="2.9681in" svg:y1="0.1154in" svg:x2="2.5953in" svg:y2="0.4106in"><text:p/></draw:line><draw:line text:anchor-type="paragraph" draw:z-index="17" draw:name="Shape1_16" draw:style-name="gr1" draw:text-style-name="P262" svg:x1="3.1591in" svg:y1="0.1264in" svg:x2="3.4724in" svg:y2="0.3819in"><text:p/></draw:line><text:tab/><text:tab/><text:tab/><text:tab/><text:tab/><text:tab/> <text:span text:style-name="T63">7</text:span></text:p>
      <text:p text:style-name="P101"/>
      <text:p text:style-name="P101"><draw:line text:anchor-type="paragraph" draw:z-index="9" draw:name="Shape1_8" draw:style-name="gr1" draw:text-style-name="P262" svg:x1="2.5083in" svg:y1="0.111in" svg:x2="2.2047in" svg:y2="0.4063in"><text:p/></draw:line><draw:line text:anchor-type="paragraph" draw:z-index="12" draw:name="Shape1_11" draw:style-name="gr1" draw:text-style-name="P262" svg:x1="3.4551in" svg:y1="0.1591in" svg:x2="3.2898in" svg:y2="0.4in"><text:p/></draw:line><draw:line text:anchor-type="paragraph" draw:z-index="13" draw:name="Shape1_12" draw:style-name="gr1" draw:text-style-name="P262" svg:x1="2.578in" svg:y1="0.1244in" svg:x2="2.8209in" svg:y2="0.4319in"><text:p/></draw:line><draw:line text:anchor-type="paragraph" draw:z-index="15" draw:name="Shape1_14" draw:style-name="gr1" draw:text-style-name="P262" svg:x1="3.55in" svg:y1="0.111in" svg:x2="3.7409in" svg:y2="0.3929in"><text:p/></draw:line><text:tab/><text:tab/><text:tab/><text:tab/><text:tab/>11 <text:s text:c="10"/><text:tab/><text:span text:style-name="T63">10</text:span></text:p>
      <text:p text:style-name="P101"/>
      <text:p text:style-name="P101"><draw:line text:anchor-type="paragraph" draw:z-index="10" draw:name="Shape1_9" draw:style-name="gr1" draw:text-style-name="P262" svg:x1="2.135in" svg:y1="0.1661in" svg:x2="2.0484in" svg:y2="0.4252in"><text:p/></draw:line><draw:line text:anchor-type="paragraph" draw:z-index="11" draw:name="Shape1_10" draw:style-name="gr1" draw:text-style-name="P262" svg:x1="2.8472in" svg:y1="0.1528in" svg:x2="2.6909in" svg:y2="0.448in"><text:p/></draw:line><draw:line text:anchor-type="paragraph" draw:z-index="14" draw:name="Shape1_13" draw:style-name="gr1" draw:text-style-name="P262" svg:x1="2.248in" svg:y1="0.152in" svg:x2="2.3264in" svg:y2="0.3831in"><text:p/></draw:line><text:tab/><text:tab/><text:tab/><text:tab/> <text:s text:c="2"/>15 <text:s text:c="12"/><text:span text:style-name="T63">9</text:span> <text:s text:c="7"/>3 <text:s text:c="8"/>12</text:p>
      <text:p text:style-name="P101"/>
      <text:p text:style-name="P101"><text:tab/><text:tab/><text:tab/> <text:s text:c="9"/>10 <text:s text:c="4"/>22 <text:s text:c="4"/><text:span text:style-name="T63">8</text:span></text:p>
      <text:p text:style-name="P119"/>
      <text:p text:style-name="P166"><text:span text:style-name="T57">B</text:span><text:span text:style-name="T58">ut still </text:span><text:span text:style-name="T59">10</text:span><text:span text:style-name="T58"> has </text:span><text:span text:style-name="T59">child (3)</text:span><text:span text:style-name="T58"> which is </text:span><text:span text:style-name="T59">smaller</text:span><text:span text:style-name="T58"> than itself so we will siftDown(1</text:span><text:span text:style-name="T59">0</text:span><text:span text:style-name="T58">) </text:span><text:span text:style-name="T59">again</text:span><text:span text:style-name="T58">.</text:span></text:p>
      <text:p text:style-name="P164"/>
      <text:p text:style-name="P102"><draw:line text:anchor-type="paragraph" draw:z-index="25" draw:name="Shape1_33" draw:style-name="gr1" draw:text-style-name="P262" svg:x1="2.9681in" svg:y1="0.1154in" svg:x2="2.5953in" svg:y2="0.4106in"><text:p/></draw:line><draw:line text:anchor-type="paragraph" draw:z-index="26" draw:name="Shape1_34" draw:style-name="gr1" draw:text-style-name="P262" svg:x1="3.1591in" svg:y1="0.1264in" svg:x2="3.4724in" svg:y2="0.3819in"><text:p/></draw:line><text:tab/><text:tab/><text:tab/><text:tab/><text:tab/><text:tab/> <text:span text:style-name="T63">7</text:span></text:p>
      <text:p text:style-name="P102"/>
      <text:p text:style-name="P102"><draw:line text:anchor-type="paragraph" draw:z-index="18" draw:name="Shape1_26" draw:style-name="gr1" draw:text-style-name="P262" svg:x1="2.5083in" svg:y1="0.111in" svg:x2="2.2047in" svg:y2="0.4063in"><text:p/></draw:line><draw:line text:anchor-type="paragraph" draw:z-index="21" draw:name="Shape1_29" draw:style-name="gr1" draw:text-style-name="P262" svg:x1="3.4551in" svg:y1="0.1591in" svg:x2="3.2898in" svg:y2="0.4in"><text:p/></draw:line><draw:line text:anchor-type="paragraph" draw:z-index="22" draw:name="Shape1_30" draw:style-name="gr1" draw:text-style-name="P262" svg:x1="2.578in" svg:y1="0.1244in" svg:x2="2.8209in" svg:y2="0.4319in"><text:p/></draw:line><draw:line text:anchor-type="paragraph" draw:z-index="24" draw:name="Shape1_32" draw:style-name="gr1" draw:text-style-name="P262" svg:x1="3.55in" svg:y1="0.111in" svg:x2="3.7409in" svg:y2="0.3929in"><text:p/></draw:line><text:tab/><text:tab/><text:tab/><text:tab/><text:tab/> <text:span text:style-name="T63">11</text:span> <text:s text:c="10"/><text:tab/><text:span text:style-name="T63">3</text:span></text:p>
      <text:p text:style-name="P102"/>
      <text:p text:style-name="P102"><draw:line text:anchor-type="paragraph" draw:z-index="19" draw:name="Shape1_27" draw:style-name="gr1" draw:text-style-name="P262" svg:x1="2.135in" svg:y1="0.1661in" svg:x2="2.0484in" svg:y2="0.4252in"><text:p/></draw:line><draw:line text:anchor-type="paragraph" draw:z-index="20" draw:name="Shape1_28" draw:style-name="gr1" draw:text-style-name="P262" svg:x1="2.8472in" svg:y1="0.1528in" svg:x2="2.6909in" svg:y2="0.448in"><text:p/></draw:line><draw:line text:anchor-type="paragraph" draw:z-index="23" draw:name="Shape1_31" draw:style-name="gr1" draw:text-style-name="P262" svg:x1="2.248in" svg:y1="0.152in" svg:x2="2.3264in" svg:y2="0.3831in"><text:p/></draw:line><text:tab/><text:tab/><text:tab/><text:tab/> <text:s text:c="2"/>15 <text:s text:c="11"/><text:span text:style-name="T63">9</text:span> <text:s text:c="7"/><text:span text:style-name="T63">10</text:span> <text:s text:c="8"/>12</text:p>
      <text:p text:style-name="P102"/>
      <text:p text:style-name="P102"><text:tab/><text:tab/><text:tab/> <text:s text:c="9"/>10 <text:s text:c="4"/>22 <text:s text:c="4"/><text:span text:style-name="T63">8</text:span></text:p>
      <text:p text:style-name="P119"><text:span text:style-name="T50"/></text:p>
      <text:p text:style-name="P168"><text:span text:style-name="T57">s</text:span><text:span text:style-name="T50">teb b: siftDown(7)</text:span></text:p>
      <text:p text:style-name="P168"><text:span text:style-name="T50">As root node is still unsatisfied with heap property, 7 is greater than its child 3 so we will sift down 7.</text:span></text:p>
      <text:p text:style-name="P104"><draw:line text:anchor-type="paragraph" draw:z-index="52" draw:name="Shape1_51" draw:style-name="gr1" draw:text-style-name="P262" svg:x1="2.9681in" svg:y1="0.1154in" svg:x2="2.5953in" svg:y2="0.4106in"><text:p/></draw:line><draw:line text:anchor-type="paragraph" draw:z-index="53" draw:name="Shape1_52" draw:style-name="gr1" draw:text-style-name="P262" svg:x1="3.1591in" svg:y1="0.1264in" svg:x2="3.4724in" svg:y2="0.3819in"><text:p/></draw:line><text:tab/><text:tab/><text:tab/><text:tab/><text:tab/><text:tab/> <text:span text:style-name="T64">3</text:span></text:p>
      <text:p text:style-name="P104"/>
      <text:p text:style-name="P104"><draw:line text:anchor-type="paragraph" draw:z-index="45" draw:name="Shape1_44" draw:style-name="gr1" draw:text-style-name="P262" svg:x1="2.5083in" svg:y1="0.111in" svg:x2="2.2047in" svg:y2="0.4063in"><text:p/></draw:line><draw:line text:anchor-type="paragraph" draw:z-index="48" draw:name="Shape1_47" draw:style-name="gr1" draw:text-style-name="P262" svg:x1="3.4551in" svg:y1="0.1591in" svg:x2="3.2898in" svg:y2="0.4in"><text:p/></draw:line><draw:line text:anchor-type="paragraph" draw:z-index="49" draw:name="Shape1_48" draw:style-name="gr1" draw:text-style-name="P262" svg:x1="2.578in" svg:y1="0.1244in" svg:x2="2.8209in" svg:y2="0.4319in"><text:p/></draw:line><draw:line text:anchor-type="paragraph" draw:z-index="51" draw:name="Shape1_50" draw:style-name="gr1" draw:text-style-name="P262" svg:x1="3.55in" svg:y1="0.111in" svg:x2="3.7409in" svg:y2="0.3929in"><text:p/></draw:line><text:tab/><text:tab/><text:tab/><text:tab/><text:tab/> <text:span text:style-name="T63">11</text:span> <text:s text:c="10"/><text:tab/><text:span text:style-name="T64">7</text:span></text:p>
      <text:p text:style-name="P104"/>
      <text:p text:style-name="P104"><draw:line text:anchor-type="paragraph" draw:z-index="46" draw:name="Shape1_45" draw:style-name="gr1" draw:text-style-name="P262" svg:x1="2.135in" svg:y1="0.1661in" svg:x2="2.0484in" svg:y2="0.4252in"><text:p/></draw:line><draw:line text:anchor-type="paragraph" draw:z-index="47" draw:name="Shape1_46" draw:style-name="gr1" draw:text-style-name="P262" svg:x1="2.8472in" svg:y1="0.1528in" svg:x2="2.6909in" svg:y2="0.448in"><text:p/></draw:line><draw:line text:anchor-type="paragraph" draw:z-index="50" draw:name="Shape1_49" draw:style-name="gr1" draw:text-style-name="P262" svg:x1="2.248in" svg:y1="0.152in" svg:x2="2.3264in" svg:y2="0.3831in"><text:p/></draw:line><text:tab/><text:tab/><text:tab/><text:tab/> <text:s text:c="2"/>15 <text:s text:c="11"/><text:span text:style-name="T63">9</text:span> <text:s text:c="7"/><text:span text:style-name="T63">10</text:span> <text:s text:c="8"/>12</text:p>
      <text:p text:style-name="P104"/>
      <text:p text:style-name="P104"><text:tab/><text:tab/><text:tab/> <text:s text:c="9"/>10 <text:s text:c="4"/>22 <text:s text:c="4"/><text:span text:style-name="T63">8</text:span></text:p>
      <text:p text:style-name="P121"><text:span text:style-name="T57"/></text:p>
      <text:p text:style-name="P166"><text:span text:style-name="T57"/></text:p>
      <text:p text:style-name="P166"><text:span text:style-name="T57"/></text:p>
      <text:p text:style-name="P166"><text:span text:style-name="T57"/></text:p>
      <text:p text:style-name="P166"><text:span text:style-name="T57"/></text:p>
      <text:p text:style-name="P166"><text:span text:style-name="T57"/></text:p>
      <text:p text:style-name="P166"><text:span text:style-name="T57"/></text:p>
      <text:p text:style-name="P166"><text:span text:style-name="T57"/></text:p>
      <text:p text:style-name="P166"><text:soft-page-break/><text:span text:style-name="T57"/></text:p>
      <text:p text:style-name="P166"><text:span text:style-name="T57"/></text:p>
      <text:p text:style-name="P166"><text:span text:style-name="T57">Step </text:span><text:span text:style-name="T60">c</text:span><text:span text:style-name="T57">: </text:span><text:span text:style-name="T58">siftDown(1</text:span><text:span text:style-name="T59">1</text:span><text:span text:style-name="T58">)</text:span></text:p>
      <text:p text:style-name="P164"><text:span text:style-name="T59">11 is</text:span><text:span text:style-name="T50"> greater than its child </text:span><text:span text:style-name="T59">9</text:span><text:span text:style-name="T50"> so we will replace </text:span><text:span text:style-name="T58">1</text:span><text:span text:style-name="T59">1</text:span><text:span text:style-name="T50"> with its child </text:span><text:span text:style-name="T59">9</text:span><text:span text:style-name="T50">.</text:span></text:p>
      <text:p text:style-name="P102"><text:tab/><text:tab/></text:p>
      <text:p text:style-name="P165"/>
      <text:p text:style-name="P103"><draw:line text:anchor-type="paragraph" draw:z-index="34" draw:name="Shape1_24" draw:style-name="gr1" draw:text-style-name="P262" svg:x1="2.9681in" svg:y1="0.1154in" svg:x2="2.5953in" svg:y2="0.4106in"><text:p/></draw:line><draw:line text:anchor-type="paragraph" draw:z-index="35" draw:name="Shape1_25" draw:style-name="gr1" draw:text-style-name="P262" svg:x1="3.1591in" svg:y1="0.1264in" svg:x2="3.4724in" svg:y2="0.3819in"><text:p/></draw:line><text:tab/><text:tab/><text:tab/><text:tab/><text:tab/><text:tab/> <text:span text:style-name="T64">3</text:span></text:p>
      <text:p text:style-name="P103"/>
      <text:p text:style-name="P103"><draw:line text:anchor-type="paragraph" draw:z-index="27" draw:name="Shape1_17" draw:style-name="gr1" draw:text-style-name="P262" svg:x1="2.5083in" svg:y1="0.111in" svg:x2="2.2047in" svg:y2="0.4063in"><text:p/></draw:line><draw:line text:anchor-type="paragraph" draw:z-index="30" draw:name="Shape1_20" draw:style-name="gr1" draw:text-style-name="P262" svg:x1="3.4551in" svg:y1="0.1591in" svg:x2="3.2898in" svg:y2="0.4in"><text:p/></draw:line><draw:line text:anchor-type="paragraph" draw:z-index="31" draw:name="Shape1_21" draw:style-name="gr1" draw:text-style-name="P262" svg:x1="2.578in" svg:y1="0.1244in" svg:x2="2.8209in" svg:y2="0.4319in"><text:p/></draw:line><draw:line text:anchor-type="paragraph" draw:z-index="33" draw:name="Shape1_23" draw:style-name="gr1" draw:text-style-name="P262" svg:x1="3.55in" svg:y1="0.111in" svg:x2="3.7409in" svg:y2="0.3929in"><text:p/></draw:line><text:tab/><text:tab/><text:tab/><text:tab/><text:tab/> <text:span text:style-name="T63">9</text:span> <text:s text:c="10"/><text:tab/><text:span text:style-name="T64">7</text:span></text:p>
      <text:p text:style-name="P103"/>
      <text:p text:style-name="P103"><draw:line text:anchor-type="paragraph" draw:z-index="28" draw:name="Shape1_18" draw:style-name="gr1" draw:text-style-name="P262" svg:x1="2.135in" svg:y1="0.1661in" svg:x2="2.0484in" svg:y2="0.4252in"><text:p/></draw:line><draw:line text:anchor-type="paragraph" draw:z-index="29" draw:name="Shape1_19" draw:style-name="gr1" draw:text-style-name="P262" svg:x1="2.8472in" svg:y1="0.1528in" svg:x2="2.6909in" svg:y2="0.448in"><text:p/></draw:line><draw:line text:anchor-type="paragraph" draw:z-index="32" draw:name="Shape1_22" draw:style-name="gr1" draw:text-style-name="P262" svg:x1="2.248in" svg:y1="0.152in" svg:x2="2.3264in" svg:y2="0.3831in"><text:p/></draw:line><text:tab/><text:tab/><text:tab/><text:tab/> <text:s text:c="2"/>15 <text:s text:c="11"/><text:span text:style-name="T63">11</text:span> <text:s text:c="7"/><text:span text:style-name="T63">10</text:span> <text:s text:c="8"/>12</text:p>
      <text:p text:style-name="P103"/>
      <text:p text:style-name="P103"><text:tab/><text:tab/><text:tab/> <text:s text:c="9"/>10 <text:s text:c="4"/>22 <text:s text:c="4"/><text:span text:style-name="T63">8</text:span></text:p>
      <text:p text:style-name="P120"><text:span text:style-name="T50"/></text:p>
      <text:p text:style-name="P165"><text:span text:style-name="T59"/></text:p>
      <text:p text:style-name="P167"><text:span text:style-name="T59">But 11 is</text:span><text:span text:style-name="T57"> </text:span><text:span text:style-name="T59">still greater than its child 8 so we will siftDown 11 again</text:span><text:span text:style-name="T57">.</text:span></text:p>
      <text:p text:style-name="P169"><text:span text:style-name="T50"><text:tab/><text:tab/></text:span></text:p>
      <text:p text:style-name="P103"><draw:line text:anchor-type="paragraph" draw:z-index="43" draw:name="Shape1_42" draw:style-name="gr1" draw:text-style-name="P262" svg:x1="2.9681in" svg:y1="0.1154in" svg:x2="2.5953in" svg:y2="0.4106in"><text:p/></draw:line><draw:line text:anchor-type="paragraph" draw:z-index="44" draw:name="Shape1_43" draw:style-name="gr1" draw:text-style-name="P262" svg:x1="3.1591in" svg:y1="0.1264in" svg:x2="3.4724in" svg:y2="0.3819in"><text:p/></draw:line><text:tab/><text:tab/><text:tab/><text:tab/><text:tab/><text:tab/> <text:span text:style-name="T64">3</text:span></text:p>
      <text:p text:style-name="P103"/>
      <text:p text:style-name="P103"><draw:line text:anchor-type="paragraph" draw:z-index="36" draw:name="Shape1_35" draw:style-name="gr1" draw:text-style-name="P262" svg:x1="2.5083in" svg:y1="0.111in" svg:x2="2.2047in" svg:y2="0.4063in"><text:p/></draw:line><draw:line text:anchor-type="paragraph" draw:z-index="39" draw:name="Shape1_38" draw:style-name="gr1" draw:text-style-name="P262" svg:x1="3.4551in" svg:y1="0.1591in" svg:x2="3.2898in" svg:y2="0.4in"><text:p/></draw:line><draw:line text:anchor-type="paragraph" draw:z-index="40" draw:name="Shape1_39" draw:style-name="gr1" draw:text-style-name="P262" svg:x1="2.578in" svg:y1="0.1244in" svg:x2="2.8209in" svg:y2="0.4319in"><text:p/></draw:line><draw:line text:anchor-type="paragraph" draw:z-index="42" draw:name="Shape1_41" draw:style-name="gr1" draw:text-style-name="P262" svg:x1="3.55in" svg:y1="0.111in" svg:x2="3.7409in" svg:y2="0.3929in"><text:p/></draw:line><text:tab/><text:tab/><text:tab/><text:tab/><text:tab/> <text:span text:style-name="T63">9</text:span> <text:s text:c="10"/><text:tab/><text:span text:style-name="T64">7</text:span></text:p>
      <text:p text:style-name="P103"/>
      <text:p text:style-name="P103"><draw:line text:anchor-type="paragraph" draw:z-index="37" draw:name="Shape1_36" draw:style-name="gr1" draw:text-style-name="P262" svg:x1="2.135in" svg:y1="0.1661in" svg:x2="2.0484in" svg:y2="0.4252in"><text:p/></draw:line><draw:line text:anchor-type="paragraph" draw:z-index="38" draw:name="Shape1_37" draw:style-name="gr1" draw:text-style-name="P262" svg:x1="2.8472in" svg:y1="0.1528in" svg:x2="2.6909in" svg:y2="0.448in"><text:p/></draw:line><draw:line text:anchor-type="paragraph" draw:z-index="41" draw:name="Shape1_40" draw:style-name="gr1" draw:text-style-name="P262" svg:x1="2.248in" svg:y1="0.152in" svg:x2="2.3264in" svg:y2="0.3831in"><text:p/></draw:line><text:tab/><text:tab/><text:tab/><text:tab/> <text:s text:c="2"/>15 <text:s text:c="11"/><text:span text:style-name="T63">8</text:span> <text:s text:c="7"/><text:span text:style-name="T63">10</text:span> <text:s text:c="8"/>12</text:p>
      <text:p text:style-name="P103"/>
      <text:p text:style-name="P103"><text:tab/><text:tab/><text:tab/> <text:s text:c="9"/>10 <text:s text:c="4"/>22 <text:s text:c="4"/><text:span text:style-name="T63">11</text:span></text:p>
      <text:p text:style-name="P120"><text:span text:style-name="T50"/></text:p>
      <text:p text:style-name="P123">Step d: siftDown(9)</text:p>
      <text:p text:style-name="P123">Now 9 is at the current node and it is not satisfying the minheap property. We will replace 9 with its smaller child 8.<text:span text:style-name="T62"><text:tab/><text:tab/></text:span></text:p>
      <text:p text:style-name="P104"><draw:line text:anchor-type="paragraph" draw:z-index="61" draw:name="Shape1_60" draw:style-name="gr1" draw:text-style-name="P262" svg:x1="2.9681in" svg:y1="0.1154in" svg:x2="2.5953in" svg:y2="0.4106in"><text:p/></draw:line><draw:line text:anchor-type="paragraph" draw:z-index="62" draw:name="Shape1_61" draw:style-name="gr1" draw:text-style-name="P262" svg:x1="3.1591in" svg:y1="0.1264in" svg:x2="3.4724in" svg:y2="0.3819in"><text:p/></draw:line><text:tab/><text:tab/><text:tab/><text:tab/><text:tab/><text:tab/> <text:span text:style-name="T64">3</text:span></text:p>
      <text:p text:style-name="P104"/>
      <text:p text:style-name="P104"><draw:line text:anchor-type="paragraph" draw:z-index="54" draw:name="Shape1_53" draw:style-name="gr1" draw:text-style-name="P262" svg:x1="2.5083in" svg:y1="0.111in" svg:x2="2.2047in" svg:y2="0.4063in"><text:p/></draw:line><draw:line text:anchor-type="paragraph" draw:z-index="57" draw:name="Shape1_56" draw:style-name="gr1" draw:text-style-name="P262" svg:x1="3.4551in" svg:y1="0.1591in" svg:x2="3.2898in" svg:y2="0.4in"><text:p/></draw:line><draw:line text:anchor-type="paragraph" draw:z-index="58" draw:name="Shape1_57" draw:style-name="gr1" draw:text-style-name="P262" svg:x1="2.578in" svg:y1="0.1244in" svg:x2="2.8209in" svg:y2="0.4319in"><text:p/></draw:line><draw:line text:anchor-type="paragraph" draw:z-index="60" draw:name="Shape1_59" draw:style-name="gr1" draw:text-style-name="P262" svg:x1="3.55in" svg:y1="0.111in" svg:x2="3.7409in" svg:y2="0.3929in"><text:p/></draw:line><text:tab/><text:tab/><text:tab/><text:tab/><text:tab/> <text:span text:style-name="T64">8</text:span> <text:s text:c="10"/><text:tab/><text:span text:style-name="T64">7</text:span></text:p>
      <text:p text:style-name="P104"/>
      <text:p text:style-name="P104"><draw:line text:anchor-type="paragraph" draw:z-index="55" draw:name="Shape1_54" draw:style-name="gr1" draw:text-style-name="P262" svg:x1="2.135in" svg:y1="0.1661in" svg:x2="2.0484in" svg:y2="0.4252in"><text:p/></draw:line><draw:line text:anchor-type="paragraph" draw:z-index="56" draw:name="Shape1_55" draw:style-name="gr1" draw:text-style-name="P262" svg:x1="2.8472in" svg:y1="0.1528in" svg:x2="2.6909in" svg:y2="0.448in"><text:p/></draw:line><draw:line text:anchor-type="paragraph" draw:z-index="59" draw:name="Shape1_58" draw:style-name="gr1" draw:text-style-name="P262" svg:x1="2.248in" svg:y1="0.152in" svg:x2="2.3264in" svg:y2="0.3831in"><text:p/></draw:line><text:tab/><text:tab/><text:tab/><text:tab/> <text:s text:c="2"/>15 <text:s text:c="11"/><text:span text:style-name="T64">9</text:span> <text:s text:c="7"/><text:span text:style-name="T63">10</text:span> <text:s text:c="8"/>12</text:p>
      <text:p text:style-name="P104"/>
      <text:p text:style-name="P104"><text:tab/><text:tab/><text:tab/> <text:s text:c="9"/>10 <text:s text:c="4"/>22 <text:s text:c="4"/><text:span text:style-name="T63">11</text:span></text:p>
      <text:p text:style-name="P121"><text:span text:style-name="T50"/></text:p>
      <text:p text:style-name="P124">Step e: siftDown(15)</text:p>
      <text:p text:style-name="P124">As 15 is greater than its child 10, so we will siftdown(15) with 10.</text:p>
      <text:p text:style-name="P124"/>
      <text:p text:style-name="P105"><draw:line text:anchor-type="paragraph" draw:z-index="70" draw:name="Shape1_69" draw:style-name="gr1" draw:text-style-name="P262" svg:x1="2.9681in" svg:y1="0.1154in" svg:x2="2.5953in" svg:y2="0.4106in"><text:p/></draw:line><draw:line text:anchor-type="paragraph" draw:z-index="71" draw:name="Shape1_70" draw:style-name="gr1" draw:text-style-name="P262" svg:x1="3.1591in" svg:y1="0.1264in" svg:x2="3.4724in" svg:y2="0.3819in"><text:p/></draw:line><text:tab/><text:tab/><text:tab/><text:tab/><text:tab/><text:tab/> <text:span text:style-name="T64">3</text:span></text:p>
      <text:p text:style-name="P105"/>
      <text:p text:style-name="P105"><draw:line text:anchor-type="paragraph" draw:z-index="63" draw:name="Shape1_62" draw:style-name="gr1" draw:text-style-name="P262" svg:x1="2.5083in" svg:y1="0.111in" svg:x2="2.2047in" svg:y2="0.4063in"><text:p/></draw:line><draw:line text:anchor-type="paragraph" draw:z-index="66" draw:name="Shape1_65" draw:style-name="gr1" draw:text-style-name="P262" svg:x1="3.4551in" svg:y1="0.1591in" svg:x2="3.2898in" svg:y2="0.4in"><text:p/></draw:line><draw:line text:anchor-type="paragraph" draw:z-index="67" draw:name="Shape1_66" draw:style-name="gr1" draw:text-style-name="P262" svg:x1="2.578in" svg:y1="0.1244in" svg:x2="2.8209in" svg:y2="0.4319in"><text:p/></draw:line><draw:line text:anchor-type="paragraph" draw:z-index="69" draw:name="Shape1_68" draw:style-name="gr1" draw:text-style-name="P262" svg:x1="3.55in" svg:y1="0.111in" svg:x2="3.7409in" svg:y2="0.3929in"><text:p/></draw:line><text:tab/><text:tab/><text:tab/><text:tab/><text:tab/> <text:span text:style-name="T64">8</text:span> <text:s text:c="10"/><text:tab/><text:span text:style-name="T64">7</text:span></text:p>
      <text:p text:style-name="P105"/>
      <text:p text:style-name="P105"><draw:line text:anchor-type="paragraph" draw:z-index="64" draw:name="Shape1_63" draw:style-name="gr1" draw:text-style-name="P262" svg:x1="2.135in" svg:y1="0.1661in" svg:x2="2.0484in" svg:y2="0.4252in"><text:p/></draw:line><draw:line text:anchor-type="paragraph" draw:z-index="65" draw:name="Shape1_64" draw:style-name="gr1" draw:text-style-name="P262" svg:x1="2.8472in" svg:y1="0.1528in" svg:x2="2.6909in" svg:y2="0.448in"><text:p/></draw:line><draw:line text:anchor-type="paragraph" draw:z-index="68" draw:name="Shape1_67" draw:style-name="gr1" draw:text-style-name="P262" svg:x1="2.248in" svg:y1="0.152in" svg:x2="2.3264in" svg:y2="0.3831in"><text:p/></draw:line><text:tab/><text:tab/><text:tab/><text:tab/> <text:s text:c="2"/>1<text:span text:style-name="T65">0</text:span> <text:s text:c="11"/><text:span text:style-name="T64">9</text:span> <text:s text:c="7"/><text:span text:style-name="T63">10</text:span> <text:s text:c="8"/>12</text:p>
      <text:p text:style-name="P105"/>
      <text:p text:style-name="P105"><text:tab/><text:tab/><text:tab/> <text:s text:c="9"/>1<text:span text:style-name="T65">5</text:span> <text:s text:c="4"/>22 <text:s text:c="4"/><text:span text:style-name="T63">11</text:span></text:p>
      <text:p text:style-name="P122"><text:span text:style-name="T50"/></text:p>
      <text:p text:style-name="P125">Now, every node satisfies the minHeap property.</text:p>
      <text:p text:style-name="P125"/>
      <text:p text:style-name="P125"/>
      <text:p text:style-name="P125"/>
      <text:p text:style-name="P125"/>
      <text:p text:style-name="P126"><text:soft-page-break/>Part c)</text:p>
      <text:p text:style-name="P99">array = [10, 11, <text:span text:style-name="T62">7, 15, 9, 3, 12, 10, 22, 8]</text:span></text:p>
      <text:p text:style-name="P106"><draw:line text:anchor-type="paragraph" draw:z-index="72" draw:name="Shape1_71" draw:style-name="gr1" draw:text-style-name="P262" svg:x1="2.9772in" svg:y1="0.1339in" svg:x2="2.6043in" svg:y2="0.4291in"><text:p/></draw:line><draw:line text:anchor-type="paragraph" draw:z-index="80" draw:name="Shape1_79" draw:style-name="gr1" draw:text-style-name="P262" svg:x1="3.1244in" svg:y1="0.1307in" svg:x2="3.4378in" svg:y2="0.3862in"><text:p/></draw:line><text:tab/><text:tab/><text:tab/><text:tab/><text:tab/><text:tab/>10</text:p>
      <text:p text:style-name="P106"/>
      <text:p text:style-name="P106"><draw:line text:anchor-type="paragraph" draw:z-index="73" draw:name="Shape1_72" draw:style-name="gr1" draw:text-style-name="P262" svg:x1="2.5083in" svg:y1="0.111in" svg:x2="2.2047in" svg:y2="0.4063in"><text:p/></draw:line><draw:line text:anchor-type="paragraph" draw:z-index="76" draw:name="Shape1_75" draw:style-name="gr1" draw:text-style-name="P262" svg:x1="3.4551in" svg:y1="0.1591in" svg:x2="3.2898in" svg:y2="0.4in"><text:p/></draw:line><draw:line text:anchor-type="paragraph" draw:z-index="77" draw:name="Shape1_76" draw:style-name="gr1" draw:text-style-name="P262" svg:x1="2.578in" svg:y1="0.1244in" svg:x2="2.8209in" svg:y2="0.4319in"><text:p/></draw:line><draw:line text:anchor-type="paragraph" draw:z-index="79" draw:name="Shape1_78" draw:style-name="gr1" draw:text-style-name="P262" svg:x1="3.55in" svg:y1="0.111in" svg:x2="3.7409in" svg:y2="0.3929in"><text:p/></draw:line><text:tab/><text:tab/><text:tab/><text:tab/><text:tab/>11 <text:s text:c="10"/><text:tab/>7</text:p>
      <text:p text:style-name="P106"/>
      <text:p text:style-name="P106"><draw:line text:anchor-type="paragraph" draw:z-index="74" draw:name="Shape1_73" draw:style-name="gr1" draw:text-style-name="P262" svg:x1="2.135in" svg:y1="0.1661in" svg:x2="2.0484in" svg:y2="0.4252in"><text:p/></draw:line><draw:line text:anchor-type="paragraph" draw:z-index="75" draw:name="Shape1_74" draw:style-name="gr1" draw:text-style-name="P262" svg:x1="2.8472in" svg:y1="0.1528in" svg:x2="2.6909in" svg:y2="0.448in"><text:p/></draw:line><draw:line text:anchor-type="paragraph" draw:z-index="78" draw:name="Shape1_77" draw:style-name="gr1" draw:text-style-name="P262" svg:x1="2.248in" svg:y1="0.152in" svg:x2="2.3264in" svg:y2="0.3831in"><text:p/></draw:line><text:tab/><text:tab/><text:tab/><text:tab/> <text:s text:c="2"/>15 <text:s text:c="12"/>9 <text:s text:c="7"/>3 <text:s text:c="8"/>12</text:p>
      <text:p text:style-name="P106"/>
      <text:p text:style-name="P106"><text:tab/><text:tab/><text:tab/> <text:s text:c="9"/>10 <text:s text:c="4"/>22 <text:s text:c="4"/>8<text:tab/></text:p>
      <text:p text:style-name="P115"/>
      <text:p text:style-name="P127"><text:span text:style-name="T68">S</text:span>tep 1:</text:p>
      <text:p text:style-name="P127">We will start from down to up, as 8 is less than 9 so it is ok. </text:p>
      <text:p text:style-name="P127"/>
      <text:p text:style-name="P127">Step 2:</text:p>
      <text:p text:style-name="P127">22 is greater than 15 so we will replace 15 with 22.</text:p>
      <text:p text:style-name="P107"><draw:line text:anchor-type="paragraph" draw:z-index="81" draw:name="Shape1_80" draw:style-name="gr1" draw:text-style-name="P262" svg:x1="2.9772in" svg:y1="0.1339in" svg:x2="2.6043in" svg:y2="0.4291in"><text:p/></draw:line><draw:line text:anchor-type="paragraph" draw:z-index="89" draw:name="Shape1_88" draw:style-name="gr1" draw:text-style-name="P262" svg:x1="3.1244in" svg:y1="0.1307in" svg:x2="3.4378in" svg:y2="0.3862in"><text:p/></draw:line><text:tab/><text:tab/><text:tab/><text:tab/><text:tab/><text:tab/>10</text:p>
      <text:p text:style-name="P107"/>
      <text:p text:style-name="P107"><draw:line text:anchor-type="paragraph" draw:z-index="82" draw:name="Shape1_81" draw:style-name="gr1" draw:text-style-name="P262" svg:x1="2.5083in" svg:y1="0.111in" svg:x2="2.2047in" svg:y2="0.4063in"><text:p/></draw:line><draw:line text:anchor-type="paragraph" draw:z-index="85" draw:name="Shape1_84" draw:style-name="gr1" draw:text-style-name="P262" svg:x1="3.4551in" svg:y1="0.1591in" svg:x2="3.2898in" svg:y2="0.4in"><text:p/></draw:line><draw:line text:anchor-type="paragraph" draw:z-index="86" draw:name="Shape1_85" draw:style-name="gr1" draw:text-style-name="P262" svg:x1="2.578in" svg:y1="0.1244in" svg:x2="2.8209in" svg:y2="0.4319in"><text:p/></draw:line><draw:line text:anchor-type="paragraph" draw:z-index="88" draw:name="Shape1_87" draw:style-name="gr1" draw:text-style-name="P262" svg:x1="3.55in" svg:y1="0.111in" svg:x2="3.7409in" svg:y2="0.3929in"><text:p/></draw:line><text:tab/><text:tab/><text:tab/><text:tab/><text:tab/>11 <text:s text:c="10"/><text:tab/>7</text:p>
      <text:p text:style-name="P107"/>
      <text:p text:style-name="P107"><draw:line text:anchor-type="paragraph" draw:z-index="83" draw:name="Shape1_82" draw:style-name="gr1" draw:text-style-name="P262" svg:x1="2.135in" svg:y1="0.1661in" svg:x2="2.0484in" svg:y2="0.4252in"><text:p/></draw:line><draw:line text:anchor-type="paragraph" draw:z-index="84" draw:name="Shape1_83" draw:style-name="gr1" draw:text-style-name="P262" svg:x1="2.8472in" svg:y1="0.1528in" svg:x2="2.6909in" svg:y2="0.448in"><text:p/></draw:line><draw:line text:anchor-type="paragraph" draw:z-index="87" draw:name="Shape1_86" draw:style-name="gr1" draw:text-style-name="P262" svg:x1="2.248in" svg:y1="0.152in" svg:x2="2.3264in" svg:y2="0.3831in"><text:p/></draw:line><text:tab/><text:tab/><text:tab/><text:tab/> <text:s text:c="2"/><text:span text:style-name="T67">22</text:span> <text:s text:c="12"/>9 <text:s text:c="7"/>3 <text:s text:c="8"/>12</text:p>
      <text:p text:style-name="P107"/>
      <text:p text:style-name="P107"><text:tab/><text:tab/><text:tab/> <text:s text:c="9"/>10 <text:s text:c="4"/><text:span text:style-name="T67">15</text:span> <text:s text:c="4"/>8<text:tab/></text:p>
      <text:p text:style-name="P116"/>
      <text:p text:style-name="P128">Step 3: </text:p>
      <text:p text:style-name="P129">12 is greater than 7, so replace 7 with 12</text:p>
      <text:p text:style-name="P108"><draw:line text:anchor-type="paragraph" draw:z-index="90" draw:name="Shape1_89" draw:style-name="gr1" draw:text-style-name="P262" svg:x1="2.9772in" svg:y1="0.1339in" svg:x2="2.6043in" svg:y2="0.4291in"><text:p/></draw:line><draw:line text:anchor-type="paragraph" draw:z-index="98" draw:name="Shape1_97" draw:style-name="gr1" draw:text-style-name="P262" svg:x1="3.1244in" svg:y1="0.1307in" svg:x2="3.4378in" svg:y2="0.3862in"><text:p/></draw:line><text:tab/><text:tab/><text:tab/><text:tab/><text:tab/><text:tab/>10</text:p>
      <text:p text:style-name="P108"/>
      <text:p text:style-name="P108"><draw:line text:anchor-type="paragraph" draw:z-index="91" draw:name="Shape1_90" draw:style-name="gr1" draw:text-style-name="P262" svg:x1="2.5083in" svg:y1="0.111in" svg:x2="2.2047in" svg:y2="0.4063in"><text:p/></draw:line><draw:line text:anchor-type="paragraph" draw:z-index="94" draw:name="Shape1_93" draw:style-name="gr1" draw:text-style-name="P262" svg:x1="3.4551in" svg:y1="0.1591in" svg:x2="3.2898in" svg:y2="0.4in"><text:p/></draw:line><draw:line text:anchor-type="paragraph" draw:z-index="95" draw:name="Shape1_94" draw:style-name="gr1" draw:text-style-name="P262" svg:x1="2.578in" svg:y1="0.1244in" svg:x2="2.8209in" svg:y2="0.4319in"><text:p/></draw:line><draw:line text:anchor-type="paragraph" draw:z-index="97" draw:name="Shape1_96" draw:style-name="gr1" draw:text-style-name="P262" svg:x1="3.55in" svg:y1="0.111in" svg:x2="3.7409in" svg:y2="0.3929in"><text:p/></draw:line><text:tab/><text:tab/><text:tab/><text:tab/><text:tab/>11 <text:s text:c="10"/><text:tab/><text:span text:style-name="T69">12</text:span></text:p>
      <text:p text:style-name="P108"/>
      <text:p text:style-name="P108"><draw:line text:anchor-type="paragraph" draw:z-index="92" draw:name="Shape1_91" draw:style-name="gr1" draw:text-style-name="P262" svg:x1="2.135in" svg:y1="0.1661in" svg:x2="2.0484in" svg:y2="0.4252in"><text:p/></draw:line><draw:line text:anchor-type="paragraph" draw:z-index="93" draw:name="Shape1_92" draw:style-name="gr1" draw:text-style-name="P262" svg:x1="2.8472in" svg:y1="0.1528in" svg:x2="2.6909in" svg:y2="0.448in"><text:p/></draw:line><draw:line text:anchor-type="paragraph" draw:z-index="96" draw:name="Shape1_95" draw:style-name="gr1" draw:text-style-name="P262" svg:x1="2.248in" svg:y1="0.152in" svg:x2="2.3264in" svg:y2="0.3831in"><text:p/></draw:line><text:tab/><text:tab/><text:tab/><text:tab/> <text:s text:c="2"/><text:span text:style-name="T67">22</text:span> <text:s text:c="12"/>9 <text:s text:c="7"/>3 <text:s text:c="8"/><text:span text:style-name="T69">7</text:span></text:p>
      <text:p text:style-name="P108"/>
      <text:p text:style-name="P108"><text:tab/><text:tab/><text:tab/> <text:s text:c="9"/>10 <text:s text:c="4"/><text:span text:style-name="T67">15</text:span> <text:s text:c="4"/>8<text:tab/></text:p>
      <text:p text:style-name="P117"/>
      <text:p text:style-name="P130">Step 4:</text:p>
      <text:p text:style-name="P130">22 is greater than its parent 11. so replace 11 with 22.</text:p>
      <text:p text:style-name="P109"><draw:line text:anchor-type="paragraph" draw:z-index="99" draw:name="Shape1_98" draw:style-name="gr1" draw:text-style-name="P262" svg:x1="2.9772in" svg:y1="0.1339in" svg:x2="2.6043in" svg:y2="0.4291in"><text:p/></draw:line><draw:line text:anchor-type="paragraph" draw:z-index="107" draw:name="Shape1_106" draw:style-name="gr1" draw:text-style-name="P262" svg:x1="3.1244in" svg:y1="0.1307in" svg:x2="3.4378in" svg:y2="0.3862in"><text:p/></draw:line><text:tab/><text:tab/><text:tab/><text:tab/><text:tab/><text:tab/>10</text:p>
      <text:p text:style-name="P109"/>
      <text:p text:style-name="P109"><draw:line text:anchor-type="paragraph" draw:z-index="100" draw:name="Shape1_99" draw:style-name="gr1" draw:text-style-name="P262" svg:x1="2.5083in" svg:y1="0.111in" svg:x2="2.2047in" svg:y2="0.4063in"><text:p/></draw:line><draw:line text:anchor-type="paragraph" draw:z-index="103" draw:name="Shape1_102" draw:style-name="gr1" draw:text-style-name="P262" svg:x1="3.4551in" svg:y1="0.1591in" svg:x2="3.2898in" svg:y2="0.4in"><text:p/></draw:line><draw:line text:anchor-type="paragraph" draw:z-index="104" draw:name="Shape1_103" draw:style-name="gr1" draw:text-style-name="P262" svg:x1="2.578in" svg:y1="0.1244in" svg:x2="2.8209in" svg:y2="0.4319in"><text:p/></draw:line><draw:line text:anchor-type="paragraph" draw:z-index="106" draw:name="Shape1_105" draw:style-name="gr1" draw:text-style-name="P262" svg:x1="3.55in" svg:y1="0.111in" svg:x2="3.7409in" svg:y2="0.3929in"><text:p/></draw:line><text:tab/><text:tab/><text:tab/><text:tab/><text:tab/><text:span text:style-name="T70">22</text:span> <text:s text:c="10"/><text:tab/><text:span text:style-name="T69">12</text:span></text:p>
      <text:p text:style-name="P109"/>
      <text:p text:style-name="P109"><draw:line text:anchor-type="paragraph" draw:z-index="101" draw:name="Shape1_100" draw:style-name="gr1" draw:text-style-name="P262" svg:x1="2.135in" svg:y1="0.1661in" svg:x2="2.0484in" svg:y2="0.4252in"><text:p/></draw:line><draw:line text:anchor-type="paragraph" draw:z-index="102" draw:name="Shape1_101" draw:style-name="gr1" draw:text-style-name="P262" svg:x1="2.8472in" svg:y1="0.1528in" svg:x2="2.6909in" svg:y2="0.448in"><text:p/></draw:line><draw:line text:anchor-type="paragraph" draw:z-index="105" draw:name="Shape1_104" draw:style-name="gr1" draw:text-style-name="P262" svg:x1="2.248in" svg:y1="0.152in" svg:x2="2.3264in" svg:y2="0.3831in"><text:p/></draw:line><text:tab/><text:tab/><text:tab/><text:tab/> <text:s text:c="2"/><text:span text:style-name="T70">11</text:span> <text:s text:c="12"/>9 <text:s text:c="7"/>3 <text:s text:c="8"/><text:span text:style-name="T69">7</text:span></text:p>
      <text:p text:style-name="P109"/>
      <text:p text:style-name="P109"><text:tab/><text:tab/><text:tab/> <text:s text:c="9"/>10 <text:s text:c="4"/><text:span text:style-name="T67">15</text:span> <text:s text:c="4"/>8<text:tab/></text:p>
      <text:p text:style-name="P118"/>
      <text:p text:style-name="P131">But 11 is not satisfying maxHeap property at the given position, its child 15 is greater than itself so we will replace 15 with 11.</text:p>
      <text:p text:style-name="P110"><draw:line text:anchor-type="paragraph" draw:z-index="108" draw:name="Shape1_107" draw:style-name="gr1" draw:text-style-name="P262" svg:x1="2.9772in" svg:y1="0.1339in" svg:x2="2.6043in" svg:y2="0.4291in"><text:p/></draw:line><draw:line text:anchor-type="paragraph" draw:z-index="116" draw:name="Shape1_115" draw:style-name="gr1" draw:text-style-name="P262" svg:x1="3.1244in" svg:y1="0.1307in" svg:x2="3.4378in" svg:y2="0.3862in"><text:p/></draw:line><text:tab/><text:tab/><text:tab/><text:tab/><text:tab/><text:tab/>10</text:p>
      <text:p text:style-name="P110"/>
      <text:p text:style-name="P110"><draw:line text:anchor-type="paragraph" draw:z-index="109" draw:name="Shape1_108" draw:style-name="gr1" draw:text-style-name="P262" svg:x1="2.5083in" svg:y1="0.111in" svg:x2="2.2047in" svg:y2="0.4063in"><text:p/></draw:line><draw:line text:anchor-type="paragraph" draw:z-index="112" draw:name="Shape1_111" draw:style-name="gr1" draw:text-style-name="P262" svg:x1="3.4551in" svg:y1="0.1591in" svg:x2="3.2898in" svg:y2="0.4in"><text:p/></draw:line><draw:line text:anchor-type="paragraph" draw:z-index="113" draw:name="Shape1_112" draw:style-name="gr1" draw:text-style-name="P262" svg:x1="2.578in" svg:y1="0.1244in" svg:x2="2.8209in" svg:y2="0.4319in"><text:p/></draw:line><draw:line text:anchor-type="paragraph" draw:z-index="115" draw:name="Shape1_114" draw:style-name="gr1" draw:text-style-name="P262" svg:x1="3.55in" svg:y1="0.111in" svg:x2="3.7409in" svg:y2="0.3929in"><text:p/></draw:line><text:tab/><text:tab/><text:tab/><text:tab/><text:tab/><text:span text:style-name="T70">22</text:span> <text:s text:c="10"/><text:tab/><text:span text:style-name="T69">12</text:span></text:p>
      <text:p text:style-name="P110"/>
      <text:p text:style-name="P110"><draw:line text:anchor-type="paragraph" draw:z-index="110" draw:name="Shape1_109" draw:style-name="gr1" draw:text-style-name="P262" svg:x1="2.135in" svg:y1="0.1661in" svg:x2="2.0484in" svg:y2="0.4252in"><text:p/></draw:line><draw:line text:anchor-type="paragraph" draw:z-index="111" draw:name="Shape1_110" draw:style-name="gr1" draw:text-style-name="P262" svg:x1="2.8472in" svg:y1="0.1528in" svg:x2="2.6909in" svg:y2="0.448in"><text:p/></draw:line><draw:line text:anchor-type="paragraph" draw:z-index="114" draw:name="Shape1_113" draw:style-name="gr1" draw:text-style-name="P262" svg:x1="2.248in" svg:y1="0.152in" svg:x2="2.3264in" svg:y2="0.3831in"><text:p/></draw:line><text:tab/><text:tab/><text:tab/><text:tab/> <text:s text:c="2"/><text:span text:style-name="T71">15</text:span> <text:s text:c="12"/>9 <text:s text:c="7"/>3 <text:s text:c="8"/><text:span text:style-name="T69">7</text:span></text:p>
      <text:p text:style-name="P110"/>
      <text:p text:style-name="P110"><text:tab/><text:tab/><text:tab/> <text:s text:c="9"/>10 <text:s text:c="4"/><text:span text:style-name="T67">1</text:span><text:span text:style-name="T71">1</text:span> <text:s text:c="4"/>8<text:tab/></text:p>
      <text:p text:style-name="P132"><text:soft-page-break/>Step 5:</text:p>
      <text:p text:style-name="P132">Root node 10 is smaller than both of its child so we will replace 10 with greater child which is 22.</text:p>
      <text:p text:style-name="P132"/>
      <text:p text:style-name="P111"><draw:line text:anchor-type="paragraph" draw:z-index="117" draw:name="Shape1_116" draw:style-name="gr1" draw:text-style-name="P262" svg:x1="2.9772in" svg:y1="0.1339in" svg:x2="2.6043in" svg:y2="0.4291in"><text:p/></draw:line><draw:line text:anchor-type="paragraph" draw:z-index="125" draw:name="Shape1_124" draw:style-name="gr1" draw:text-style-name="P262" svg:x1="3.1244in" svg:y1="0.1307in" svg:x2="3.4378in" svg:y2="0.3862in"><text:p/></draw:line><text:tab/><text:tab/><text:tab/><text:tab/><text:tab/><text:tab/><text:span text:style-name="T72">22</text:span></text:p>
      <text:p text:style-name="P111"/>
      <text:p text:style-name="P111"><draw:line text:anchor-type="paragraph" draw:z-index="118" draw:name="Shape1_117" draw:style-name="gr1" draw:text-style-name="P262" svg:x1="2.5083in" svg:y1="0.111in" svg:x2="2.2047in" svg:y2="0.4063in"><text:p/></draw:line><draw:line text:anchor-type="paragraph" draw:z-index="121" draw:name="Shape1_120" draw:style-name="gr1" draw:text-style-name="P262" svg:x1="3.4551in" svg:y1="0.1591in" svg:x2="3.2898in" svg:y2="0.4in"><text:p/></draw:line><draw:line text:anchor-type="paragraph" draw:z-index="122" draw:name="Shape1_121" draw:style-name="gr1" draw:text-style-name="P262" svg:x1="2.578in" svg:y1="0.1244in" svg:x2="2.8209in" svg:y2="0.4319in"><text:p/></draw:line><draw:line text:anchor-type="paragraph" draw:z-index="124" draw:name="Shape1_123" draw:style-name="gr1" draw:text-style-name="P262" svg:x1="3.55in" svg:y1="0.111in" svg:x2="3.7409in" svg:y2="0.3929in"><text:p/></draw:line><text:tab/><text:tab/><text:tab/><text:tab/><text:tab/><text:span text:style-name="T72">10</text:span> <text:s text:c="10"/><text:tab/><text:span text:style-name="T69">12</text:span></text:p>
      <text:p text:style-name="P111"/>
      <text:p text:style-name="P111"><draw:line text:anchor-type="paragraph" draw:z-index="119" draw:name="Shape1_118" draw:style-name="gr1" draw:text-style-name="P262" svg:x1="2.135in" svg:y1="0.1661in" svg:x2="2.0484in" svg:y2="0.4252in"><text:p/></draw:line><draw:line text:anchor-type="paragraph" draw:z-index="120" draw:name="Shape1_119" draw:style-name="gr1" draw:text-style-name="P262" svg:x1="2.8472in" svg:y1="0.1528in" svg:x2="2.6909in" svg:y2="0.448in"><text:p/></draw:line><draw:line text:anchor-type="paragraph" draw:z-index="123" draw:name="Shape1_122" draw:style-name="gr1" draw:text-style-name="P262" svg:x1="2.248in" svg:y1="0.152in" svg:x2="2.3264in" svg:y2="0.3831in"><text:p/></draw:line><text:tab/><text:tab/><text:tab/><text:tab/> <text:s text:c="2"/><text:span text:style-name="T71">15</text:span> <text:s text:c="12"/>9 <text:s text:c="7"/>3 <text:s text:c="8"/><text:span text:style-name="T69">7</text:span></text:p>
      <text:p text:style-name="P111"/>
      <text:p text:style-name="P111"><text:tab/><text:tab/><text:tab/> <text:s text:c="9"/>10 <text:s text:c="4"/><text:span text:style-name="T67">1</text:span><text:span text:style-name="T71">1</text:span> <text:s text:c="4"/>8<text:tab/></text:p>
      <text:p text:style-name="P111"/>
      <text:p text:style-name="P133">But now 10 is not satisfying maxHeap property at the current position. We will replace 10 with 15.</text:p>
      <text:p text:style-name="P133"/>
      <text:p text:style-name="P112"><draw:line text:anchor-type="paragraph" draw:z-index="126" draw:name="Shape1_125" draw:style-name="gr1" draw:text-style-name="P262" svg:x1="2.9772in" svg:y1="0.1339in" svg:x2="2.6043in" svg:y2="0.4291in"><text:p/></draw:line><draw:line text:anchor-type="paragraph" draw:z-index="134" draw:name="Shape1_133" draw:style-name="gr1" draw:text-style-name="P262" svg:x1="3.1244in" svg:y1="0.1307in" svg:x2="3.4378in" svg:y2="0.3862in"><text:p/></draw:line><text:tab/><text:tab/><text:tab/><text:tab/><text:tab/><text:tab/><text:span text:style-name="T72">22</text:span></text:p>
      <text:p text:style-name="P112"/>
      <text:p text:style-name="P112"><draw:line text:anchor-type="paragraph" draw:z-index="127" draw:name="Shape1_126" draw:style-name="gr1" draw:text-style-name="P262" svg:x1="2.5083in" svg:y1="0.111in" svg:x2="2.2047in" svg:y2="0.4063in"><text:p/></draw:line><draw:line text:anchor-type="paragraph" draw:z-index="130" draw:name="Shape1_129" draw:style-name="gr1" draw:text-style-name="P262" svg:x1="3.4551in" svg:y1="0.1591in" svg:x2="3.2898in" svg:y2="0.4in"><text:p/></draw:line><draw:line text:anchor-type="paragraph" draw:z-index="131" draw:name="Shape1_130" draw:style-name="gr1" draw:text-style-name="P262" svg:x1="2.578in" svg:y1="0.1244in" svg:x2="2.8209in" svg:y2="0.4319in"><text:p/></draw:line><draw:line text:anchor-type="paragraph" draw:z-index="133" draw:name="Shape1_132" draw:style-name="gr1" draw:text-style-name="P262" svg:x1="3.55in" svg:y1="0.111in" svg:x2="3.7409in" svg:y2="0.3929in"><text:p/></draw:line><text:tab/><text:tab/><text:tab/><text:tab/><text:tab/><text:span text:style-name="T72">1</text:span><text:span text:style-name="T73">5</text:span> <text:s text:c="10"/><text:tab/><text:span text:style-name="T69">12</text:span></text:p>
      <text:p text:style-name="P112"/>
      <text:p text:style-name="P112"><draw:line text:anchor-type="paragraph" draw:z-index="128" draw:name="Shape1_127" draw:style-name="gr1" draw:text-style-name="P262" svg:x1="2.135in" svg:y1="0.1661in" svg:x2="2.0484in" svg:y2="0.4252in"><text:p/></draw:line><draw:line text:anchor-type="paragraph" draw:z-index="129" draw:name="Shape1_128" draw:style-name="gr1" draw:text-style-name="P262" svg:x1="2.8472in" svg:y1="0.1528in" svg:x2="2.6909in" svg:y2="0.448in"><text:p/></draw:line><draw:line text:anchor-type="paragraph" draw:z-index="132" draw:name="Shape1_131" draw:style-name="gr1" draw:text-style-name="P262" svg:x1="2.248in" svg:y1="0.152in" svg:x2="2.3264in" svg:y2="0.3831in"><text:p/></draw:line><text:tab/><text:tab/><text:tab/><text:tab/> <text:s text:c="2"/><text:span text:style-name="T71">1</text:span><text:span text:style-name="T73">0</text:span> <text:s text:c="12"/>9 <text:s text:c="7"/>3 <text:s text:c="8"/><text:span text:style-name="T69">7</text:span></text:p>
      <text:p text:style-name="P112"/>
      <text:p text:style-name="P112"><text:tab/><text:tab/><text:tab/> <text:s text:c="9"/>10 <text:s text:c="4"/><text:span text:style-name="T67">1</text:span><text:span text:style-name="T71">1</text:span> <text:s text:c="4"/>8<text:tab/></text:p>
      <text:p text:style-name="P112"/>
      <text:p text:style-name="P134">10 is still not satisfying maxHeap property. We will replace 10 with 11.</text:p>
      <text:p text:style-name="P134"/>
      <text:p text:style-name="P113"><draw:line text:anchor-type="paragraph" draw:z-index="135" draw:name="Shape1_134" draw:style-name="gr1" draw:text-style-name="P262" svg:x1="2.9772in" svg:y1="0.1339in" svg:x2="2.6043in" svg:y2="0.4291in"><text:p/></draw:line><draw:line text:anchor-type="paragraph" draw:z-index="143" draw:name="Shape1_142" draw:style-name="gr1" draw:text-style-name="P262" svg:x1="3.1244in" svg:y1="0.1307in" svg:x2="3.4378in" svg:y2="0.3862in"><text:p/></draw:line><text:tab/><text:tab/><text:tab/><text:tab/><text:tab/><text:tab/><text:span text:style-name="T72">22</text:span></text:p>
      <text:p text:style-name="P113"/>
      <text:p text:style-name="P113"><draw:line text:anchor-type="paragraph" draw:z-index="136" draw:name="Shape1_135" draw:style-name="gr1" draw:text-style-name="P262" svg:x1="2.5083in" svg:y1="0.111in" svg:x2="2.2047in" svg:y2="0.4063in"><text:p/></draw:line><draw:line text:anchor-type="paragraph" draw:z-index="139" draw:name="Shape1_138" draw:style-name="gr1" draw:text-style-name="P262" svg:x1="3.4551in" svg:y1="0.1591in" svg:x2="3.2898in" svg:y2="0.4in"><text:p/></draw:line><draw:line text:anchor-type="paragraph" draw:z-index="140" draw:name="Shape1_139" draw:style-name="gr1" draw:text-style-name="P262" svg:x1="2.578in" svg:y1="0.1244in" svg:x2="2.8209in" svg:y2="0.4319in"><text:p/></draw:line><draw:line text:anchor-type="paragraph" draw:z-index="142" draw:name="Shape1_141" draw:style-name="gr1" draw:text-style-name="P262" svg:x1="3.55in" svg:y1="0.111in" svg:x2="3.7409in" svg:y2="0.3929in"><text:p/></draw:line><text:tab/><text:tab/><text:tab/><text:tab/><text:tab/><text:span text:style-name="T72">1</text:span><text:span text:style-name="T73">5</text:span> <text:s text:c="10"/><text:tab/><text:span text:style-name="T69">12</text:span></text:p>
      <text:p text:style-name="P113"/>
      <text:p text:style-name="P113"><draw:line text:anchor-type="paragraph" draw:z-index="137" draw:name="Shape1_136" draw:style-name="gr1" draw:text-style-name="P262" svg:x1="2.135in" svg:y1="0.1661in" svg:x2="2.0484in" svg:y2="0.4252in"><text:p/></draw:line><draw:line text:anchor-type="paragraph" draw:z-index="138" draw:name="Shape1_137" draw:style-name="gr1" draw:text-style-name="P262" svg:x1="2.8472in" svg:y1="0.1528in" svg:x2="2.6909in" svg:y2="0.448in"><text:p/></draw:line><draw:line text:anchor-type="paragraph" draw:z-index="141" draw:name="Shape1_140" draw:style-name="gr1" draw:text-style-name="P262" svg:x1="2.248in" svg:y1="0.152in" svg:x2="2.3264in" svg:y2="0.3831in"><text:p/></draw:line><text:tab/><text:tab/><text:tab/><text:tab/> <text:s text:c="2"/><text:span text:style-name="T71">1</text:span><text:span text:style-name="T74">1</text:span> <text:s text:c="12"/>9 <text:s text:c="7"/>3 <text:s text:c="8"/><text:span text:style-name="T69">7</text:span></text:p>
      <text:p text:style-name="P113"/>
      <text:p text:style-name="P113"><text:tab/><text:tab/><text:tab/> <text:s text:c="9"/>10 <text:s text:c="4"/><text:span text:style-name="T67">1</text:span><text:span text:style-name="T74">0</text:span> <text:s text:c="4"/>8<text:tab/></text:p>
      <text:p text:style-name="P113"/>
      <text:p text:style-name="P135">Now, all the nodes/elements follow maxHeap property.</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9"><text:soft-page-break/>Answer <text:span text:style-name="T76">9</text:span>:</text:p>
      <text:p text:style-name="P136">x= CACMYCCA</text:p>
      <text:p text:style-name="P137">y=YMCMAMYYCMA</text:p>
      <text:p text:style-name="P137"/>
      <table:table table:name="Table2" table:style-name="Table2">
        <table:table-column table:style-name="Table2.A" table:number-columns-repeated="9"/>
        <table:table-column table:style-name="Table2.J"/>
        <table:table-row>
          <table:table-cell table:style-name="Table2.A1" office:value-type="string">
            <text:p text:style-name="P195">LCS</text:p>
          </table:table-cell>
          <table:table-cell table:style-name="Table2.A1" office:value-type="string">
            <text:p text:style-name="P195">#</text:p>
          </table:table-cell>
          <table:table-cell table:style-name="Table2.A1" office:value-type="string">
            <text:p text:style-name="P195">C</text:p>
          </table:table-cell>
          <table:table-cell table:style-name="Table2.A1" office:value-type="string">
            <text:p text:style-name="P195">A</text:p>
          </table:table-cell>
          <table:table-cell table:style-name="Table2.A1" office:value-type="string">
            <text:p text:style-name="P195">C</text:p>
          </table:table-cell>
          <table:table-cell table:style-name="Table2.A1" office:value-type="string">
            <text:p text:style-name="P195">M</text:p>
          </table:table-cell>
          <table:table-cell table:style-name="Table2.A1" office:value-type="string">
            <text:p text:style-name="P195">Y</text:p>
          </table:table-cell>
          <table:table-cell table:style-name="Table2.A1" office:value-type="string">
            <text:p text:style-name="P195">C</text:p>
          </table:table-cell>
          <table:table-cell table:style-name="Table2.A1" office:value-type="string">
            <text:p text:style-name="P195">C</text:p>
          </table:table-cell>
          <table:table-cell table:style-name="Table2.A1" office:value-type="string">
            <text:p text:style-name="P195">A</text:p>
          </table:table-cell>
        </table:table-row>
        <table:table-row>
          <table:table-cell table:style-name="Table2.A1" office:value-type="string">
            <text:p text:style-name="P195">#</text:p>
          </table:table-cell>
          <table:table-cell table:style-name="Table2.A1" office:value-type="string">
            <text:p text:style-name="P195">0</text:p>
          </table:table-cell>
          <table:table-cell table:style-name="Table2.A1" office:value-type="string">
            <text:p text:style-name="P195"><draw:line text:anchor-type="paragraph" draw:z-index="146" draw:name="Shape2_3" draw:style-name="gr1" draw:text-style-name="P262" svg:x1="0.189in" svg:y1="0.1in" svg:x2="0.1898in" svg:y2="0.2717in"><text:p/></draw:line>0</text:p>
          </table:table-cell>
          <table:table-cell table:style-name="Table2.A1" office:value-type="string">
            <text:p text:style-name="P195"><draw:line text:anchor-type="paragraph" draw:z-index="174" draw:name="Shape2_33" draw:style-name="gr1" draw:text-style-name="P262" svg:x1="0.1874in" svg:y1="0.0835in" svg:x2="0.1882in" svg:y2="0.2551in"><text:p/></draw:line>0</text:p>
          </table:table-cell>
          <table:table-cell table:style-name="Table2.A1" office:value-type="string">
            <text:p text:style-name="P195"><draw:line text:anchor-type="paragraph" draw:z-index="173" draw:name="Shape2_32" draw:style-name="gr1" draw:text-style-name="P262" svg:x1="0.161in" svg:y1="0.0827in" svg:x2="0.1618in" svg:y2="0.2543in"><text:p/></draw:line>0</text:p>
          </table:table-cell>
          <table:table-cell table:style-name="Table2.A1" office:value-type="string">
            <text:p text:style-name="P195"><draw:line text:anchor-type="paragraph" draw:z-index="157" draw:name="Shape2_15" draw:style-name="gr1" draw:text-style-name="P262" svg:x1="0.5417in" svg:y1="0.1264in" svg:x2="0.7673in" svg:y2="0.272in"><text:p/></draw:line><draw:line text:anchor-type="paragraph" draw:z-index="172" draw:name="Shape2_31" draw:style-name="gr1" draw:text-style-name="P262" svg:x1="0.1598in" svg:y1="0.0827in" svg:x2="0.1606in" svg:y2="0.2543in"><text:p/></draw:line>0</text:p>
          </table:table-cell>
          <table:table-cell table:style-name="Table2.A1" office:value-type="string">
            <text:p text:style-name="P195">0</text:p>
          </table:table-cell>
          <table:table-cell table:style-name="Table2.A1" office:value-type="string">
            <text:p text:style-name="P195"><draw:line text:anchor-type="paragraph" draw:z-index="171" draw:name="Shape2_30" draw:style-name="gr1" draw:text-style-name="P262" svg:x1="0.15in" svg:y1="0.0827in" svg:x2="0.1508in" svg:y2="0.2543in"><text:p/></draw:line>0</text:p>
          </table:table-cell>
          <table:table-cell table:style-name="Table2.A1" office:value-type="string">
            <text:p text:style-name="P195"><draw:line text:anchor-type="paragraph" draw:z-index="190" draw:name="Shape2_49" draw:style-name="gr1" draw:text-style-name="P262" svg:x1="0.1571in" svg:y1="0.1193in" svg:x2="0.1579in" svg:y2="0.2909in"><text:p/></draw:line>0</text:p>
          </table:table-cell>
          <table:table-cell table:style-name="Table2.A1" office:value-type="string">
            <text:p text:style-name="P195"><draw:line text:anchor-type="paragraph" draw:z-index="189" draw:name="Shape2_48" draw:style-name="gr1" draw:text-style-name="P262" svg:x1="0.148in" svg:y1="0.0945in" svg:x2="0.1488in" svg:y2="0.2661in"><text:p/></draw:line>0</text:p>
          </table:table-cell>
        </table:table-row>
        <table:table-row>
          <table:table-cell table:style-name="Table2.A1" office:value-type="string">
            <text:p text:style-name="P195">Y</text:p>
          </table:table-cell>
          <table:table-cell table:style-name="Table2.A1" office:value-type="string">
            <text:p text:style-name="P195"><draw:line text:anchor-type="paragraph" draw:z-index="144" draw:name="Shape2" draw:style-name="gr1" draw:text-style-name="P262" svg:x1="0.5547in" svg:y1="0.098in" svg:x2="0.8063in" svg:y2="0.098in"><text:p/></draw:line>0</text:p>
          </table:table-cell>
          <table:table-cell table:style-name="Table2.A1" office:value-type="string">
            <text:p text:style-name="P195"><draw:line text:anchor-type="paragraph" draw:z-index="151" draw:name="Shape2_9" draw:style-name="gr1" draw:text-style-name="P262" svg:x1="0.5618in" svg:y1="0.1in" svg:x2="0.8134in" svg:y2="0.1in"><text:p/></draw:line><draw:line text:anchor-type="paragraph" draw:z-index="263" draw:name="Shape2_126" draw:style-name="gr1" draw:text-style-name="P262" svg:x1="0.102in" svg:y1="0.1535in" svg:x2="0.1028in" svg:y2="0.3252in"><text:p/></draw:line>0</text:p>
          </table:table-cell>
          <table:table-cell table:style-name="Table2.A1" office:value-type="string">
            <text:p text:style-name="P195"><draw:line text:anchor-type="paragraph" draw:z-index="150" draw:name="Shape2_8" draw:style-name="gr1" draw:text-style-name="P262" svg:x1="0.561in" svg:y1="0.0992in" svg:x2="0.8126in" svg:y2="0.0992in"><text:p/></draw:line><draw:line text:anchor-type="paragraph" draw:z-index="262" draw:name="Shape2_125" draw:style-name="gr1" draw:text-style-name="P262" svg:x1="0.1346in" svg:y1="0.1in" svg:x2="0.1354in" svg:y2="0.2717in"><text:p/></draw:line>0</text:p>
          </table:table-cell>
          <table:table-cell table:style-name="Table2.A1" office:value-type="string">
            <text:p text:style-name="P195"><draw:line text:anchor-type="paragraph" draw:z-index="149" draw:name="Shape2_7" draw:style-name="gr1" draw:text-style-name="P262" svg:x1="0.5516in" svg:y1="0.1083in" svg:x2="0.8031in" svg:y2="0.1083in"><text:p/></draw:line><draw:line text:anchor-type="paragraph" draw:z-index="261" draw:name="Shape2_124" draw:style-name="gr1" draw:text-style-name="P262" svg:x1="0.1346in" svg:y1="0.1453in" svg:x2="0.1354in" svg:y2="0.3169in"><text:p/></draw:line><draw:line text:anchor-type="paragraph" draw:z-index="218" draw:name="Shape2_77" draw:style-name="gr1" draw:text-style-name="P262" svg:x1="0.5689in" svg:y1="0.1516in" svg:x2="0.7945in" svg:y2="0.2972in"><text:p/></draw:line>0</text:p>
          </table:table-cell>
          <table:table-cell table:style-name="Table2.A1" office:value-type="string">
            <text:p text:style-name="P195">0</text:p>
          </table:table-cell>
          <table:table-cell table:style-name="Table2.A1" office:value-type="string">
            <text:p text:style-name="P195"><draw:line text:anchor-type="paragraph" draw:z-index="148" draw:name="Shape2_5" draw:style-name="gr1" draw:text-style-name="P262" svg:x1="0.55in" svg:y1="0.1in" svg:x2="0.8016in" svg:y2="0.1in"><text:p/></draw:line><draw:line text:anchor-type="paragraph" draw:z-index="260" draw:name="Shape2_123" draw:style-name="gr1" draw:text-style-name="P262" svg:x1="0.1244in" svg:y1="0.128in" svg:x2="0.1252in" svg:y2="0.2996in"><text:p/></draw:line>1</text:p>
          </table:table-cell>
          <table:table-cell table:style-name="Table2.A1" office:value-type="string">
            <text:p text:style-name="P195"><draw:line text:anchor-type="paragraph" draw:z-index="147" draw:name="Shape2_4" draw:style-name="gr1" draw:text-style-name="P262" svg:x1="0.5752in" svg:y1="0.0992in" svg:x2="0.8268in" svg:y2="0.0992in"><text:p/></draw:line><draw:line text:anchor-type="paragraph" draw:z-index="188" draw:name="Shape2_47" draw:style-name="gr1" draw:text-style-name="P262" svg:x1="0.1402in" svg:y1="0.1102in" svg:x2="0.1409in" svg:y2="0.2819in"><text:p/></draw:line>1</text:p>
          </table:table-cell>
          <table:table-cell table:style-name="Table2.A1" office:value-type="string">
            <text:p text:style-name="P195"><draw:line text:anchor-type="paragraph" draw:z-index="164" draw:name="Shape2_23" draw:style-name="gr1" draw:text-style-name="P262" svg:x1="0.5661in" svg:y1="0.0744in" svg:x2="0.8177in" svg:y2="0.0744in"><text:p/></draw:line><draw:line text:anchor-type="paragraph" draw:z-index="187" draw:name="Shape2_46" draw:style-name="gr1" draw:text-style-name="P262" svg:x1="0.1575in" svg:y1="0.1362in" svg:x2="0.1583in" svg:y2="0.3079in"><text:p/></draw:line>1</text:p>
          </table:table-cell>
          <table:table-cell table:style-name="Table2.A1" office:value-type="string">
            <text:p text:style-name="P195"><draw:line text:anchor-type="paragraph" draw:z-index="186" draw:name="Shape2_45" draw:style-name="gr1" draw:text-style-name="P262" svg:x1="0.1484in" svg:y1="0.1362in" svg:x2="0.1492in" svg:y2="0.3079in"><text:p/></draw:line>1</text:p>
          </table:table-cell>
        </table:table-row>
        <table:table-row>
          <table:table-cell table:style-name="Table2.A1" office:value-type="string">
            <text:p text:style-name="P195">M</text:p>
          </table:table-cell>
          <table:table-cell table:style-name="Table2.A1" office:value-type="string">
            <text:p text:style-name="P195"><draw:line text:anchor-type="paragraph" draw:z-index="191" draw:name="Shape2_50" draw:style-name="gr1" draw:text-style-name="P262" svg:x1="0.5291in" svg:y1="0.0972in" svg:x2="0.7807in" svg:y2="0.0972in"><text:p/></draw:line><draw:line text:anchor-type="paragraph" draw:z-index="156" draw:name="Shape2_14" draw:style-name="gr1" draw:text-style-name="P262" svg:x1="0.5457in" svg:y1="0.1335in" svg:x2="0.7713in" svg:y2="0.2791in"><text:p/></draw:line>0</text:p>
          </table:table-cell>
          <table:table-cell table:style-name="Table2.A1" office:value-type="string">
            <text:p text:style-name="P195"><draw:line text:anchor-type="paragraph" draw:z-index="163" draw:name="Shape2_21" draw:style-name="gr1" draw:text-style-name="P262" svg:x1="0.5535in" svg:y1="0.1075in" svg:x2="0.8051in" svg:y2="0.1075in"><text:p/></draw:line>0</text:p>
          </table:table-cell>
          <table:table-cell table:style-name="Table2.A1" office:value-type="string">
            <text:p text:style-name="P195"><draw:line text:anchor-type="paragraph" draw:z-index="162" draw:name="Shape2_20" draw:style-name="gr1" draw:text-style-name="P262" svg:x1="0.5528in" svg:y1="0.1252in" svg:x2="0.8043in" svg:y2="0.1252in"><text:p/></draw:line><draw:line text:anchor-type="paragraph" draw:z-index="155" draw:name="Shape2_13" draw:style-name="gr1" draw:text-style-name="P262" svg:x1="0.5528in" svg:y1="0.1252in" svg:x2="0.7783in" svg:y2="0.2709in"><text:p/></draw:line><draw:line text:anchor-type="paragraph" draw:z-index="184" draw:name="Shape2_43" draw:style-name="gr1" draw:text-style-name="P262" svg:x1="0.1272in" svg:y1="0.1445in" svg:x2="0.128in" svg:y2="0.3161in"><text:p/></draw:line>0</text:p>
          </table:table-cell>
          <table:table-cell table:style-name="Table2.A1" office:value-type="string">
            <text:p text:style-name="P195">0</text:p>
          </table:table-cell>
          <table:table-cell table:style-name="Table2.A1" office:value-type="string">
            <text:p text:style-name="P195"><draw:line text:anchor-type="paragraph" draw:z-index="161" draw:name="Shape2_19" draw:style-name="gr1" draw:text-style-name="P262" svg:x1="0.5417in" svg:y1="0.1075in" svg:x2="0.7933in" svg:y2="0.1075in"><text:p/></draw:line><draw:line text:anchor-type="paragraph" draw:z-index="183" draw:name="Shape2_42" draw:style-name="gr1" draw:text-style-name="P262" svg:x1="0.089in" svg:y1="0.1098in" svg:x2="0.0898in" svg:y2="0.2815in"><text:p/></draw:line>1</text:p>
          </table:table-cell>
          <table:table-cell table:style-name="Table2.A1" office:value-type="string">
            <text:p text:style-name="P195"><draw:line text:anchor-type="paragraph" draw:z-index="160" draw:name="Shape2_18" draw:style-name="gr1" draw:text-style-name="P262" svg:x1="0.5583in" svg:y1="0.0902in" svg:x2="0.8098in" svg:y2="0.0902in"><text:p/></draw:line><draw:line text:anchor-type="paragraph" draw:z-index="154" draw:name="Shape2_12" draw:style-name="gr1" draw:text-style-name="P262" svg:x1="0.5764in" svg:y1="0.1425in" svg:x2="0.802in" svg:y2="0.2882in"><text:p/></draw:line><draw:line text:anchor-type="paragraph" draw:z-index="182" draw:name="Shape2_41" draw:style-name="gr1" draw:text-style-name="P262" svg:x1="0.1161in" svg:y1="0.1354in" svg:x2="0.1169in" svg:y2="0.3071in"><text:p/></draw:line>1</text:p>
          </table:table-cell>
          <table:table-cell table:style-name="Table2.A1" office:value-type="string">
            <text:p text:style-name="P195"><draw:line text:anchor-type="paragraph" draw:z-index="159" draw:name="Shape2_17" draw:style-name="gr1" draw:text-style-name="P262" svg:x1="0.5575in" svg:y1="0.1161in" svg:x2="0.8091in" svg:y2="0.1161in"><text:p/></draw:line><draw:line text:anchor-type="paragraph" draw:z-index="153" draw:name="Shape2_11" draw:style-name="gr1" draw:text-style-name="P262" svg:x1="0.5756in" svg:y1="0.1598in" svg:x2="0.8012in" svg:y2="0.3055in"><text:p/></draw:line>1</text:p>
          </table:table-cell>
          <table:table-cell table:style-name="Table2.A1" office:value-type="string">
            <text:p text:style-name="P195"><draw:line text:anchor-type="paragraph" draw:z-index="158" draw:name="Shape2_16" draw:style-name="gr1" draw:text-style-name="P262" svg:x1="0.5398in" svg:y1="0.1161in" svg:x2="0.7913in" svg:y2="0.1161in"><text:p/></draw:line>1</text:p>
          </table:table-cell>
          <table:table-cell table:style-name="Table2.A1" office:value-type="string">
            <text:p text:style-name="P195"><draw:line text:anchor-type="paragraph" draw:z-index="269" draw:name="Shape2_134" draw:style-name="gr1" draw:text-style-name="P262" svg:x1="0.1654in" svg:y1="0.1598in" svg:x2="0.1661in" svg:y2="0.3315in"><text:p/></draw:line>1</text:p>
          </table:table-cell>
        </table:table-row>
        <table:table-row>
          <table:table-cell table:style-name="Table2.A1" office:value-type="string">
            <text:p text:style-name="P195">C</text:p>
          </table:table-cell>
          <table:table-cell table:style-name="Table2.A1" office:value-type="string">
            <text:p text:style-name="P195">0</text:p>
          </table:table-cell>
          <table:table-cell table:style-name="Table2.A1" office:value-type="string">
            <text:p text:style-name="P258"><draw:line text:anchor-type="paragraph" draw:z-index="199" draw:name="Shape2_57" draw:style-name="gr1" draw:text-style-name="P262" svg:x1="0.5453in" svg:y1="0.1244in" svg:x2="0.7969in" svg:y2="0.1244in"><text:p/></draw:line><draw:line text:anchor-type="paragraph" draw:z-index="185" draw:name="Shape2_44" draw:style-name="gr1" draw:text-style-name="P262" svg:x1="0.1193in" svg:y1="0.1264in" svg:x2="0.1201in" svg:y2="0.298in"><text:p/></draw:line>1</text:p>
          </table:table-cell>
          <table:table-cell table:style-name="Table2.A1" office:value-type="string">
            <text:p text:style-name="P195">1</text:p>
          </table:table-cell>
          <table:table-cell table:style-name="Table2.A1" office:value-type="string">
            <text:p text:style-name="P195"><draw:line text:anchor-type="paragraph" draw:z-index="198" draw:name="Shape2_56" draw:style-name="gr1" draw:text-style-name="P262" svg:x1="0.5075in" svg:y1="0.0898in" svg:x2="0.7591in" svg:y2="0.0898in"><text:p/></draw:line><draw:line text:anchor-type="paragraph" draw:z-index="152" draw:name="Shape2_10" draw:style-name="gr1" draw:text-style-name="P262" svg:x1="0.552in" svg:y1="0.1335in" svg:x2="0.7776in" svg:y2="0.2791in"><text:p/></draw:line><draw:line text:anchor-type="paragraph" draw:z-index="267" draw:name="Shape2_131" draw:style-name="gr1" draw:text-style-name="P262" svg:x1="0.1693in" svg:y1="0.1591in" svg:x2="0.1701in" svg:y2="0.3307in"><text:p/></draw:line>1</text:p>
          </table:table-cell>
          <table:table-cell table:style-name="Table2.A1" office:value-type="string">
            <text:p text:style-name="P195"><draw:line text:anchor-type="paragraph" draw:z-index="197" draw:name="Shape2_55" draw:style-name="gr1" draw:text-style-name="P262" svg:x1="0.5335in" svg:y1="0.1154in" svg:x2="0.785in" svg:y2="0.1154in"><text:p/></draw:line>1</text:p>
          </table:table-cell>
          <table:table-cell table:style-name="Table2.A1" office:value-type="string">
            <text:p text:style-name="P195"><draw:line text:anchor-type="paragraph" draw:z-index="266" draw:name="Shape2_129" draw:style-name="gr1" draw:text-style-name="P262" svg:x1="0.1591in" svg:y1="0.1071in" svg:x2="0.1598in" svg:y2="0.2787in"><text:p/></draw:line>1</text:p>
          </table:table-cell>
          <table:table-cell table:style-name="Table2.A1" office:value-type="string">
            <text:p text:style-name="P195"><draw:line text:anchor-type="paragraph" draw:z-index="265" draw:name="Shape2_128" draw:style-name="gr1" draw:text-style-name="P262" svg:x1="0.1134in" svg:y1="0.1256in" svg:x2="0.1142in" svg:y2="0.2972in"><text:p/></draw:line>2</text:p>
          </table:table-cell>
          <table:table-cell table:style-name="Table2.A1" office:value-type="string">
            <text:p text:style-name="P195"><draw:line text:anchor-type="paragraph" draw:z-index="196" draw:name="Shape2_54" draw:style-name="gr1" draw:text-style-name="P262" svg:x1="0.5398in" svg:y1="0.1071in" svg:x2="0.7913in" svg:y2="0.1071in"><text:p/></draw:line><draw:line text:anchor-type="paragraph" draw:z-index="264" draw:name="Shape2_127" draw:style-name="gr1" draw:text-style-name="P262" svg:x1="0.1319in" svg:y1="0.1138in" svg:x2="0.1327in" svg:y2="0.2854in"><text:p/></draw:line>2</text:p>
          </table:table-cell>
          <table:table-cell table:style-name="Table2.A1" office:value-type="string">
            <text:p text:style-name="P195"><draw:line text:anchor-type="paragraph" draw:z-index="181" draw:name="Shape2_40" draw:style-name="gr1" draw:text-style-name="P262" svg:x1="0.2165in" svg:y1="0.0984in" svg:x2="0.2173in" svg:y2="0.2701in"><text:p/></draw:line>2</text:p>
          </table:table-cell>
        </table:table-row>
        <table:table-row>
          <table:table-cell table:style-name="Table2.A1" office:value-type="string">
            <text:p text:style-name="P195">M</text:p>
          </table:table-cell>
          <table:table-cell table:style-name="Table2.A1" office:value-type="string">
            <text:p text:style-name="P195"><draw:line text:anchor-type="paragraph" draw:z-index="195" draw:name="Shape2_53" draw:style-name="gr1" draw:text-style-name="P262" svg:x1="0.5374in" svg:y1="0.1063in" svg:x2="0.789in" svg:y2="0.1063in"><text:p/></draw:line>0</text:p>
          </table:table-cell>
          <table:table-cell table:style-name="Table2.A1" office:value-type="string">
            <text:p text:style-name="P257"><draw:line text:anchor-type="paragraph" draw:z-index="194" draw:name="Shape2_52" draw:style-name="gr1" draw:text-style-name="P262" svg:x1="0.5362in" svg:y1="0.1236in" svg:x2="0.7878in" svg:y2="0.1236in"><text:p/></draw:line><draw:line text:anchor-type="paragraph" draw:z-index="229" draw:name="Shape2_88" draw:style-name="gr1" draw:text-style-name="P262" svg:x1="0.5618in" svg:y1="0.1236in" svg:x2="0.7874in" svg:y2="0.2693in"><text:p/></draw:line><draw:line text:anchor-type="paragraph" draw:z-index="268" draw:name="Shape2_132" draw:style-name="gr1" draw:text-style-name="P262" svg:x1="0.1193in" svg:y1="0.1063in" svg:x2="0.1201in" svg:y2="0.278in"><text:p/></draw:line>1</text:p>
          </table:table-cell>
          <table:table-cell table:style-name="Table2.A1" office:value-type="string">
            <text:p text:style-name="P195"><draw:line text:anchor-type="paragraph" draw:z-index="193" draw:name="Shape2_51" draw:style-name="gr1" draw:text-style-name="P262" svg:x1="0.5528in" svg:y1="0.0972in" svg:x2="0.8043in" svg:y2="0.0972in"><text:p/></draw:line>1</text:p>
          </table:table-cell>
          <table:table-cell table:style-name="Table2.A1" office:value-type="string">
            <text:p text:style-name="P195"><draw:line text:anchor-type="paragraph" draw:z-index="278" draw:name="Shape2_142" draw:style-name="gr1" draw:text-style-name="P262" svg:x1="0.1689in" svg:y1="0.139in" svg:x2="0.1697in" svg:y2="0.3106in"><text:p/></draw:line>1</text:p>
          </table:table-cell>
          <table:table-cell table:style-name="Table2.A1" office:value-type="string">
            <text:p text:style-name="P195"><draw:line text:anchor-type="paragraph" draw:z-index="192" draw:name="Shape2_22" draw:style-name="gr1" draw:text-style-name="P262" svg:x1="0.5335in" svg:y1="0.1063in" svg:x2="0.785in" svg:y2="0.1063in"><text:p/></draw:line>2</text:p>
          </table:table-cell>
          <table:table-cell table:style-name="Table2.A1" office:value-type="string">
            <text:p text:style-name="P195"><draw:line text:anchor-type="paragraph" draw:z-index="216" draw:name="Shape2_74" draw:style-name="gr1" draw:text-style-name="P262" svg:x1="0.5319in" svg:y1="0.1055in" svg:x2="0.7835in" svg:y2="0.1055in"><text:p/></draw:line><draw:line text:anchor-type="paragraph" draw:z-index="276" draw:name="Shape2_139" draw:style-name="gr1" draw:text-style-name="P262" svg:x1="0.1681in" svg:y1="0.1665in" svg:x2="0.1689in" svg:y2="0.3382in"><text:p/></draw:line>2</text:p>
          </table:table-cell>
          <table:table-cell table:style-name="Table2.A1" office:value-type="string">
            <text:p text:style-name="P195"><draw:line text:anchor-type="paragraph" draw:z-index="215" draw:name="Shape2_73" draw:style-name="gr1" draw:text-style-name="P262" svg:x1="0.5484in" svg:y1="0.1146in" svg:x2="0.8in" svg:y2="0.1146in"><text:p/></draw:line><draw:line text:anchor-type="paragraph" draw:z-index="275" draw:name="Shape2_138" draw:style-name="gr1" draw:text-style-name="P262" svg:x1="0.1319in" svg:y1="0.1339in" svg:x2="0.1327in" svg:y2="0.3055in"><text:p/></draw:line>2</text:p>
          </table:table-cell>
          <table:table-cell table:style-name="Table2.A1" office:value-type="string">
            <text:p text:style-name="P195"><draw:line text:anchor-type="paragraph" draw:z-index="214" draw:name="Shape2_72" draw:style-name="gr1" draw:text-style-name="P262" svg:x1="0.5654in" svg:y1="0.1055in" svg:x2="0.8169in" svg:y2="0.1055in"><text:p/></draw:line><draw:line text:anchor-type="paragraph" draw:z-index="228" draw:name="Shape2_87" draw:style-name="gr1" draw:text-style-name="P262" svg:x1="0.5744in" svg:y1="0.1492in" svg:x2="0.8in" svg:y2="0.2949in"><text:p/></draw:line><draw:line text:anchor-type="paragraph" draw:z-index="274" draw:name="Shape2_137" draw:style-name="gr1" draw:text-style-name="P262" svg:x1="0.1217in" svg:y1="0.1256in" svg:x2="0.1224in" svg:y2="0.2972in"><text:p/></draw:line>2</text:p>
          </table:table-cell>
          <table:table-cell table:style-name="Table2.A1" office:value-type="string">
            <text:p text:style-name="P195">2</text:p>
          </table:table-cell>
        </table:table-row>
        <table:table-row>
          <table:table-cell table:style-name="Table2.A1" office:value-type="string">
            <text:p text:style-name="P195">A</text:p>
          </table:table-cell>
          <table:table-cell table:style-name="Table2.A1" office:value-type="string">
            <text:p text:style-name="P195"><draw:line text:anchor-type="paragraph" draw:z-index="213" draw:name="Shape2_71" draw:style-name="gr1" draw:text-style-name="P262" svg:x1="0.5283in" svg:y1="0.1138in" svg:x2="0.7799in" svg:y2="0.1138in"><text:p/></draw:line>0</text:p>
          </table:table-cell>
          <table:table-cell table:style-name="Table2.A1" office:value-type="string">
            <text:p text:style-name="P195"><draw:line text:anchor-type="paragraph" draw:z-index="180" draw:name="Shape2_39" draw:style-name="gr1" draw:text-style-name="P262" svg:x1="0.1193in" svg:y1="0.1752in" svg:x2="0.1201in" svg:y2="0.3469in"><text:p/></draw:line>1</text:p>
          </table:table-cell>
          <table:table-cell table:style-name="Table2.A1" office:value-type="string">
            <text:p text:style-name="P258"><draw:line text:anchor-type="paragraph" draw:z-index="212" draw:name="Shape2_70" draw:style-name="gr1" draw:text-style-name="P262" svg:x1="0.5346in" svg:y1="0.1138in" svg:x2="0.7862in" svg:y2="0.1138in"><text:p/></draw:line><draw:line text:anchor-type="paragraph" draw:z-index="179" draw:name="Shape2_38" draw:style-name="gr1" draw:text-style-name="P262" svg:x1="0.1874in" svg:y1="0.1492in" svg:x2="0.1882in" svg:y2="0.3209in"><text:p/></draw:line>2</text:p>
          </table:table-cell>
          <table:table-cell table:style-name="Table2.A1" office:value-type="string">
            <text:p text:style-name="P257"><draw:line text:anchor-type="paragraph" draw:z-index="211" draw:name="Shape2_69" draw:style-name="gr1" draw:text-style-name="P262" svg:x1="0.5165in" svg:y1="0.1055in" svg:x2="0.7681in" svg:y2="0.1055in"><text:p/></draw:line><draw:line text:anchor-type="paragraph" draw:z-index="227" draw:name="Shape2_86" draw:style-name="gr1" draw:text-style-name="P262" svg:x1="0.5425in" svg:y1="0.1055in" svg:x2="0.7681in" svg:y2="0.2512in"><text:p/></draw:line><draw:line text:anchor-type="paragraph" draw:z-index="277" draw:name="Shape2_141" draw:style-name="gr1" draw:text-style-name="P262" svg:x1="0.2126in" svg:y1="0.1752in" svg:x2="0.2134in" svg:y2="0.3469in"><text:p/></draw:line>2</text:p>
          </table:table-cell>
          <table:table-cell table:style-name="Table2.A1" office:value-type="string">
            <text:p text:style-name="P195"><draw:line text:anchor-type="paragraph" draw:z-index="210" draw:name="Shape2_68" draw:style-name="gr1" draw:text-style-name="P262" svg:x1="0.5417in" svg:y1="0.122in" svg:x2="0.7933in" svg:y2="0.122in"><text:p/></draw:line>2</text:p>
          </table:table-cell>
          <table:table-cell table:style-name="Table2.A1" office:value-type="string">
            <text:p text:style-name="P195"><draw:line text:anchor-type="paragraph" draw:z-index="209" draw:name="Shape2_67" draw:style-name="gr1" draw:text-style-name="P262" svg:x1="0.55in" svg:y1="0.1138in" svg:x2="0.8016in" svg:y2="0.1138in"><text:p/></draw:line><draw:line text:anchor-type="paragraph" draw:z-index="273" draw:name="Shape2_136" draw:style-name="gr1" draw:text-style-name="P262" svg:x1="0.1673in" svg:y1="0.1465in" svg:x2="0.1681in" svg:y2="0.3181in"><text:p/></draw:line>2</text:p>
          </table:table-cell>
          <table:table-cell table:style-name="Table2.A1" office:value-type="string">
            <text:p text:style-name="P195"><draw:line text:anchor-type="paragraph" draw:z-index="208" draw:name="Shape2_66" draw:style-name="gr1" draw:text-style-name="P262" svg:x1="0.5398in" svg:y1="0.1055in" svg:x2="0.7913in" svg:y2="0.1055in"><text:p/></draw:line><draw:line text:anchor-type="paragraph" draw:z-index="272" draw:name="Shape2_135" draw:style-name="gr1" draw:text-style-name="P262" svg:x1="0.1327in" svg:y1="0.1138in" svg:x2="0.1335in" svg:y2="0.2854in"><text:p/></draw:line>2</text:p>
          </table:table-cell>
          <table:table-cell table:style-name="Table2.A1" office:value-type="string">
            <text:p text:style-name="P195"><draw:line text:anchor-type="paragraph" draw:z-index="271" draw:name="Shape2_133" draw:style-name="gr1" draw:text-style-name="P262" svg:x1="0.1382in" svg:y1="0.1335in" svg:x2="0.139in" svg:y2="0.3051in"><text:p/></draw:line>2</text:p>
          </table:table-cell>
          <table:table-cell table:style-name="Table2.A1" office:value-type="string">
            <text:p text:style-name="P195"><draw:line text:anchor-type="paragraph" draw:z-index="270" draw:name="Shape2_130" draw:style-name="gr1" draw:text-style-name="P262" svg:x1="0.1307in" svg:y1="0.1035in" svg:x2="0.1315in" svg:y2="0.2752in"><text:p/></draw:line>3</text:p>
          </table:table-cell>
        </table:table-row>
        <table:table-row>
          <table:table-cell table:style-name="Table2.A1" office:value-type="string">
            <text:p text:style-name="P195">M</text:p>
          </table:table-cell>
          <table:table-cell table:style-name="Table2.A1" office:value-type="string">
            <text:p text:style-name="P195"><draw:line text:anchor-type="paragraph" draw:z-index="207" draw:name="Shape2_65" draw:style-name="gr1" draw:text-style-name="P262" svg:x1="0.5366in" svg:y1="0.1043in" svg:x2="0.7882in" svg:y2="0.1043in"><text:p/></draw:line>0</text:p>
          </table:table-cell>
          <table:table-cell table:style-name="Table2.A1" office:value-type="string">
            <text:p text:style-name="P195"><draw:line text:anchor-type="paragraph" draw:z-index="206" draw:name="Shape2_64" draw:style-name="gr1" draw:text-style-name="P262" svg:x1="0.5354in" svg:y1="0.122in" svg:x2="0.787in" svg:y2="0.122in"><text:p/></draw:line><draw:line text:anchor-type="paragraph" draw:z-index="178" draw:name="Shape2_37" draw:style-name="gr1" draw:text-style-name="P262" svg:x1="0.2146in" svg:y1="0.1134in" svg:x2="0.2154in" svg:y2="0.285in"><text:p/></draw:line>1</text:p>
          </table:table-cell>
          <table:table-cell table:style-name="Table2.A1" office:value-type="string">
            <text:p text:style-name="P195"><draw:line text:anchor-type="paragraph" draw:z-index="205" draw:name="Shape2_63" draw:style-name="gr1" draw:text-style-name="P262" svg:x1="0.5256in" svg:y1="0.1134in" svg:x2="0.7772in" svg:y2="0.1134in"><text:p/></draw:line><draw:line text:anchor-type="paragraph" draw:z-index="177" draw:name="Shape2_36" draw:style-name="gr1" draw:text-style-name="P262" svg:x1="0.0992in" svg:y1="0.1327in" svg:x2="0.1in" svg:y2="0.3043in"><text:p/></draw:line>2</text:p>
          </table:table-cell>
          <table:table-cell table:style-name="Table2.A1" office:value-type="string">
            <text:p text:style-name="P195"><draw:line text:anchor-type="paragraph" draw:z-index="176" draw:name="Shape2_35" draw:style-name="gr1" draw:text-style-name="P262" svg:x1="0.1693in" svg:y1="0.1571in" svg:x2="0.1701in" svg:y2="0.3287in"><text:p/></draw:line>2</text:p>
          </table:table-cell>
          <table:table-cell table:style-name="Table2.A1" office:value-type="string">
            <text:p text:style-name="P258"><draw:line text:anchor-type="paragraph" draw:z-index="204" draw:name="Shape2_62" draw:style-name="gr1" draw:text-style-name="P262" svg:x1="0.5244in" svg:y1="0.122in" svg:x2="0.776in" svg:y2="0.122in"><text:p/></draw:line><draw:line text:anchor-type="paragraph" draw:z-index="226" draw:name="Shape2_85" draw:style-name="gr1" draw:text-style-name="P262" svg:x1="0.55in" svg:y1="0.122in" svg:x2="0.7756in" svg:y2="0.2677in"><text:p/></draw:line><draw:line text:anchor-type="paragraph" draw:z-index="175" draw:name="Shape2_34" draw:style-name="gr1" draw:text-style-name="P262" svg:x1="0.1335in" svg:y1="0.0957in" svg:x2="0.1343in" svg:y2="0.2673in"><text:p/></draw:line>3</text:p>
          </table:table-cell>
          <table:table-cell table:style-name="Table2.A1" office:value-type="string">
            <text:p text:style-name="P195"><draw:line text:anchor-type="paragraph" draw:z-index="203" draw:name="Shape2_61" draw:style-name="gr1" draw:text-style-name="P262" svg:x1="0.55in" svg:y1="0.1134in" svg:x2="0.8016in" svg:y2="0.1134in"><text:p/></draw:line>3</text:p>
          </table:table-cell>
          <table:table-cell table:style-name="Table2.A1" office:value-type="string">
            <text:p text:style-name="P195"><draw:line text:anchor-type="paragraph" draw:z-index="202" draw:name="Shape2_60" draw:style-name="gr1" draw:text-style-name="P262" svg:x1="0.5571in" svg:y1="0.1134in" svg:x2="0.8087in" svg:y2="0.1134in"><text:p/></draw:line><draw:line text:anchor-type="paragraph" draw:z-index="170" draw:name="Shape2_29" draw:style-name="gr1" draw:text-style-name="P262" svg:x1="0.1335in" svg:y1="0.1134in" svg:x2="0.1343in" svg:y2="0.285in"><text:p/></draw:line>3</text:p>
          </table:table-cell>
          <table:table-cell table:style-name="Table2.A1" office:value-type="string">
            <text:p text:style-name="P195"><draw:line text:anchor-type="paragraph" draw:z-index="201" draw:name="Shape2_59" draw:style-name="gr1" draw:text-style-name="P262" svg:x1="0.548in" svg:y1="0.122in" svg:x2="0.7996in" svg:y2="0.122in"><text:p/></draw:line><draw:line text:anchor-type="paragraph" draw:z-index="169" draw:name="Shape2_28" draw:style-name="gr1" draw:text-style-name="P262" svg:x1="0.1917in" svg:y1="0.1311in" svg:x2="0.1925in" svg:y2="0.3028in"><text:p/></draw:line>3</text:p>
          </table:table-cell>
          <table:table-cell table:style-name="Table2.A1" office:value-type="string">
            <text:p text:style-name="P195"><draw:line text:anchor-type="paragraph" draw:z-index="168" draw:name="Shape2_27" draw:style-name="gr1" draw:text-style-name="P262" svg:x1="0.1909in" svg:y1="0.1134in" svg:x2="0.1917in" svg:y2="0.285in"><text:p/></draw:line>3</text:p>
          </table:table-cell>
        </table:table-row>
        <table:table-row>
          <table:table-cell table:style-name="Table2.A1" office:value-type="string">
            <text:p text:style-name="P195">Y</text:p>
          </table:table-cell>
          <table:table-cell table:style-name="Table2.A1" office:value-type="string">
            <text:p text:style-name="P195"><draw:line text:anchor-type="paragraph" draw:z-index="200" draw:name="Shape2_58" draw:style-name="gr1" draw:text-style-name="P262" svg:x1="0.528in" svg:y1="0.1043in" svg:x2="0.7795in" svg:y2="0.1043in"><text:p/></draw:line>0</text:p>
          </table:table-cell>
          <table:table-cell table:style-name="Table2.A1" office:value-type="string">
            <text:p text:style-name="P195"><draw:line text:anchor-type="paragraph" draw:z-index="245" draw:name="Shape2_104" draw:style-name="gr1" draw:text-style-name="P262" svg:x1="0.5181in" svg:y1="0.1126in" svg:x2="0.7697in" svg:y2="0.1126in"><text:p/></draw:line><draw:line text:anchor-type="paragraph" draw:z-index="285" draw:name="Shape2_148" draw:style-name="gr1" draw:text-style-name="P262" svg:x1="0.1543in" svg:y1="0.139in" svg:x2="0.1551in" svg:y2="0.3106in"><text:p/></draw:line>1</text:p>
          </table:table-cell>
          <table:table-cell table:style-name="Table2.A1" office:value-type="string">
            <text:p text:style-name="P195"><draw:line text:anchor-type="paragraph" draw:z-index="244" draw:name="Shape2_103" draw:style-name="gr1" draw:text-style-name="P262" svg:x1="0.5264in" svg:y1="0.1209in" svg:x2="0.778in" svg:y2="0.1209in"><text:p/></draw:line><draw:line text:anchor-type="paragraph" draw:z-index="284" draw:name="Shape2_147" draw:style-name="gr1" draw:text-style-name="P262" svg:x1="0.1354in" svg:y1="0.0866in" svg:x2="0.1362in" svg:y2="0.2583in"><text:p/></draw:line>2</text:p>
          </table:table-cell>
          <table:table-cell table:style-name="Table2.A1" office:value-type="string">
            <text:p text:style-name="P195"><draw:line text:anchor-type="paragraph" draw:z-index="243" draw:name="Shape2_102" draw:style-name="gr1" draw:text-style-name="P262" svg:x1="0.5339in" svg:y1="0.1217in" svg:x2="0.7854in" svg:y2="0.1217in"><text:p/></draw:line><draw:line text:anchor-type="paragraph" draw:z-index="283" draw:name="Shape2_146" draw:style-name="gr1" draw:text-style-name="P262" svg:x1="0.1701in" svg:y1="0.1366in" svg:x2="0.1709in" svg:y2="0.3083in"><text:p/></draw:line>2</text:p>
          </table:table-cell>
          <table:table-cell table:style-name="Table2.A1" office:value-type="string">
            <text:p text:style-name="P195"><draw:line text:anchor-type="paragraph" draw:z-index="225" draw:name="Shape2_84" draw:style-name="gr1" draw:text-style-name="P262" svg:x1="0.5772in" svg:y1="0.1299in" svg:x2="0.8028in" svg:y2="0.2756in"><text:p/></draw:line><draw:line text:anchor-type="paragraph" draw:z-index="282" draw:name="Shape2_145" draw:style-name="gr1" draw:text-style-name="P262" svg:x1="0.1945in" svg:y1="0.1299in" svg:x2="0.1953in" svg:y2="0.3016in"><text:p/></draw:line>3</text:p>
          </table:table-cell>
          <table:table-cell table:style-name="Table2.A1" office:value-type="string">
            <text:p text:style-name="P258"><draw:line text:anchor-type="paragraph" draw:z-index="242" draw:name="Shape2_101" draw:style-name="gr1" draw:text-style-name="P262" svg:x1="0.55in" svg:y1="0.0953in" svg:x2="0.8016in" svg:y2="0.0953in"><text:p/></draw:line>4</text:p>
          </table:table-cell>
          <table:table-cell table:style-name="Table2.A1" office:value-type="string">
            <text:p text:style-name="P195"><draw:line text:anchor-type="paragraph" draw:z-index="241" draw:name="Shape2_100" draw:style-name="gr1" draw:text-style-name="P262" svg:x1="0.5484in" svg:y1="0.0953in" svg:x2="0.8in" svg:y2="0.0953in"><text:p/></draw:line><draw:line text:anchor-type="paragraph" draw:z-index="281" draw:name="Shape2_144" draw:style-name="gr1" draw:text-style-name="P262" svg:x1="0.2016in" svg:y1="0.1472in" svg:x2="0.2024in" svg:y2="0.3189in"><text:p/></draw:line>4</text:p>
          </table:table-cell>
          <table:table-cell table:style-name="Table2.A1" office:value-type="string">
            <text:p text:style-name="P195"><draw:line text:anchor-type="paragraph" draw:z-index="240" draw:name="Shape2_99" draw:style-name="gr1" draw:text-style-name="P262" svg:x1="0.539in" svg:y1="0.0953in" svg:x2="0.7906in" svg:y2="0.0953in"><text:p/></draw:line><draw:line text:anchor-type="paragraph" draw:z-index="280" draw:name="Shape2_143" draw:style-name="gr1" draw:text-style-name="P262" svg:x1="0.1307in" svg:y1="0.111in" svg:x2="0.1315in" svg:y2="0.2827in"><text:p/></draw:line>4</text:p>
          </table:table-cell>
          <table:table-cell table:style-name="Table2.A1" office:value-type="string">
            <text:p text:style-name="P195"><draw:line text:anchor-type="paragraph" draw:z-index="279" draw:name="Shape2_140" draw:style-name="gr1" draw:text-style-name="P262" svg:x1="0.1035in" svg:y1="0.1146in" svg:x2="0.1043in" svg:y2="0.2862in"><text:p/></draw:line>4</text:p>
          </table:table-cell>
        </table:table-row>
        <table:table-row>
          <table:table-cell table:style-name="Table2.A1" office:value-type="string">
            <text:p text:style-name="P195">Y</text:p>
          </table:table-cell>
          <table:table-cell table:style-name="Table2.A1" office:value-type="string">
            <text:p text:style-name="P195"><draw:line text:anchor-type="paragraph" draw:z-index="239" draw:name="Shape2_98" draw:style-name="gr1" draw:text-style-name="P262" svg:x1="0.528in" svg:y1="0.1028in" svg:x2="0.7795in" svg:y2="0.1028in"><text:p/></draw:line><draw:line text:anchor-type="paragraph" draw:z-index="224" draw:name="Shape2_83" draw:style-name="gr1" draw:text-style-name="P262" svg:x1="0.5535in" svg:y1="0.1028in" svg:x2="0.7791in" svg:y2="0.2484in"><text:p/></draw:line>0</text:p>
          </table:table-cell>
          <table:table-cell table:style-name="Table2.A1" office:value-type="string">
            <text:p text:style-name="P195"><draw:line text:anchor-type="paragraph" draw:z-index="238" draw:name="Shape2_97" draw:style-name="gr1" draw:text-style-name="P262" svg:x1="0.5098in" svg:y1="0.1201in" svg:x2="0.7614in" svg:y2="0.1201in"><text:p/></draw:line>1</text:p>
          </table:table-cell>
          <table:table-cell table:style-name="Table2.A1" office:value-type="string">
            <text:p text:style-name="P195"><draw:line text:anchor-type="paragraph" draw:z-index="237" draw:name="Shape2_96" draw:style-name="gr1" draw:text-style-name="P262" svg:x1="0.5346in" svg:y1="0.1118in" svg:x2="0.7862in" svg:y2="0.1118in"><text:p/></draw:line><draw:line text:anchor-type="paragraph" draw:z-index="223" draw:name="Shape2_82" draw:style-name="gr1" draw:text-style-name="P262" svg:x1="0.5528in" svg:y1="0.1555in" svg:x2="0.7783in" svg:y2="0.3012in"><text:p/></draw:line><draw:line text:anchor-type="paragraph" draw:z-index="166" draw:name="Shape2_25" draw:style-name="gr1" draw:text-style-name="P262" svg:x1="0.1272in" svg:y1="0.1299in" svg:x2="0.128in" svg:y2="0.3016in"><text:p/></draw:line>2</text:p>
          </table:table-cell>
          <table:table-cell table:style-name="Table2.A1" office:value-type="string">
            <text:p text:style-name="P195"><draw:line text:anchor-type="paragraph" draw:z-index="236" draw:name="Shape2_95" draw:style-name="gr1" draw:text-style-name="P262" svg:x1="0.5425in" svg:y1="0.1382in" svg:x2="0.7941in" svg:y2="0.1382in"><text:p/></draw:line>2</text:p>
          </table:table-cell>
          <table:table-cell table:style-name="Table2.A1" office:value-type="string">
            <text:p text:style-name="P195"><draw:line text:anchor-type="paragraph" draw:z-index="165" draw:name="Shape2_24" draw:style-name="gr1" draw:text-style-name="P262" svg:x1="0.1937in" svg:y1="0.1098in" svg:x2="0.1945in" svg:y2="0.2815in"><text:p/></draw:line>3</text:p>
          </table:table-cell>
          <table:table-cell table:style-name="Table2.A1" office:value-type="string">
            <text:p text:style-name="P257"><draw:line text:anchor-type="paragraph" draw:z-index="235" draw:name="Shape2_94" draw:style-name="gr1" draw:text-style-name="P262" svg:x1="0.5319in" svg:y1="0.1118in" svg:x2="0.7835in" svg:y2="0.1118in"><text:p/></draw:line><draw:line text:anchor-type="paragraph" draw:z-index="222" draw:name="Shape2_81" draw:style-name="gr1" draw:text-style-name="P262" svg:x1="0.5575in" svg:y1="0.1118in" svg:x2="0.7831in" svg:y2="0.2575in"><text:p/></draw:line><draw:line text:anchor-type="paragraph" draw:z-index="297" draw:name="Shape2_161" draw:style-name="gr1" draw:text-style-name="P262" svg:x1="0.1335in" svg:y1="0.0839in" svg:x2="0.1343in" svg:y2="0.2555in"><text:p/></draw:line>4</text:p>
          </table:table-cell>
          <table:table-cell table:style-name="Table2.A1" office:value-type="string">
            <text:p text:style-name="P195"><draw:line text:anchor-type="paragraph" draw:z-index="234" draw:name="Shape2_93" draw:style-name="gr1" draw:text-style-name="P262" svg:x1="0.5311in" svg:y1="0.0945in" svg:x2="0.7827in" svg:y2="0.0945in"><text:p/></draw:line><draw:line text:anchor-type="paragraph" draw:z-index="221" draw:name="Shape2_80" draw:style-name="gr1" draw:text-style-name="P262" svg:x1="0.5839in" svg:y1="0.1465in" svg:x2="0.8094in" svg:y2="0.2921in"><text:p/></draw:line>4</text:p>
          </table:table-cell>
          <table:table-cell table:style-name="Table2.A1" office:value-type="string">
            <text:p text:style-name="P195"><draw:line text:anchor-type="paragraph" draw:z-index="233" draw:name="Shape2_92" draw:style-name="gr1" draw:text-style-name="P262" svg:x1="0.5217in" svg:y1="0.0945in" svg:x2="0.7732in" svg:y2="0.0945in"><text:p/></draw:line>4</text:p>
          </table:table-cell>
          <table:table-cell table:style-name="Table2.A1" office:value-type="string">
            <text:p text:style-name="P195"><draw:line text:anchor-type="paragraph" draw:z-index="296" draw:name="Shape2_160" draw:style-name="gr1" draw:text-style-name="P262" svg:x1="0.1028in" svg:y1="0.0945in" svg:x2="0.1035in" svg:y2="0.2661in"><text:p/></draw:line>4</text:p>
          </table:table-cell>
        </table:table-row>
        <table:table-row>
          <table:table-cell table:style-name="Table2.A1" office:value-type="string">
            <text:p text:style-name="P195">C</text:p>
          </table:table-cell>
          <table:table-cell table:style-name="Table2.A1" office:value-type="string">
            <text:p text:style-name="P195">0</text:p>
          </table:table-cell>
          <table:table-cell table:style-name="Table2.A1" office:value-type="string">
            <text:p text:style-name="P195"><draw:line text:anchor-type="paragraph" draw:z-index="253" draw:name="Shape2_112" draw:style-name="gr1" draw:text-style-name="P262" svg:x1="0.5098in" svg:y1="0.102in" svg:x2="0.7614in" svg:y2="0.102in"><text:p/></draw:line><draw:line text:anchor-type="paragraph" draw:z-index="167" draw:name="Shape2_26" draw:style-name="gr1" draw:text-style-name="P262" svg:x1="0.128in" svg:y1="0.1307in" svg:x2="0.1287in" svg:y2="0.3024in"><text:p/></draw:line>1</text:p>
          </table:table-cell>
          <table:table-cell table:style-name="Table2.A1" office:value-type="string">
            <text:p text:style-name="P195"><draw:line text:anchor-type="paragraph" draw:z-index="295" draw:name="Shape2_159" draw:style-name="gr1" draw:text-style-name="P262" svg:x1="0.1925in" svg:y1="0.0972in" svg:x2="0.1933in" svg:y2="0.2689in"><text:p/></draw:line>2</text:p>
          </table:table-cell>
          <table:table-cell table:style-name="Table2.A1" office:value-type="string">
            <text:p text:style-name="P195"><draw:line text:anchor-type="paragraph" draw:z-index="252" draw:name="Shape2_111" draw:style-name="gr1" draw:text-style-name="P262" svg:x1="0.5425in" svg:y1="0.111in" svg:x2="0.7941in" svg:y2="0.111in"><text:p/></draw:line><draw:line text:anchor-type="paragraph" draw:z-index="294" draw:name="Shape2_157" draw:style-name="gr1" draw:text-style-name="P262" svg:x1="0.1311in" svg:y1="0.1492in" svg:x2="0.1319in" svg:y2="0.3209in"><text:p/></draw:line><draw:line text:anchor-type="paragraph" draw:z-index="217" draw:name="Shape2_76" draw:style-name="gr1" draw:text-style-name="P262" svg:x1="0.5681in" svg:y1="0.111in" svg:x2="0.7937in" svg:y2="0.2567in"><text:p/></draw:line>3</text:p>
          </table:table-cell>
          <table:table-cell table:style-name="Table2.A1" office:value-type="string">
            <text:p text:style-name="P195"><draw:line text:anchor-type="paragraph" draw:z-index="251" draw:name="Shape2_110" draw:style-name="gr1" draw:text-style-name="P262" svg:x1="0.5327in" svg:y1="0.111in" svg:x2="0.7843in" svg:y2="0.111in"><text:p/></draw:line>3</text:p>
          </table:table-cell>
          <table:table-cell table:style-name="Table2.A1" office:value-type="string">
            <text:p text:style-name="P195"><draw:line text:anchor-type="paragraph" draw:z-index="293" draw:name="Shape2_156" draw:style-name="gr1" draw:text-style-name="P262" svg:x1="0.1992in" svg:y1="0.1055in" svg:x2="0.2in" svg:y2="0.2772in"><text:p/></draw:line>4</text:p>
          </table:table-cell>
          <table:table-cell table:style-name="Table2.A1" office:value-type="string">
            <text:p text:style-name="P258"><draw:line text:anchor-type="paragraph" draw:z-index="292" draw:name="Shape2_155" draw:style-name="gr1" draw:text-style-name="P262" svg:x1="0.1484in" svg:y1="0.1307in" svg:x2="0.1492in" svg:y2="0.3024in"><text:p/></draw:line>5</text:p>
          </table:table-cell>
          <table:table-cell table:style-name="Table2.A1" office:value-type="string">
            <text:p text:style-name="P257"><draw:line text:anchor-type="paragraph" draw:z-index="250" draw:name="Shape2_109" draw:style-name="gr1" draw:text-style-name="P262" svg:x1="0.5299in" svg:y1="0.102in" svg:x2="0.7815in" svg:y2="0.102in"><text:p/></draw:line><draw:line text:anchor-type="paragraph" draw:z-index="291" draw:name="Shape2_154" draw:style-name="gr1" draw:text-style-name="P262" svg:x1="0.2146in" svg:y1="0.0882in" svg:x2="0.2154in" svg:y2="0.2598in"><text:p/></draw:line>5</text:p>
          </table:table-cell>
          <table:table-cell table:style-name="Table2.A1" office:value-type="string">
            <text:p text:style-name="P195"><draw:line text:anchor-type="paragraph" draw:z-index="290" draw:name="Shape2_153" draw:style-name="gr1" draw:text-style-name="P262" svg:x1="0.0945in" svg:y1="0.1563in" svg:x2="0.0953in" svg:y2="0.328in"><text:p/></draw:line>5</text:p>
          </table:table-cell>
        </table:table-row>
        <table:table-row>
          <table:table-cell table:style-name="Table2.A1" office:value-type="string">
            <text:p text:style-name="P195">M</text:p>
          </table:table-cell>
          <table:table-cell table:style-name="Table2.A1" office:value-type="string">
            <text:p text:style-name="P195"><draw:line text:anchor-type="paragraph" draw:z-index="249" draw:name="Shape2_108" draw:style-name="gr1" draw:text-style-name="P262" svg:x1="0.5457in" svg:y1="0.1102in" svg:x2="0.7972in" svg:y2="0.1102in"><text:p/></draw:line>0</text:p>
          </table:table-cell>
          <table:table-cell table:style-name="Table2.A1" office:value-type="string">
            <text:p text:style-name="P195"><draw:line text:anchor-type="paragraph" draw:z-index="248" draw:name="Shape2_107" draw:style-name="gr1" draw:text-style-name="P262" svg:x1="0.5354in" svg:y1="0.1193in" svg:x2="0.787in" svg:y2="0.1193in"><text:p/></draw:line><draw:line text:anchor-type="paragraph" draw:z-index="219" draw:name="Shape2_78" draw:style-name="gr1" draw:text-style-name="P262" svg:x1="0.561in" svg:y1="0.1193in" svg:x2="0.7866in" svg:y2="0.265in"><text:p/></draw:line><draw:line text:anchor-type="paragraph" draw:z-index="289" draw:name="Shape2_152" draw:style-name="gr1" draw:text-style-name="P262" svg:x1="0.1283in" svg:y1="0.1102in" svg:x2="0.1291in" svg:y2="0.2819in"><text:p/></draw:line>1</text:p>
          </table:table-cell>
          <table:table-cell table:style-name="Table2.A1" office:value-type="string">
            <text:p text:style-name="P195"><draw:line text:anchor-type="paragraph" draw:z-index="247" draw:name="Shape2_106" draw:style-name="gr1" draw:text-style-name="P262" svg:x1="0.5083in" svg:y1="0.1189in" svg:x2="0.7598in" svg:y2="0.1189in"><text:p/></draw:line>2</text:p>
          </table:table-cell>
          <table:table-cell table:style-name="Table2.A1" office:value-type="string">
            <text:p text:style-name="P195"><draw:line text:anchor-type="paragraph" draw:z-index="288" draw:name="Shape2_151" draw:style-name="gr1" draw:text-style-name="P262" svg:x1="0.1319in" svg:y1="0.1291in" svg:x2="0.1327in" svg:y2="0.3008in"><text:p/></draw:line>3</text:p>
          </table:table-cell>
          <table:table-cell table:style-name="Table2.A1" office:value-type="string">
            <text:p text:style-name="P195"><draw:line text:anchor-type="paragraph" draw:z-index="246" draw:name="Shape2_105" draw:style-name="gr1" draw:text-style-name="P262" svg:x1="0.5236in" svg:y1="0.0929in" svg:x2="0.7752in" svg:y2="0.0929in"><text:p/></draw:line><draw:line text:anchor-type="paragraph" draw:z-index="287" draw:name="Shape2_150" draw:style-name="gr1" draw:text-style-name="P262" svg:x1="0.1646in" svg:y1="0.1311in" svg:x2="0.1654in" svg:y2="0.3028in"><text:p/></draw:line>4</text:p>
          </table:table-cell>
          <table:table-cell table:style-name="Table2.A1" office:value-type="string">
            <text:p text:style-name="P195"><draw:line text:anchor-type="paragraph" draw:z-index="232" draw:name="Shape2_91" draw:style-name="gr1" draw:text-style-name="P262" svg:x1="0.5673in" svg:y1="0.1102in" svg:x2="0.8189in" svg:y2="0.1102in"><text:p/></draw:line><draw:line text:anchor-type="paragraph" draw:z-index="286" draw:name="Shape2_149" draw:style-name="gr1" draw:text-style-name="P262" svg:x1="0.1728in" svg:y1="0.1484in" svg:x2="0.1736in" svg:y2="0.3201in"><text:p/></draw:line>4</text:p>
          </table:table-cell>
          <table:table-cell table:style-name="Table2.A1" office:value-type="string">
            <text:p text:style-name="P195"><draw:line text:anchor-type="paragraph" draw:z-index="231" draw:name="Shape2_90" draw:style-name="gr1" draw:text-style-name="P262" svg:x1="0.5402in" svg:y1="0.0929in" svg:x2="0.7917in" svg:y2="0.0929in"><text:p/></draw:line><draw:line text:anchor-type="paragraph" draw:z-index="298" draw:name="Shape2_158" draw:style-name="gr1" draw:text-style-name="P262" svg:x1="0.1492in" svg:y1="0.1299in" svg:x2="0.15in" svg:y2="0.3016in"><text:p/></draw:line>5</text:p>
          </table:table-cell>
          <table:table-cell table:style-name="Table2.A1" office:value-type="string">
            <text:p text:style-name="P257"><draw:line text:anchor-type="paragraph" draw:z-index="230" draw:name="Shape2_89" draw:style-name="gr1" draw:text-style-name="P262" svg:x1="0.5134in" svg:y1="0.1362in" svg:x2="0.765in" svg:y2="0.1362in"><text:p/></draw:line><draw:line text:anchor-type="paragraph" draw:z-index="220" draw:name="Shape2_79" draw:style-name="gr1" draw:text-style-name="P262" svg:x1="0.539in" svg:y1="0.1362in" svg:x2="0.7646in" svg:y2="0.2819in"><text:p/></draw:line><draw:line text:anchor-type="paragraph" draw:z-index="145" draw:name="Shape2_2" draw:style-name="gr1" draw:text-style-name="P262" svg:x1="0.122in" svg:y1="0.0929in" svg:x2="0.122in" svg:y2="0.2646in"><text:p/></draw:line>5</text:p>
          </table:table-cell>
          <table:table-cell table:style-name="Table2.A1" office:value-type="string">
            <text:p text:style-name="P195">5</text:p>
          </table:table-cell>
        </table:table-row>
        <table:table-row>
          <table:table-cell table:style-name="Table2.A1" office:value-type="string">
            <text:p text:style-name="P195">A</text:p>
          </table:table-cell>
          <table:table-cell table:style-name="Table2.A1" office:value-type="string">
            <text:p text:style-name="P195"><draw:line text:anchor-type="paragraph" draw:z-index="259" draw:name="Shape2_122" draw:style-name="gr1" draw:text-style-name="P262" svg:x1="0.5283in" svg:y1="0.0925in" svg:x2="0.7799in" svg:y2="0.0925in"><text:p/></draw:line>0</text:p>
          </table:table-cell>
          <table:table-cell table:style-name="Table2.A1" office:value-type="string">
            <text:p text:style-name="P195">1</text:p>
          </table:table-cell>
          <table:table-cell table:style-name="Table2.A1" office:value-type="string">
            <text:p text:style-name="P195"><draw:line text:anchor-type="paragraph" draw:z-index="258" draw:name="Shape2_121" draw:style-name="gr1" draw:text-style-name="P262" svg:x1="0.5173in" svg:y1="0.1098in" svg:x2="0.7689in" svg:y2="0.1098in"><text:p/></draw:line>2</text:p>
          </table:table-cell>
          <table:table-cell table:style-name="Table2.A1" office:value-type="string">
            <text:p text:style-name="P195"><draw:line text:anchor-type="paragraph" draw:z-index="257" draw:name="Shape2_120" draw:style-name="gr1" draw:text-style-name="P262" svg:x1="0.5425in" svg:y1="0.1189in" svg:x2="0.7941in" svg:y2="0.1189in"><text:p/></draw:line>3</text:p>
          </table:table-cell>
          <table:table-cell table:style-name="Table2.A1" office:value-type="string">
            <text:p text:style-name="P195"><draw:line text:anchor-type="paragraph" draw:z-index="256" draw:name="Shape2_119" draw:style-name="gr1" draw:text-style-name="P262" svg:x1="0.5417in" svg:y1="0.1098in" svg:x2="0.7933in" svg:y2="0.1098in"><text:p/></draw:line>4</text:p>
          </table:table-cell>
          <table:table-cell table:style-name="Table2.A1" office:value-type="string">
            <text:p text:style-name="P195"><draw:line text:anchor-type="paragraph" draw:z-index="255" draw:name="Shape2_118" draw:style-name="gr1" draw:text-style-name="P262" svg:x1="0.5665in" svg:y1="0.1098in" svg:x2="0.8181in" svg:y2="0.1098in"><text:p/></draw:line>4</text:p>
          </table:table-cell>
          <table:table-cell table:style-name="Table2.A1" office:value-type="string">
            <text:p text:style-name="P195"><draw:line text:anchor-type="paragraph" draw:z-index="254" draw:name="Shape2_117" draw:style-name="gr1" draw:text-style-name="P262" svg:x1="0.5311in" svg:y1="0.1272in" svg:x2="0.7827in" svg:y2="0.1272in"><text:p/></draw:line>5</text:p>
          </table:table-cell>
          <table:table-cell table:style-name="Table2.A1" office:value-type="string">
            <text:p text:style-name="P195">5</text:p>
          </table:table-cell>
          <table:table-cell table:style-name="Table2.A1" office:value-type="string">
            <text:p text:style-name="P259">6</text:p>
          </table:table-cell>
        </table:table-row>
      </table:table>
      <text:p text:style-name="P136"/>
      <text:p text:style-name="P137">longest common sequence= <text:span text:style-name="T75">CAMYCA</text:span></text:p>
      <text:p text:style-name="P137"/>
      <text:p text:style-name="P160">Answer <text:span text:style-name="T76">10</text:span>:</text:p>
      <text:p text:style-name="P150">For k=0</text:p>
      <text:p text:style-name="P138">Weight matrix <text:span text:style-name="T77">D</text:span><text:span text:style-name="T78">0</text:span><text:span text:style-name="T77">=</text:span></text:p>
      <text:p text:style-name="P138"/>
      <table:table table:name="Table3" table:style-name="Table3">
        <table:table-column table:style-name="Table3.A" table:number-columns-repeated="6"/>
        <table:table-row>
          <table:table-cell table:style-name="Table3.A1" office:value-type="string">
            <text:p text:style-name="P196"/>
          </table:table-cell>
          <table:table-cell table:style-name="Table3.A1" office:value-type="string">
            <text:p text:style-name="P203">1</text:p>
          </table:table-cell>
          <table:table-cell table:style-name="Table3.A1" office:value-type="string">
            <text:p text:style-name="P203">2</text:p>
          </table:table-cell>
          <table:table-cell table:style-name="Table3.A1" office:value-type="string">
            <text:p text:style-name="P203">3</text:p>
          </table:table-cell>
          <table:table-cell table:style-name="Table3.A1" office:value-type="string">
            <text:p text:style-name="P203">4</text:p>
          </table:table-cell>
          <table:table-cell table:style-name="Table3.A1" office:value-type="string">
            <text:p text:style-name="P203">5</text:p>
          </table:table-cell>
        </table:table-row>
        <table:table-row>
          <table:table-cell table:style-name="Table3.A1" office:value-type="string">
            <text:p text:style-name="P203">1</text:p>
          </table:table-cell>
          <table:table-cell table:style-name="Table3.A1" office:value-type="string">
            <text:p text:style-name="P203">0</text:p>
          </table:table-cell>
          <table:table-cell table:style-name="Table3.A1" office:value-type="string">
            <text:p text:style-name="P203">2</text:p>
          </table:table-cell>
          <table:table-cell table:style-name="Table3.A1" office:value-type="string">
            <text:p text:style-name="P203">inf</text:p>
          </table:table-cell>
          <table:table-cell table:style-name="Table3.A1" office:value-type="string">
            <text:p text:style-name="P203">1</text:p>
          </table:table-cell>
          <table:table-cell table:style-name="Table3.A1" office:value-type="string">
            <text:p text:style-name="P203">8</text:p>
          </table:table-cell>
        </table:table-row>
        <table:table-row>
          <table:table-cell table:style-name="Table3.A1" office:value-type="string">
            <text:p text:style-name="P203">2</text:p>
          </table:table-cell>
          <table:table-cell table:style-name="Table3.A1" office:value-type="string">
            <text:p text:style-name="P203">6</text:p>
          </table:table-cell>
          <table:table-cell table:style-name="Table3.A1" office:value-type="string">
            <text:p text:style-name="P203">0</text:p>
          </table:table-cell>
          <table:table-cell table:style-name="Table3.A1" office:value-type="string">
            <text:p text:style-name="P203">3</text:p>
          </table:table-cell>
          <table:table-cell table:style-name="Table3.A1" office:value-type="string">
            <text:p text:style-name="P203">2</text:p>
          </table:table-cell>
          <table:table-cell table:style-name="Table3.A1" office:value-type="string">
            <text:p text:style-name="P203">inf</text:p>
          </table:table-cell>
        </table:table-row>
        <table:table-row>
          <table:table-cell table:style-name="Table3.A1" office:value-type="string">
            <text:p text:style-name="P203">3</text:p>
          </table:table-cell>
          <table:table-cell table:style-name="Table3.A1" office:value-type="string">
            <text:p text:style-name="P203">inf</text:p>
          </table:table-cell>
          <table:table-cell table:style-name="Table3.A1" office:value-type="string">
            <text:p text:style-name="P203">inf</text:p>
          </table:table-cell>
          <table:table-cell table:style-name="Table3.A1" office:value-type="string">
            <text:p text:style-name="P213">0</text:p>
          </table:table-cell>
          <table:table-cell table:style-name="Table3.A1" office:value-type="string">
            <text:p text:style-name="P203">4</text:p>
          </table:table-cell>
          <table:table-cell table:style-name="Table3.A1" office:value-type="string">
            <text:p text:style-name="P203">inf</text:p>
          </table:table-cell>
        </table:table-row>
        <table:table-row>
          <table:table-cell table:style-name="Table3.A1" office:value-type="string">
            <text:p text:style-name="P203">4</text:p>
          </table:table-cell>
          <table:table-cell table:style-name="Table3.A1" office:value-type="string">
            <text:p text:style-name="P204">inf</text:p>
          </table:table-cell>
          <table:table-cell table:style-name="Table3.A1" office:value-type="string">
            <text:p text:style-name="P204">inf</text:p>
          </table:table-cell>
          <table:table-cell table:style-name="Table3.A1" office:value-type="string">
            <text:p text:style-name="P212">2</text:p>
          </table:table-cell>
          <table:table-cell table:style-name="Table3.A1" office:value-type="string">
            <text:p text:style-name="P213">0</text:p>
          </table:table-cell>
          <table:table-cell table:style-name="Table3.A1" office:value-type="string">
            <text:p text:style-name="P212">3</text:p>
          </table:table-cell>
        </table:table-row>
        <table:table-row>
          <table:table-cell table:style-name="Table3.A1" office:value-type="string">
            <text:p text:style-name="P203">5</text:p>
          </table:table-cell>
          <table:table-cell table:style-name="Table3.A1" office:value-type="string">
            <text:p text:style-name="P213">3</text:p>
          </table:table-cell>
          <table:table-cell table:style-name="Table3.A1" office:value-type="string">
            <text:p text:style-name="P205">inf</text:p>
          </table:table-cell>
          <table:table-cell table:style-name="Table3.A1" office:value-type="string">
            <text:p text:style-name="P205">inf</text:p>
          </table:table-cell>
          <table:table-cell table:style-name="Table3.A1" office:value-type="string">
            <text:p text:style-name="P205">inf</text:p>
          </table:table-cell>
          <table:table-cell table:style-name="Table3.A1" office:value-type="string">
            <text:p text:style-name="P213">0</text:p>
          </table:table-cell>
        </table:table-row>
      </table:table>
      <text:p text:style-name="P138"/>
      <text:p text:style-name="P144">path matrix P0=</text:p>
      <text:p text:style-name="P144"/>
      <table:table table:name="Table4" table:style-name="Table4">
        <table:table-column table:style-name="Table4.A" table:number-columns-repeated="6"/>
        <table:table-row>
          <table:table-cell table:style-name="Table4.A1" office:value-type="string">
            <text:p text:style-name="P197"/>
          </table:table-cell>
          <table:table-cell table:style-name="Table4.A1" office:value-type="string">
            <text:p text:style-name="P206">1</text:p>
          </table:table-cell>
          <table:table-cell table:style-name="Table4.A1" office:value-type="string">
            <text:p text:style-name="P206">2</text:p>
          </table:table-cell>
          <table:table-cell table:style-name="Table4.A1" office:value-type="string">
            <text:p text:style-name="P206">3</text:p>
          </table:table-cell>
          <table:table-cell table:style-name="Table4.A1" office:value-type="string">
            <text:p text:style-name="P206">4</text:p>
          </table:table-cell>
          <table:table-cell table:style-name="Table4.A1" office:value-type="string">
            <text:p text:style-name="P206">5</text:p>
          </table:table-cell>
        </table:table-row>
        <table:table-row>
          <table:table-cell table:style-name="Table4.A1" office:value-type="string">
            <text:p text:style-name="P206">1</text:p>
          </table:table-cell>
          <table:table-cell table:style-name="Table4.A1" office:value-type="string">
            <text:p text:style-name="P214">Nil</text:p>
          </table:table-cell>
          <table:table-cell table:style-name="Table4.A1" office:value-type="string">
            <text:p text:style-name="P220">1</text:p>
          </table:table-cell>
          <table:table-cell table:style-name="Table4.A1" office:value-type="string">
            <text:p text:style-name="P214">Nil</text:p>
          </table:table-cell>
          <table:table-cell table:style-name="Table4.A1" office:value-type="string">
            <text:p text:style-name="P206">1</text:p>
          </table:table-cell>
          <table:table-cell table:style-name="Table4.A1" office:value-type="string">
            <text:p text:style-name="P220">1</text:p>
          </table:table-cell>
        </table:table-row>
        <table:table-row>
          <table:table-cell table:style-name="Table4.A1" office:value-type="string">
            <text:p text:style-name="P206">2</text:p>
          </table:table-cell>
          <table:table-cell table:style-name="Table4.A1" office:value-type="string">
            <text:p text:style-name="P220">2</text:p>
          </table:table-cell>
          <table:table-cell table:style-name="Table4.A1" office:value-type="string">
            <text:p text:style-name="P214">Nil</text:p>
          </table:table-cell>
          <table:table-cell table:style-name="Table4.A1" office:value-type="string">
            <text:p text:style-name="P220">2</text:p>
          </table:table-cell>
          <table:table-cell table:style-name="Table4.A1" office:value-type="string">
            <text:p text:style-name="P206">2</text:p>
          </table:table-cell>
          <table:table-cell table:style-name="Table4.A1" office:value-type="string">
            <text:p text:style-name="P214">Nil</text:p>
          </table:table-cell>
        </table:table-row>
        <table:table-row>
          <table:table-cell table:style-name="Table4.A1" office:value-type="string">
            <text:p text:style-name="P206">3</text:p>
          </table:table-cell>
          <table:table-cell table:style-name="Table4.A1" office:value-type="string">
            <text:p text:style-name="P214">Nil</text:p>
          </table:table-cell>
          <table:table-cell table:style-name="Table4.A1" office:value-type="string">
            <text:p text:style-name="P214">Nil</text:p>
          </table:table-cell>
          <table:table-cell table:style-name="Table4.A1" office:value-type="string">
            <text:p text:style-name="P214">Nil</text:p>
          </table:table-cell>
          <table:table-cell table:style-name="Table4.A1" office:value-type="string">
            <text:p text:style-name="P220">3</text:p>
          </table:table-cell>
          <table:table-cell table:style-name="Table4.A1" office:value-type="string">
            <text:p text:style-name="P214">Nil</text:p>
          </table:table-cell>
        </table:table-row>
        <table:table-row>
          <table:table-cell table:style-name="Table4.A1" office:value-type="string">
            <text:p text:style-name="P206">4</text:p>
          </table:table-cell>
          <table:table-cell table:style-name="Table4.A1" office:value-type="string">
            <text:p text:style-name="P214">Nil</text:p>
          </table:table-cell>
          <table:table-cell table:style-name="Table4.A1" office:value-type="string">
            <text:p text:style-name="P214">Nil</text:p>
          </table:table-cell>
          <table:table-cell table:style-name="Table4.A1" office:value-type="string">
            <text:p text:style-name="P220">4</text:p>
          </table:table-cell>
          <table:table-cell table:style-name="Table4.A1" office:value-type="string">
            <text:p text:style-name="P214">Nil</text:p>
          </table:table-cell>
          <table:table-cell table:style-name="Table4.A1" office:value-type="string">
            <text:p text:style-name="P220">4</text:p>
          </table:table-cell>
        </table:table-row>
        <table:table-row>
          <table:table-cell table:style-name="Table4.A1" office:value-type="string">
            <text:p text:style-name="P206">5</text:p>
          </table:table-cell>
          <table:table-cell table:style-name="Table4.A1" office:value-type="string">
            <text:p text:style-name="P220">5</text:p>
          </table:table-cell>
          <table:table-cell table:style-name="Table4.A1" office:value-type="string">
            <text:p text:style-name="P214">Nil</text:p>
          </table:table-cell>
          <table:table-cell table:style-name="Table4.A1" office:value-type="string">
            <text:p text:style-name="P214">Nil</text:p>
          </table:table-cell>
          <table:table-cell table:style-name="Table4.A1" office:value-type="string">
            <text:p text:style-name="P214">Nil</text:p>
          </table:table-cell>
          <table:table-cell table:style-name="Table4.A1" office:value-type="string">
            <text:p text:style-name="P214">Nil</text:p>
          </table:table-cell>
        </table:table-row>
      </table:table>
      <text:p text:style-name="P170"/>
      <text:p text:style-name="P171">For k=1</text:p>
      <text:p text:style-name="P139">Weight matrix <text:span text:style-name="T77">D</text:span><text:span text:style-name="T79">1</text:span><text:span text:style-name="T77">=</text:span></text:p>
      <text:p text:style-name="P151"/>
      <table:table table:name="Table5" table:style-name="Table5">
        <table:table-column table:style-name="Table5.A" table:number-columns-repeated="6"/>
        <table:table-row>
          <table:table-cell table:style-name="Table5.A1" office:value-type="string">
            <text:p text:style-name="P198"/>
          </table:table-cell>
          <table:table-cell table:style-name="Table5.A1" office:value-type="string">
            <text:p text:style-name="P207">1</text:p>
          </table:table-cell>
          <table:table-cell table:style-name="Table5.A1" office:value-type="string">
            <text:p text:style-name="P207">2</text:p>
          </table:table-cell>
          <table:table-cell table:style-name="Table5.A1" office:value-type="string">
            <text:p text:style-name="P207">3</text:p>
          </table:table-cell>
          <table:table-cell table:style-name="Table5.A1" office:value-type="string">
            <text:p text:style-name="P207">4</text:p>
          </table:table-cell>
          <table:table-cell table:style-name="Table5.A1" office:value-type="string">
            <text:p text:style-name="P207">5</text:p>
          </table:table-cell>
        </table:table-row>
        <table:table-row>
          <table:table-cell table:style-name="Table5.A1" office:value-type="string">
            <text:p text:style-name="P207">1</text:p>
          </table:table-cell>
          <table:table-cell table:style-name="Table5.A1" office:value-type="string">
            <text:p text:style-name="P226">0</text:p>
          </table:table-cell>
          <table:table-cell table:style-name="Table5.A1" office:value-type="string">
            <text:p text:style-name="P226">2</text:p>
          </table:table-cell>
          <table:table-cell table:style-name="Table5.A1" office:value-type="string">
            <text:p text:style-name="P226">inf</text:p>
          </table:table-cell>
          <table:table-cell table:style-name="Table5.A1" office:value-type="string">
            <text:p text:style-name="P226">1</text:p>
          </table:table-cell>
          <table:table-cell table:style-name="Table5.A1" office:value-type="string">
            <text:p text:style-name="P226">8</text:p>
          </table:table-cell>
        </table:table-row>
        <table:table-row>
          <table:table-cell table:style-name="Table5.A1" office:value-type="string">
            <text:p text:style-name="P207">2</text:p>
          </table:table-cell>
          <table:table-cell table:style-name="Table5.A1" office:value-type="string">
            <text:p text:style-name="P228">6</text:p>
          </table:table-cell>
          <table:table-cell table:style-name="Table5.A1" office:value-type="string">
            <text:p text:style-name="P226">0</text:p>
          </table:table-cell>
          <table:table-cell table:style-name="Table5.A1" office:value-type="string">
            <text:p text:style-name="P231">3</text:p>
          </table:table-cell>
          <table:table-cell table:style-name="Table5.A1" office:value-type="string">
            <text:p text:style-name="P231">2</text:p>
          </table:table-cell>
          <table:table-cell table:style-name="Table5.A1" office:value-type="string">
            <text:p text:style-name="P231">14</text:p>
          </table:table-cell>
        </table:table-row>
        <table:table-row>
          <table:table-cell table:style-name="Table5.A1" office:value-type="string">
            <text:p text:style-name="P207">3</text:p>
          </table:table-cell>
          <table:table-cell table:style-name="Table5.A1" office:value-type="string">
            <text:p text:style-name="P228">inf</text:p>
          </table:table-cell>
          <table:table-cell table:style-name="Table5.A1" office:value-type="string">
            <text:p text:style-name="P231">inf</text:p>
          </table:table-cell>
          <table:table-cell table:style-name="Table5.A1" office:value-type="string">
            <text:p text:style-name="P226">0</text:p>
          </table:table-cell>
          <table:table-cell table:style-name="Table5.A1" office:value-type="string">
            <text:p text:style-name="P231">4</text:p>
          </table:table-cell>
          <table:table-cell table:style-name="Table5.A1" office:value-type="string">
            <text:p text:style-name="P231">inf</text:p>
          </table:table-cell>
        </table:table-row>
        <table:table-row>
          <table:table-cell table:style-name="Table5.A1" office:value-type="string">
            <text:p text:style-name="P207">4</text:p>
          </table:table-cell>
          <table:table-cell table:style-name="Table5.A1" office:value-type="string">
            <text:p text:style-name="P228">inf</text:p>
          </table:table-cell>
          <table:table-cell table:style-name="Table5.A1" office:value-type="string">
            <text:p text:style-name="P231">inf</text:p>
          </table:table-cell>
          <table:table-cell table:style-name="Table5.A1" office:value-type="string">
            <text:p text:style-name="P231">2</text:p>
          </table:table-cell>
          <table:table-cell table:style-name="Table5.A1" office:value-type="string">
            <text:p text:style-name="P226">0</text:p>
          </table:table-cell>
          <table:table-cell table:style-name="Table5.A1" office:value-type="string">
            <text:p text:style-name="P231">3</text:p>
          </table:table-cell>
        </table:table-row>
        <table:table-row>
          <table:table-cell table:style-name="Table5.A1" office:value-type="string">
            <text:p text:style-name="P207">5</text:p>
          </table:table-cell>
          <table:table-cell table:style-name="Table5.A1" office:value-type="string">
            <text:p text:style-name="P230">3</text:p>
          </table:table-cell>
          <table:table-cell table:style-name="Table5.A1" office:value-type="string">
            <text:p text:style-name="P231">5</text:p>
          </table:table-cell>
          <table:table-cell table:style-name="Table5.A1" office:value-type="string">
            <text:p text:style-name="P231">inf</text:p>
          </table:table-cell>
          <table:table-cell table:style-name="Table5.A1" office:value-type="string">
            <text:p text:style-name="P234">4</text:p>
          </table:table-cell>
          <table:table-cell table:style-name="Table5.A1" office:value-type="string">
            <text:p text:style-name="P226">0</text:p>
          </table:table-cell>
        </table:table-row>
      </table:table>
      <text:p text:style-name="P139"/>
      <text:p text:style-name="P139"/>
      <text:p text:style-name="P139"/>
      <text:p text:style-name="P145"><text:soft-page-break/>path matrix P<text:span text:style-name="T79">1</text:span>=</text:p>
      <text:p text:style-name="P145"/>
      <table:table table:name="Table6" table:style-name="Table6">
        <table:table-column table:style-name="Table6.A" table:number-columns-repeated="6"/>
        <table:table-row>
          <table:table-cell table:style-name="Table6.A1" office:value-type="string">
            <text:p text:style-name="P198"/>
          </table:table-cell>
          <table:table-cell table:style-name="Table6.A1" office:value-type="string">
            <text:p text:style-name="P207">1</text:p>
          </table:table-cell>
          <table:table-cell table:style-name="Table6.A1" office:value-type="string">
            <text:p text:style-name="P207">2</text:p>
          </table:table-cell>
          <table:table-cell table:style-name="Table6.A1" office:value-type="string">
            <text:p text:style-name="P207">3</text:p>
          </table:table-cell>
          <table:table-cell table:style-name="Table6.A1" office:value-type="string">
            <text:p text:style-name="P207">4</text:p>
          </table:table-cell>
          <table:table-cell table:style-name="Table6.A1" office:value-type="string">
            <text:p text:style-name="P207">5</text:p>
          </table:table-cell>
        </table:table-row>
        <table:table-row>
          <table:table-cell table:style-name="Table6.A1" office:value-type="string">
            <text:p text:style-name="P207">1</text:p>
          </table:table-cell>
          <table:table-cell table:style-name="Table6.A1" office:value-type="string">
            <text:p text:style-name="P215">Nil</text:p>
          </table:table-cell>
          <table:table-cell table:style-name="Table6.A1" office:value-type="string">
            <text:p text:style-name="P221">1</text:p>
          </table:table-cell>
          <table:table-cell table:style-name="Table6.A1" office:value-type="string">
            <text:p text:style-name="P215">Nil</text:p>
          </table:table-cell>
          <table:table-cell table:style-name="Table6.A1" office:value-type="string">
            <text:p text:style-name="P207">1</text:p>
          </table:table-cell>
          <table:table-cell table:style-name="Table6.A1" office:value-type="string">
            <text:p text:style-name="P221">1</text:p>
          </table:table-cell>
        </table:table-row>
        <table:table-row>
          <table:table-cell table:style-name="Table6.A1" office:value-type="string">
            <text:p text:style-name="P207">2</text:p>
          </table:table-cell>
          <table:table-cell table:style-name="Table6.A1" office:value-type="string">
            <text:p text:style-name="P221">2</text:p>
          </table:table-cell>
          <table:table-cell table:style-name="Table6.A1" office:value-type="string">
            <text:p text:style-name="P215">Nil</text:p>
          </table:table-cell>
          <table:table-cell table:style-name="Table6.A1" office:value-type="string">
            <text:p text:style-name="P221">2</text:p>
          </table:table-cell>
          <table:table-cell table:style-name="Table6.A1" office:value-type="string">
            <text:p text:style-name="P207">2</text:p>
          </table:table-cell>
          <table:table-cell table:style-name="Table6.A1" office:value-type="string">
            <text:p text:style-name="P235">1</text:p>
          </table:table-cell>
        </table:table-row>
        <table:table-row>
          <table:table-cell table:style-name="Table6.A1" office:value-type="string">
            <text:p text:style-name="P207">3</text:p>
          </table:table-cell>
          <table:table-cell table:style-name="Table6.A1" office:value-type="string">
            <text:p text:style-name="P215">Nil</text:p>
          </table:table-cell>
          <table:table-cell table:style-name="Table6.A1" office:value-type="string">
            <text:p text:style-name="P215">Nil</text:p>
          </table:table-cell>
          <table:table-cell table:style-name="Table6.A1" office:value-type="string">
            <text:p text:style-name="P215">Nil</text:p>
          </table:table-cell>
          <table:table-cell table:style-name="Table6.A1" office:value-type="string">
            <text:p text:style-name="P221">3</text:p>
          </table:table-cell>
          <table:table-cell table:style-name="Table6.A1" office:value-type="string">
            <text:p text:style-name="P215">Nil</text:p>
          </table:table-cell>
        </table:table-row>
        <table:table-row>
          <table:table-cell table:style-name="Table6.A1" office:value-type="string">
            <text:p text:style-name="P207">4</text:p>
          </table:table-cell>
          <table:table-cell table:style-name="Table6.A1" office:value-type="string">
            <text:p text:style-name="P215">Nil</text:p>
          </table:table-cell>
          <table:table-cell table:style-name="Table6.A1" office:value-type="string">
            <text:p text:style-name="P215">Nil</text:p>
          </table:table-cell>
          <table:table-cell table:style-name="Table6.A1" office:value-type="string">
            <text:p text:style-name="P221">4</text:p>
          </table:table-cell>
          <table:table-cell table:style-name="Table6.A1" office:value-type="string">
            <text:p text:style-name="P215">Nil</text:p>
          </table:table-cell>
          <table:table-cell table:style-name="Table6.A1" office:value-type="string">
            <text:p text:style-name="P221">4</text:p>
          </table:table-cell>
        </table:table-row>
        <table:table-row>
          <table:table-cell table:style-name="Table6.A1" office:value-type="string">
            <text:p text:style-name="P207">5</text:p>
          </table:table-cell>
          <table:table-cell table:style-name="Table6.A1" office:value-type="string">
            <text:p text:style-name="P221">5</text:p>
          </table:table-cell>
          <table:table-cell table:style-name="Table6.A1" office:value-type="string">
            <text:p text:style-name="P235">1</text:p>
          </table:table-cell>
          <table:table-cell table:style-name="Table6.A1" office:value-type="string">
            <text:p text:style-name="P215">Nil</text:p>
          </table:table-cell>
          <table:table-cell table:style-name="Table6.A1" office:value-type="string">
            <text:p text:style-name="P235">1</text:p>
          </table:table-cell>
          <table:table-cell table:style-name="Table6.A1" office:value-type="string">
            <text:p text:style-name="P215">Nil</text:p>
          </table:table-cell>
        </table:table-row>
      </table:table>
      <text:p text:style-name="P172"/>
      <text:p text:style-name="P177">For k=2</text:p>
      <text:p text:style-name="P140">Weight matrix <text:span text:style-name="T77">D</text:span><text:span text:style-name="T80">2</text:span><text:span text:style-name="T77">=</text:span></text:p>
      <text:p text:style-name="P152"/>
      <table:table table:name="Table7" table:style-name="Table7">
        <table:table-column table:style-name="Table7.A" table:number-columns-repeated="6"/>
        <table:table-row>
          <table:table-cell table:style-name="Table7.A1" office:value-type="string">
            <text:p text:style-name="P199"/>
          </table:table-cell>
          <table:table-cell table:style-name="Table7.A1" office:value-type="string">
            <text:p text:style-name="P208">1</text:p>
          </table:table-cell>
          <table:table-cell table:style-name="Table7.A1" office:value-type="string">
            <text:p text:style-name="P208">2</text:p>
          </table:table-cell>
          <table:table-cell table:style-name="Table7.A1" office:value-type="string">
            <text:p text:style-name="P208">3</text:p>
          </table:table-cell>
          <table:table-cell table:style-name="Table7.A1" office:value-type="string">
            <text:p text:style-name="P208">4</text:p>
          </table:table-cell>
          <table:table-cell table:style-name="Table7.A1" office:value-type="string">
            <text:p text:style-name="P208">5</text:p>
          </table:table-cell>
        </table:table-row>
        <table:table-row>
          <table:table-cell table:style-name="Table7.A1" office:value-type="string">
            <text:p text:style-name="P208">1</text:p>
          </table:table-cell>
          <table:table-cell table:style-name="Table7.A1" office:value-type="string">
            <text:p text:style-name="P227">0</text:p>
          </table:table-cell>
          <table:table-cell table:style-name="Table7.A1" office:value-type="string">
            <text:p text:style-name="P227">2</text:p>
          </table:table-cell>
          <table:table-cell table:style-name="Table7.A1" office:value-type="string">
            <text:p text:style-name="P240">5</text:p>
          </table:table-cell>
          <table:table-cell table:style-name="Table7.A1" office:value-type="string">
            <text:p text:style-name="P240">1</text:p>
          </table:table-cell>
          <table:table-cell table:style-name="Table7.A1" office:value-type="string">
            <text:p text:style-name="P240">8</text:p>
          </table:table-cell>
        </table:table-row>
        <table:table-row>
          <table:table-cell table:style-name="Table7.A1" office:value-type="string">
            <text:p text:style-name="P208">2</text:p>
          </table:table-cell>
          <table:table-cell table:style-name="Table7.A1" office:value-type="string">
            <text:p text:style-name="P229">6</text:p>
          </table:table-cell>
          <table:table-cell table:style-name="Table7.A1" office:value-type="string">
            <text:p text:style-name="P227">0</text:p>
          </table:table-cell>
          <table:table-cell table:style-name="Table7.A1" office:value-type="string">
            <text:p text:style-name="P232">3</text:p>
          </table:table-cell>
          <table:table-cell table:style-name="Table7.A1" office:value-type="string">
            <text:p text:style-name="P232">2</text:p>
          </table:table-cell>
          <table:table-cell table:style-name="Table7.A1" office:value-type="string">
            <text:p text:style-name="P232">14</text:p>
          </table:table-cell>
        </table:table-row>
        <table:table-row>
          <table:table-cell table:style-name="Table7.A1" office:value-type="string">
            <text:p text:style-name="P208">3</text:p>
          </table:table-cell>
          <table:table-cell table:style-name="Table7.A1" office:value-type="string">
            <text:p text:style-name="P240">inf</text:p>
          </table:table-cell>
          <table:table-cell table:style-name="Table7.A1" office:value-type="string">
            <text:p text:style-name="P232">inf</text:p>
          </table:table-cell>
          <table:table-cell table:style-name="Table7.A1" office:value-type="string">
            <text:p text:style-name="P240">0</text:p>
          </table:table-cell>
          <table:table-cell table:style-name="Table7.A1" office:value-type="string">
            <text:p text:style-name="P240">4</text:p>
          </table:table-cell>
          <table:table-cell table:style-name="Table7.A1" office:value-type="string">
            <text:p text:style-name="P240">inf</text:p>
          </table:table-cell>
        </table:table-row>
        <table:table-row>
          <table:table-cell table:style-name="Table7.A1" office:value-type="string">
            <text:p text:style-name="P208">4</text:p>
          </table:table-cell>
          <table:table-cell table:style-name="Table7.A1" office:value-type="string">
            <text:p text:style-name="P240">inf</text:p>
          </table:table-cell>
          <table:table-cell table:style-name="Table7.A1" office:value-type="string">
            <text:p text:style-name="P232">inf</text:p>
          </table:table-cell>
          <table:table-cell table:style-name="Table7.A1" office:value-type="string">
            <text:p text:style-name="P240">2</text:p>
          </table:table-cell>
          <table:table-cell table:style-name="Table7.A1" office:value-type="string">
            <text:p text:style-name="P240">0</text:p>
          </table:table-cell>
          <table:table-cell table:style-name="Table7.A1" office:value-type="string">
            <text:p text:style-name="P240">3</text:p>
          </table:table-cell>
        </table:table-row>
        <table:table-row>
          <table:table-cell table:style-name="Table7.A1" office:value-type="string">
            <text:p text:style-name="P208">5</text:p>
          </table:table-cell>
          <table:table-cell table:style-name="Table7.A1" office:value-type="string">
            <text:p text:style-name="P240">3</text:p>
          </table:table-cell>
          <table:table-cell table:style-name="Table7.A1" office:value-type="string">
            <text:p text:style-name="P232">5</text:p>
          </table:table-cell>
          <table:table-cell table:style-name="Table7.A1" office:value-type="string">
            <text:p text:style-name="P240">8</text:p>
          </table:table-cell>
          <table:table-cell table:style-name="Table7.A1" office:value-type="string">
            <text:p text:style-name="P240">4</text:p>
          </table:table-cell>
          <table:table-cell table:style-name="Table7.A1" office:value-type="string">
            <text:p text:style-name="P240">0</text:p>
          </table:table-cell>
        </table:table-row>
      </table:table>
      <text:p text:style-name="P140"/>
      <text:p text:style-name="P140"/>
      <text:p text:style-name="P140"/>
      <text:p text:style-name="P146">path matrix P<text:span text:style-name="T80">2</text:span>=</text:p>
      <text:p text:style-name="P146"/>
      <table:table table:name="Table8" table:style-name="Table8">
        <table:table-column table:style-name="Table8.A" table:number-columns-repeated="6"/>
        <table:table-row>
          <table:table-cell table:style-name="Table8.A1" office:value-type="string">
            <text:p text:style-name="P199"/>
          </table:table-cell>
          <table:table-cell table:style-name="Table8.A1" office:value-type="string">
            <text:p text:style-name="P208">1</text:p>
          </table:table-cell>
          <table:table-cell table:style-name="Table8.A1" office:value-type="string">
            <text:p text:style-name="P208">2</text:p>
          </table:table-cell>
          <table:table-cell table:style-name="Table8.A1" office:value-type="string">
            <text:p text:style-name="P208">3</text:p>
          </table:table-cell>
          <table:table-cell table:style-name="Table8.A1" office:value-type="string">
            <text:p text:style-name="P208">4</text:p>
          </table:table-cell>
          <table:table-cell table:style-name="Table8.A1" office:value-type="string">
            <text:p text:style-name="P208">5</text:p>
          </table:table-cell>
        </table:table-row>
        <table:table-row>
          <table:table-cell table:style-name="Table8.A1" office:value-type="string">
            <text:p text:style-name="P208">1</text:p>
          </table:table-cell>
          <table:table-cell table:style-name="Table8.A1" office:value-type="string">
            <text:p text:style-name="P216">Nil</text:p>
          </table:table-cell>
          <table:table-cell table:style-name="Table8.A1" office:value-type="string">
            <text:p text:style-name="P222">1</text:p>
          </table:table-cell>
          <table:table-cell table:style-name="Table8.A1" office:value-type="string">
            <text:p text:style-name="P243">2</text:p>
          </table:table-cell>
          <table:table-cell table:style-name="Table8.A1" office:value-type="string">
            <text:p text:style-name="P208">1</text:p>
          </table:table-cell>
          <table:table-cell table:style-name="Table8.A1" office:value-type="string">
            <text:p text:style-name="P222">1</text:p>
          </table:table-cell>
        </table:table-row>
        <table:table-row>
          <table:table-cell table:style-name="Table8.A1" office:value-type="string">
            <text:p text:style-name="P208">2</text:p>
          </table:table-cell>
          <table:table-cell table:style-name="Table8.A1" office:value-type="string">
            <text:p text:style-name="P222">2</text:p>
          </table:table-cell>
          <table:table-cell table:style-name="Table8.A1" office:value-type="string">
            <text:p text:style-name="P216">Nil</text:p>
          </table:table-cell>
          <table:table-cell table:style-name="Table8.A1" office:value-type="string">
            <text:p text:style-name="P222">2</text:p>
          </table:table-cell>
          <table:table-cell table:style-name="Table8.A1" office:value-type="string">
            <text:p text:style-name="P208">2</text:p>
          </table:table-cell>
          <table:table-cell table:style-name="Table8.A1" office:value-type="string">
            <text:p text:style-name="P236">1</text:p>
          </table:table-cell>
        </table:table-row>
        <table:table-row>
          <table:table-cell table:style-name="Table8.A1" office:value-type="string">
            <text:p text:style-name="P208">3</text:p>
          </table:table-cell>
          <table:table-cell table:style-name="Table8.A1" office:value-type="string">
            <text:p text:style-name="P216">Nil</text:p>
          </table:table-cell>
          <table:table-cell table:style-name="Table8.A1" office:value-type="string">
            <text:p text:style-name="P216">Nil</text:p>
          </table:table-cell>
          <table:table-cell table:style-name="Table8.A1" office:value-type="string">
            <text:p text:style-name="P216">Nil</text:p>
          </table:table-cell>
          <table:table-cell table:style-name="Table8.A1" office:value-type="string">
            <text:p text:style-name="P222">3</text:p>
          </table:table-cell>
          <table:table-cell table:style-name="Table8.A1" office:value-type="string">
            <text:p text:style-name="P216">Nil</text:p>
          </table:table-cell>
        </table:table-row>
        <table:table-row>
          <table:table-cell table:style-name="Table8.A1" office:value-type="string">
            <text:p text:style-name="P208">4</text:p>
          </table:table-cell>
          <table:table-cell table:style-name="Table8.A1" office:value-type="string">
            <text:p text:style-name="P216">Nil</text:p>
          </table:table-cell>
          <table:table-cell table:style-name="Table8.A1" office:value-type="string">
            <text:p text:style-name="P216">Nil</text:p>
          </table:table-cell>
          <table:table-cell table:style-name="Table8.A1" office:value-type="string">
            <text:p text:style-name="P222">4</text:p>
          </table:table-cell>
          <table:table-cell table:style-name="Table8.A1" office:value-type="string">
            <text:p text:style-name="P216">Nil</text:p>
          </table:table-cell>
          <table:table-cell table:style-name="Table8.A1" office:value-type="string">
            <text:p text:style-name="P222">4</text:p>
          </table:table-cell>
        </table:table-row>
        <table:table-row>
          <table:table-cell table:style-name="Table8.A1" office:value-type="string">
            <text:p text:style-name="P208">5</text:p>
          </table:table-cell>
          <table:table-cell table:style-name="Table8.A1" office:value-type="string">
            <text:p text:style-name="P222">5</text:p>
          </table:table-cell>
          <table:table-cell table:style-name="Table8.A1" office:value-type="string">
            <text:p text:style-name="P236">1</text:p>
          </table:table-cell>
          <table:table-cell table:style-name="Table8.A1" office:value-type="string">
            <text:p text:style-name="P243">2</text:p>
          </table:table-cell>
          <table:table-cell table:style-name="Table8.A1" office:value-type="string">
            <text:p text:style-name="P236">1</text:p>
          </table:table-cell>
          <table:table-cell table:style-name="Table8.A1" office:value-type="string">
            <text:p text:style-name="P216">Nil</text:p>
          </table:table-cell>
        </table:table-row>
      </table:table>
      <text:p text:style-name="P173"><text:s/></text:p>
      <text:p text:style-name="P178">For k=3</text:p>
      <text:p text:style-name="P141">Weight matrix <text:span text:style-name="T77">D</text:span><text:span text:style-name="T81">3</text:span><text:span text:style-name="T77">=</text:span></text:p>
      <text:p text:style-name="P153"/>
      <table:table table:name="Table9" table:style-name="Table9">
        <table:table-column table:style-name="Table9.A" table:number-columns-repeated="6"/>
        <table:table-row>
          <table:table-cell table:style-name="Table9.A1" office:value-type="string">
            <text:p text:style-name="P200"/>
          </table:table-cell>
          <table:table-cell table:style-name="Table9.A1" office:value-type="string">
            <text:p text:style-name="P209">1</text:p>
          </table:table-cell>
          <table:table-cell table:style-name="Table9.A1" office:value-type="string">
            <text:p text:style-name="P209">2</text:p>
          </table:table-cell>
          <table:table-cell table:style-name="Table9.A1" office:value-type="string">
            <text:p text:style-name="P209">3</text:p>
          </table:table-cell>
          <table:table-cell table:style-name="Table9.A1" office:value-type="string">
            <text:p text:style-name="P209">4</text:p>
          </table:table-cell>
          <table:table-cell table:style-name="Table9.A1" office:value-type="string">
            <text:p text:style-name="P209">5</text:p>
          </table:table-cell>
        </table:table-row>
        <table:table-row>
          <table:table-cell table:style-name="Table9.A1" office:value-type="string">
            <text:p text:style-name="P209">1</text:p>
          </table:table-cell>
          <table:table-cell table:style-name="Table9.A1" office:value-type="string">
            <text:p text:style-name="P245">0</text:p>
          </table:table-cell>
          <table:table-cell table:style-name="Table9.A1" office:value-type="string">
            <text:p text:style-name="P247">2</text:p>
          </table:table-cell>
          <table:table-cell table:style-name="Table9.A1" office:value-type="string">
            <text:p text:style-name="P241">5</text:p>
          </table:table-cell>
          <table:table-cell table:style-name="Table9.A1" office:value-type="string">
            <text:p text:style-name="P247">1</text:p>
          </table:table-cell>
          <table:table-cell table:style-name="Table9.A1" office:value-type="string">
            <text:p text:style-name="P247">8</text:p>
          </table:table-cell>
        </table:table-row>
        <table:table-row>
          <table:table-cell table:style-name="Table9.A1" office:value-type="string">
            <text:p text:style-name="P209">2</text:p>
          </table:table-cell>
          <table:table-cell table:style-name="Table9.A1" office:value-type="string">
            <text:p text:style-name="P247">6</text:p>
          </table:table-cell>
          <table:table-cell table:style-name="Table9.A1" office:value-type="string">
            <text:p text:style-name="P245">0</text:p>
          </table:table-cell>
          <table:table-cell table:style-name="Table9.A1" office:value-type="string">
            <text:p text:style-name="P233">3</text:p>
          </table:table-cell>
          <table:table-cell table:style-name="Table9.A1" office:value-type="string">
            <text:p text:style-name="P247">2</text:p>
          </table:table-cell>
          <table:table-cell table:style-name="Table9.A1" office:value-type="string">
            <text:p text:style-name="P247">14</text:p>
          </table:table-cell>
        </table:table-row>
        <table:table-row>
          <table:table-cell table:style-name="Table9.A1" office:value-type="string">
            <text:p text:style-name="P209">3</text:p>
          </table:table-cell>
          <table:table-cell table:style-name="Table9.A1" office:value-type="string">
            <text:p text:style-name="P241">inf</text:p>
          </table:table-cell>
          <table:table-cell table:style-name="Table9.A1" office:value-type="string">
            <text:p text:style-name="P233">inf</text:p>
          </table:table-cell>
          <table:table-cell table:style-name="Table9.A1" office:value-type="string">
            <text:p text:style-name="P241">0</text:p>
          </table:table-cell>
          <table:table-cell table:style-name="Table9.A1" office:value-type="string">
            <text:p text:style-name="P240">4</text:p>
          </table:table-cell>
          <table:table-cell table:style-name="Table9.A1" office:value-type="string">
            <text:p text:style-name="P240">inf</text:p>
          </table:table-cell>
        </table:table-row>
        <table:table-row>
          <table:table-cell table:style-name="Table9.A1" office:value-type="string">
            <text:p text:style-name="P209">4</text:p>
          </table:table-cell>
          <table:table-cell table:style-name="Table9.A1" office:value-type="string">
            <text:p text:style-name="P247">inf</text:p>
          </table:table-cell>
          <table:table-cell table:style-name="Table9.A1" office:value-type="string">
            <text:p text:style-name="P247">inf</text:p>
          </table:table-cell>
          <table:table-cell table:style-name="Table9.A1" office:value-type="string">
            <text:p text:style-name="P241">2</text:p>
          </table:table-cell>
          <table:table-cell table:style-name="Table9.A1" office:value-type="string">
            <text:p text:style-name="P245">0</text:p>
          </table:table-cell>
          <table:table-cell table:style-name="Table9.A1" office:value-type="string">
            <text:p text:style-name="P247">3</text:p>
          </table:table-cell>
        </table:table-row>
        <table:table-row>
          <table:table-cell table:style-name="Table9.A1" office:value-type="string">
            <text:p text:style-name="P209">5</text:p>
          </table:table-cell>
          <table:table-cell table:style-name="Table9.A1" office:value-type="string">
            <text:p text:style-name="P247">3</text:p>
          </table:table-cell>
          <table:table-cell table:style-name="Table9.A1" office:value-type="string">
            <text:p text:style-name="P247">5</text:p>
          </table:table-cell>
          <table:table-cell table:style-name="Table9.A1" office:value-type="string">
            <text:p text:style-name="P241">8</text:p>
          </table:table-cell>
          <table:table-cell table:style-name="Table9.A1" office:value-type="string">
            <text:p text:style-name="P247">4</text:p>
          </table:table-cell>
          <table:table-cell table:style-name="Table9.A1" office:value-type="string">
            <text:p text:style-name="P245">0</text:p>
          </table:table-cell>
        </table:table-row>
      </table:table>
      <text:p text:style-name="P141"/>
      <text:p text:style-name="P141"/>
      <text:p text:style-name="P141"/>
      <text:p text:style-name="P147">path matrix P<text:span text:style-name="T81">3</text:span>=</text:p>
      <text:p text:style-name="P147"/>
      <table:table table:name="Table10" table:style-name="Table10">
        <table:table-column table:style-name="Table10.A" table:number-columns-repeated="6"/>
        <table:table-row>
          <table:table-cell table:style-name="Table10.A1" office:value-type="string">
            <text:p text:style-name="P200"/>
          </table:table-cell>
          <table:table-cell table:style-name="Table10.A1" office:value-type="string">
            <text:p text:style-name="P209">1</text:p>
          </table:table-cell>
          <table:table-cell table:style-name="Table10.A1" office:value-type="string">
            <text:p text:style-name="P209">2</text:p>
          </table:table-cell>
          <table:table-cell table:style-name="Table10.A1" office:value-type="string">
            <text:p text:style-name="P209">3</text:p>
          </table:table-cell>
          <table:table-cell table:style-name="Table10.A1" office:value-type="string">
            <text:p text:style-name="P209">4</text:p>
          </table:table-cell>
          <table:table-cell table:style-name="Table10.A1" office:value-type="string">
            <text:p text:style-name="P209">5</text:p>
          </table:table-cell>
        </table:table-row>
        <table:table-row>
          <table:table-cell table:style-name="Table10.A1" office:value-type="string">
            <text:p text:style-name="P209">1</text:p>
          </table:table-cell>
          <table:table-cell table:style-name="Table10.A1" office:value-type="string">
            <text:p text:style-name="P217">Nil</text:p>
          </table:table-cell>
          <table:table-cell table:style-name="Table10.A1" office:value-type="string">
            <text:p text:style-name="P223">1</text:p>
          </table:table-cell>
          <table:table-cell table:style-name="Table10.A1" office:value-type="string">
            <text:p text:style-name="P244">2</text:p>
          </table:table-cell>
          <table:table-cell table:style-name="Table10.A1" office:value-type="string">
            <text:p text:style-name="P209">1</text:p>
          </table:table-cell>
          <table:table-cell table:style-name="Table10.A1" office:value-type="string">
            <text:p text:style-name="P223">1</text:p>
          </table:table-cell>
        </table:table-row>
        <table:table-row>
          <table:table-cell table:style-name="Table10.A1" office:value-type="string">
            <text:p text:style-name="P209">2</text:p>
          </table:table-cell>
          <table:table-cell table:style-name="Table10.A1" office:value-type="string">
            <text:p text:style-name="P223">2</text:p>
          </table:table-cell>
          <table:table-cell table:style-name="Table10.A1" office:value-type="string">
            <text:p text:style-name="P217">Nil</text:p>
          </table:table-cell>
          <table:table-cell table:style-name="Table10.A1" office:value-type="string">
            <text:p text:style-name="P223">2</text:p>
          </table:table-cell>
          <table:table-cell table:style-name="Table10.A1" office:value-type="string">
            <text:p text:style-name="P209">2</text:p>
          </table:table-cell>
          <table:table-cell table:style-name="Table10.A1" office:value-type="string">
            <text:p text:style-name="P237">1</text:p>
          </table:table-cell>
        </table:table-row>
        <table:table-row>
          <table:table-cell table:style-name="Table10.A1" office:value-type="string">
            <text:p text:style-name="P209">3</text:p>
          </table:table-cell>
          <table:table-cell table:style-name="Table10.A1" office:value-type="string">
            <text:p text:style-name="P217">Nil</text:p>
          </table:table-cell>
          <table:table-cell table:style-name="Table10.A1" office:value-type="string">
            <text:p text:style-name="P217">Nil</text:p>
          </table:table-cell>
          <table:table-cell table:style-name="Table10.A1" office:value-type="string">
            <text:p text:style-name="P217">Nil</text:p>
          </table:table-cell>
          <table:table-cell table:style-name="Table10.A1" office:value-type="string">
            <text:p text:style-name="P223">3</text:p>
          </table:table-cell>
          <table:table-cell table:style-name="Table10.A1" office:value-type="string">
            <text:p text:style-name="P217">Nil</text:p>
          </table:table-cell>
        </table:table-row>
        <table:table-row>
          <table:table-cell table:style-name="Table10.A1" office:value-type="string">
            <text:p text:style-name="P209">4</text:p>
          </table:table-cell>
          <table:table-cell table:style-name="Table10.A1" office:value-type="string">
            <text:p text:style-name="P217">Nil</text:p>
          </table:table-cell>
          <table:table-cell table:style-name="Table10.A1" office:value-type="string">
            <text:p text:style-name="P217">Nil</text:p>
          </table:table-cell>
          <table:table-cell table:style-name="Table10.A1" office:value-type="string">
            <text:p text:style-name="P223">4</text:p>
          </table:table-cell>
          <table:table-cell table:style-name="Table10.A1" office:value-type="string">
            <text:p text:style-name="P217">Nil</text:p>
          </table:table-cell>
          <table:table-cell table:style-name="Table10.A1" office:value-type="string">
            <text:p text:style-name="P223">4</text:p>
          </table:table-cell>
        </table:table-row>
        <table:table-row>
          <table:table-cell table:style-name="Table10.A1" office:value-type="string">
            <text:p text:style-name="P209">5</text:p>
          </table:table-cell>
          <table:table-cell table:style-name="Table10.A1" office:value-type="string">
            <text:p text:style-name="P223">5</text:p>
          </table:table-cell>
          <table:table-cell table:style-name="Table10.A1" office:value-type="string">
            <text:p text:style-name="P237">1</text:p>
          </table:table-cell>
          <table:table-cell table:style-name="Table10.A1" office:value-type="string">
            <text:p text:style-name="P244">2</text:p>
          </table:table-cell>
          <table:table-cell table:style-name="Table10.A1" office:value-type="string">
            <text:p text:style-name="P237">1</text:p>
          </table:table-cell>
          <table:table-cell table:style-name="Table10.A1" office:value-type="string">
            <text:p text:style-name="P217">Nil</text:p>
          </table:table-cell>
        </table:table-row>
      </table:table>
      <text:p text:style-name="P174"/>
      <text:p text:style-name="P174"/>
      <text:p text:style-name="P179"><text:soft-page-break/>For k=4</text:p>
      <text:p text:style-name="P142">Weight matrix <text:span text:style-name="T77">D</text:span><text:span text:style-name="T82">4</text:span><text:span text:style-name="T77">=</text:span></text:p>
      <text:p text:style-name="P154"/>
      <table:table table:name="Table11" table:style-name="Table11">
        <table:table-column table:style-name="Table11.A" table:number-columns-repeated="6"/>
        <table:table-row>
          <table:table-cell table:style-name="Table11.A1" office:value-type="string">
            <text:p text:style-name="P201"/>
          </table:table-cell>
          <table:table-cell table:style-name="Table11.A1" office:value-type="string">
            <text:p text:style-name="P210">1</text:p>
          </table:table-cell>
          <table:table-cell table:style-name="Table11.A1" office:value-type="string">
            <text:p text:style-name="P210">2</text:p>
          </table:table-cell>
          <table:table-cell table:style-name="Table11.A1" office:value-type="string">
            <text:p text:style-name="P210">3</text:p>
          </table:table-cell>
          <table:table-cell table:style-name="Table11.A1" office:value-type="string">
            <text:p text:style-name="P210">4</text:p>
          </table:table-cell>
          <table:table-cell table:style-name="Table11.A1" office:value-type="string">
            <text:p text:style-name="P210">5</text:p>
          </table:table-cell>
        </table:table-row>
        <table:table-row>
          <table:table-cell table:style-name="Table11.A1" office:value-type="string">
            <text:p text:style-name="P210">1</text:p>
          </table:table-cell>
          <table:table-cell table:style-name="Table11.A1" office:value-type="string">
            <text:p text:style-name="P250">0</text:p>
          </table:table-cell>
          <table:table-cell table:style-name="Table11.A1" office:value-type="string">
            <text:p text:style-name="P252">2</text:p>
          </table:table-cell>
          <table:table-cell table:style-name="Table11.A1" office:value-type="string">
            <text:p text:style-name="P252">3</text:p>
          </table:table-cell>
          <table:table-cell table:style-name="Table11.A1" office:value-type="string">
            <text:p text:style-name="P248">1</text:p>
          </table:table-cell>
          <table:table-cell table:style-name="Table11.A1" office:value-type="string">
            <text:p text:style-name="P252">4</text:p>
          </table:table-cell>
        </table:table-row>
        <table:table-row>
          <table:table-cell table:style-name="Table11.A1" office:value-type="string">
            <text:p text:style-name="P210">2</text:p>
          </table:table-cell>
          <table:table-cell table:style-name="Table11.A1" office:value-type="string">
            <text:p text:style-name="P252">6</text:p>
          </table:table-cell>
          <table:table-cell table:style-name="Table11.A1" office:value-type="string">
            <text:p text:style-name="P250">0</text:p>
          </table:table-cell>
          <table:table-cell table:style-name="Table11.A1" office:value-type="string">
            <text:p text:style-name="P252">3</text:p>
          </table:table-cell>
          <table:table-cell table:style-name="Table11.A1" office:value-type="string">
            <text:p text:style-name="P248">2</text:p>
          </table:table-cell>
          <table:table-cell table:style-name="Table11.A1" office:value-type="string">
            <text:p text:style-name="P252">5</text:p>
          </table:table-cell>
        </table:table-row>
        <table:table-row>
          <table:table-cell table:style-name="Table11.A1" office:value-type="string">
            <text:p text:style-name="P210">3</text:p>
          </table:table-cell>
          <table:table-cell table:style-name="Table11.A1" office:value-type="string">
            <text:p text:style-name="P252">inf</text:p>
          </table:table-cell>
          <table:table-cell table:style-name="Table11.A1" office:value-type="string">
            <text:p text:style-name="P252">inf</text:p>
          </table:table-cell>
          <table:table-cell table:style-name="Table11.A1" office:value-type="string">
            <text:p text:style-name="P250">0</text:p>
          </table:table-cell>
          <table:table-cell table:style-name="Table11.A1" office:value-type="string">
            <text:p text:style-name="P242">4</text:p>
          </table:table-cell>
          <table:table-cell table:style-name="Table11.A1" office:value-type="string">
            <text:p text:style-name="P252">7</text:p>
          </table:table-cell>
        </table:table-row>
        <table:table-row>
          <table:table-cell table:style-name="Table11.A1" office:value-type="string">
            <text:p text:style-name="P210">4</text:p>
          </table:table-cell>
          <table:table-cell table:style-name="Table11.A1" office:value-type="string">
            <text:p text:style-name="P248">inf</text:p>
          </table:table-cell>
          <table:table-cell table:style-name="Table11.A1" office:value-type="string">
            <text:p text:style-name="P248">inf</text:p>
          </table:table-cell>
          <table:table-cell table:style-name="Table11.A1" office:value-type="string">
            <text:p text:style-name="P242">2</text:p>
          </table:table-cell>
          <table:table-cell table:style-name="Table11.A1" office:value-type="string">
            <text:p text:style-name="P246">0</text:p>
          </table:table-cell>
          <table:table-cell table:style-name="Table11.A1" office:value-type="string">
            <text:p text:style-name="P248">3</text:p>
          </table:table-cell>
        </table:table-row>
        <table:table-row>
          <table:table-cell table:style-name="Table11.A1" office:value-type="string">
            <text:p text:style-name="P210">5</text:p>
          </table:table-cell>
          <table:table-cell table:style-name="Table11.A1" office:value-type="string">
            <text:p text:style-name="P252">3</text:p>
          </table:table-cell>
          <table:table-cell table:style-name="Table11.A1" office:value-type="string">
            <text:p text:style-name="P252">5</text:p>
          </table:table-cell>
          <table:table-cell table:style-name="Table11.A1" office:value-type="string">
            <text:p text:style-name="P252">6</text:p>
          </table:table-cell>
          <table:table-cell table:style-name="Table11.A1" office:value-type="string">
            <text:p text:style-name="P248">4</text:p>
          </table:table-cell>
          <table:table-cell table:style-name="Table11.A1" office:value-type="string">
            <text:p text:style-name="P250">0</text:p>
          </table:table-cell>
        </table:table-row>
      </table:table>
      <text:p text:style-name="P142"/>
      <text:p text:style-name="P142"/>
      <text:p text:style-name="P142"/>
      <text:p text:style-name="P148">path matrix P<text:span text:style-name="T82">4</text:span>=</text:p>
      <text:p text:style-name="P148"/>
      <table:table table:name="Table12" table:style-name="Table12">
        <table:table-column table:style-name="Table12.A" table:number-columns-repeated="6"/>
        <table:table-row>
          <table:table-cell table:style-name="Table12.A1" office:value-type="string">
            <text:p text:style-name="P201"/>
          </table:table-cell>
          <table:table-cell table:style-name="Table12.A1" office:value-type="string">
            <text:p text:style-name="P210">1</text:p>
          </table:table-cell>
          <table:table-cell table:style-name="Table12.A1" office:value-type="string">
            <text:p text:style-name="P210">2</text:p>
          </table:table-cell>
          <table:table-cell table:style-name="Table12.A1" office:value-type="string">
            <text:p text:style-name="P210">3</text:p>
          </table:table-cell>
          <table:table-cell table:style-name="Table12.A1" office:value-type="string">
            <text:p text:style-name="P210">4</text:p>
          </table:table-cell>
          <table:table-cell table:style-name="Table12.A1" office:value-type="string">
            <text:p text:style-name="P210">5</text:p>
          </table:table-cell>
        </table:table-row>
        <table:table-row>
          <table:table-cell table:style-name="Table12.A1" office:value-type="string">
            <text:p text:style-name="P210">1</text:p>
          </table:table-cell>
          <table:table-cell table:style-name="Table12.A1" office:value-type="string">
            <text:p text:style-name="P218">Nil</text:p>
          </table:table-cell>
          <table:table-cell table:style-name="Table12.A1" office:value-type="string">
            <text:p text:style-name="P224">1</text:p>
          </table:table-cell>
          <table:table-cell table:style-name="Table12.A1" office:value-type="string">
            <text:p text:style-name="P252">4</text:p>
          </table:table-cell>
          <table:table-cell table:style-name="Table12.A1" office:value-type="string">
            <text:p text:style-name="P210">1</text:p>
          </table:table-cell>
          <table:table-cell table:style-name="Table12.A1" office:value-type="string">
            <text:p text:style-name="P252">4</text:p>
          </table:table-cell>
        </table:table-row>
        <table:table-row>
          <table:table-cell table:style-name="Table12.A1" office:value-type="string">
            <text:p text:style-name="P210">2</text:p>
          </table:table-cell>
          <table:table-cell table:style-name="Table12.A1" office:value-type="string">
            <text:p text:style-name="P224">2</text:p>
          </table:table-cell>
          <table:table-cell table:style-name="Table12.A1" office:value-type="string">
            <text:p text:style-name="P218">Nil</text:p>
          </table:table-cell>
          <table:table-cell table:style-name="Table12.A1" office:value-type="string">
            <text:p text:style-name="P224">2</text:p>
          </table:table-cell>
          <table:table-cell table:style-name="Table12.A1" office:value-type="string">
            <text:p text:style-name="P210">2</text:p>
          </table:table-cell>
          <table:table-cell table:style-name="Table12.A1" office:value-type="string">
            <text:p text:style-name="P252">4</text:p>
          </table:table-cell>
        </table:table-row>
        <table:table-row>
          <table:table-cell table:style-name="Table12.A1" office:value-type="string">
            <text:p text:style-name="P210">3</text:p>
          </table:table-cell>
          <table:table-cell table:style-name="Table12.A1" office:value-type="string">
            <text:p text:style-name="P218">Nil</text:p>
          </table:table-cell>
          <table:table-cell table:style-name="Table12.A1" office:value-type="string">
            <text:p text:style-name="P218">Nil</text:p>
          </table:table-cell>
          <table:table-cell table:style-name="Table12.A1" office:value-type="string">
            <text:p text:style-name="P218">Nil</text:p>
          </table:table-cell>
          <table:table-cell table:style-name="Table12.A1" office:value-type="string">
            <text:p text:style-name="P224">3</text:p>
          </table:table-cell>
          <table:table-cell table:style-name="Table12.A1" office:value-type="string">
            <text:p text:style-name="P252">4</text:p>
          </table:table-cell>
        </table:table-row>
        <table:table-row>
          <table:table-cell table:style-name="Table12.A1" office:value-type="string">
            <text:p text:style-name="P210">4</text:p>
          </table:table-cell>
          <table:table-cell table:style-name="Table12.A1" office:value-type="string">
            <text:p text:style-name="P218">Nil</text:p>
          </table:table-cell>
          <table:table-cell table:style-name="Table12.A1" office:value-type="string">
            <text:p text:style-name="P218">Nil</text:p>
          </table:table-cell>
          <table:table-cell table:style-name="Table12.A1" office:value-type="string">
            <text:p text:style-name="P224">4</text:p>
          </table:table-cell>
          <table:table-cell table:style-name="Table12.A1" office:value-type="string">
            <text:p text:style-name="P218">Nil</text:p>
          </table:table-cell>
          <table:table-cell table:style-name="Table12.A1" office:value-type="string">
            <text:p text:style-name="P224">4</text:p>
          </table:table-cell>
        </table:table-row>
        <table:table-row>
          <table:table-cell table:style-name="Table12.A1" office:value-type="string">
            <text:p text:style-name="P210">5</text:p>
          </table:table-cell>
          <table:table-cell table:style-name="Table12.A1" office:value-type="string">
            <text:p text:style-name="P224">5</text:p>
          </table:table-cell>
          <table:table-cell table:style-name="Table12.A1" office:value-type="string">
            <text:p text:style-name="P238">1</text:p>
          </table:table-cell>
          <table:table-cell table:style-name="Table12.A1" office:value-type="string">
            <text:p text:style-name="P252">4</text:p>
          </table:table-cell>
          <table:table-cell table:style-name="Table12.A1" office:value-type="string">
            <text:p text:style-name="P238">1</text:p>
          </table:table-cell>
          <table:table-cell table:style-name="Table12.A1" office:value-type="string">
            <text:p text:style-name="P218">Nil</text:p>
          </table:table-cell>
        </table:table-row>
      </table:table>
      <text:p text:style-name="P175"/>
      <text:p text:style-name="P180">For k=5</text:p>
      <text:p text:style-name="P143">Weight matrix <text:span text:style-name="T77">D</text:span><text:span text:style-name="T83">5</text:span><text:span text:style-name="T77">=</text:span></text:p>
      <text:p text:style-name="P155"/>
      <table:table table:name="Table13" table:style-name="Table13">
        <table:table-column table:style-name="Table13.A" table:number-columns-repeated="6"/>
        <table:table-row>
          <table:table-cell table:style-name="Table13.A1" office:value-type="string">
            <text:p text:style-name="P202"/>
          </table:table-cell>
          <table:table-cell table:style-name="Table13.A1" office:value-type="string">
            <text:p text:style-name="P211">1</text:p>
          </table:table-cell>
          <table:table-cell table:style-name="Table13.A1" office:value-type="string">
            <text:p text:style-name="P211">2</text:p>
          </table:table-cell>
          <table:table-cell table:style-name="Table13.A1" office:value-type="string">
            <text:p text:style-name="P211">3</text:p>
          </table:table-cell>
          <table:table-cell table:style-name="Table13.A1" office:value-type="string">
            <text:p text:style-name="P211">4</text:p>
          </table:table-cell>
          <table:table-cell table:style-name="Table13.A1" office:value-type="string">
            <text:p text:style-name="P211">5</text:p>
          </table:table-cell>
        </table:table-row>
        <table:table-row>
          <table:table-cell table:style-name="Table13.A1" office:value-type="string">
            <text:p text:style-name="P211">1</text:p>
          </table:table-cell>
          <table:table-cell table:style-name="Table13.A1" office:value-type="string">
            <text:p text:style-name="P254">0</text:p>
          </table:table-cell>
          <table:table-cell table:style-name="Table13.A1" office:value-type="string">
            <text:p text:style-name="P255">2</text:p>
          </table:table-cell>
          <table:table-cell table:style-name="Table13.A1" office:value-type="string">
            <text:p text:style-name="P255">3</text:p>
          </table:table-cell>
          <table:table-cell table:style-name="Table13.A1" office:value-type="string">
            <text:p text:style-name="P255">1</text:p>
          </table:table-cell>
          <table:table-cell table:style-name="Table13.A1" office:value-type="string">
            <text:p text:style-name="P253">4</text:p>
          </table:table-cell>
        </table:table-row>
        <table:table-row>
          <table:table-cell table:style-name="Table13.A1" office:value-type="string">
            <text:p text:style-name="P211">2</text:p>
          </table:table-cell>
          <table:table-cell table:style-name="Table13.A1" office:value-type="string">
            <text:p text:style-name="P255">6</text:p>
          </table:table-cell>
          <table:table-cell table:style-name="Table13.A1" office:value-type="string">
            <text:p text:style-name="P254">0</text:p>
          </table:table-cell>
          <table:table-cell table:style-name="Table13.A1" office:value-type="string">
            <text:p text:style-name="P255">3</text:p>
          </table:table-cell>
          <table:table-cell table:style-name="Table13.A1" office:value-type="string">
            <text:p text:style-name="P255">2</text:p>
          </table:table-cell>
          <table:table-cell table:style-name="Table13.A1" office:value-type="string">
            <text:p text:style-name="P253">5</text:p>
          </table:table-cell>
        </table:table-row>
        <table:table-row>
          <table:table-cell table:style-name="Table13.A1" office:value-type="string">
            <text:p text:style-name="P211">3</text:p>
          </table:table-cell>
          <table:table-cell table:style-name="Table13.A1" office:value-type="string">
            <text:p text:style-name="P255">10</text:p>
          </table:table-cell>
          <table:table-cell table:style-name="Table13.A1" office:value-type="string">
            <text:p text:style-name="P255">12</text:p>
          </table:table-cell>
          <table:table-cell table:style-name="Table13.A1" office:value-type="string">
            <text:p text:style-name="P254">0</text:p>
          </table:table-cell>
          <table:table-cell table:style-name="Table13.A1" office:value-type="string">
            <text:p text:style-name="P255">4</text:p>
          </table:table-cell>
          <table:table-cell table:style-name="Table13.A1" office:value-type="string">
            <text:p text:style-name="P253">7</text:p>
          </table:table-cell>
        </table:table-row>
        <table:table-row>
          <table:table-cell table:style-name="Table13.A1" office:value-type="string">
            <text:p text:style-name="P211">4</text:p>
          </table:table-cell>
          <table:table-cell table:style-name="Table13.A1" office:value-type="string">
            <text:p text:style-name="P255">6</text:p>
          </table:table-cell>
          <table:table-cell table:style-name="Table13.A1" office:value-type="string">
            <text:p text:style-name="P255">8</text:p>
          </table:table-cell>
          <table:table-cell table:style-name="Table13.A1" office:value-type="string">
            <text:p text:style-name="P255">2</text:p>
          </table:table-cell>
          <table:table-cell table:style-name="Table13.A1" office:value-type="string">
            <text:p text:style-name="P254">0</text:p>
          </table:table-cell>
          <table:table-cell table:style-name="Table13.A1" office:value-type="string">
            <text:p text:style-name="P249">3</text:p>
          </table:table-cell>
        </table:table-row>
        <table:table-row>
          <table:table-cell table:style-name="Table13.A1" office:value-type="string">
            <text:p text:style-name="P211">5</text:p>
          </table:table-cell>
          <table:table-cell table:style-name="Table13.A1" office:value-type="string">
            <text:p text:style-name="P253">3</text:p>
          </table:table-cell>
          <table:table-cell table:style-name="Table13.A1" office:value-type="string">
            <text:p text:style-name="P253">5</text:p>
          </table:table-cell>
          <table:table-cell table:style-name="Table13.A1" office:value-type="string">
            <text:p text:style-name="P253">6</text:p>
          </table:table-cell>
          <table:table-cell table:style-name="Table13.A1" office:value-type="string">
            <text:p text:style-name="P249">4</text:p>
          </table:table-cell>
          <table:table-cell table:style-name="Table13.A1" office:value-type="string">
            <text:p text:style-name="P251">0</text:p>
          </table:table-cell>
        </table:table-row>
      </table:table>
      <text:p text:style-name="P143"/>
      <text:p text:style-name="P143"/>
      <text:p text:style-name="P143"/>
      <text:p text:style-name="P149">path matrix P<text:span text:style-name="T83">5</text:span>=</text:p>
      <text:p text:style-name="P149"/>
      <table:table table:name="Table14" table:style-name="Table14">
        <table:table-column table:style-name="Table14.A" table:number-columns-repeated="6"/>
        <table:table-row>
          <table:table-cell table:style-name="Table14.A1" office:value-type="string">
            <text:p text:style-name="P202"/>
          </table:table-cell>
          <table:table-cell table:style-name="Table14.A1" office:value-type="string">
            <text:p text:style-name="P211">1</text:p>
          </table:table-cell>
          <table:table-cell table:style-name="Table14.A1" office:value-type="string">
            <text:p text:style-name="P211">2</text:p>
          </table:table-cell>
          <table:table-cell table:style-name="Table14.A1" office:value-type="string">
            <text:p text:style-name="P211">3</text:p>
          </table:table-cell>
          <table:table-cell table:style-name="Table14.A1" office:value-type="string">
            <text:p text:style-name="P211">4</text:p>
          </table:table-cell>
          <table:table-cell table:style-name="Table14.A1" office:value-type="string">
            <text:p text:style-name="P211">5</text:p>
          </table:table-cell>
        </table:table-row>
        <table:table-row>
          <table:table-cell table:style-name="Table14.A1" office:value-type="string">
            <text:p text:style-name="P211">1</text:p>
          </table:table-cell>
          <table:table-cell table:style-name="Table14.A1" office:value-type="string">
            <text:p text:style-name="P219">Nil</text:p>
          </table:table-cell>
          <table:table-cell table:style-name="Table14.A1" office:value-type="string">
            <text:p text:style-name="P225">1</text:p>
          </table:table-cell>
          <table:table-cell table:style-name="Table14.A1" office:value-type="string">
            <text:p text:style-name="P253">4</text:p>
          </table:table-cell>
          <table:table-cell table:style-name="Table14.A1" office:value-type="string">
            <text:p text:style-name="P211">1</text:p>
          </table:table-cell>
          <table:table-cell table:style-name="Table14.A1" office:value-type="string">
            <text:p text:style-name="P253">4</text:p>
          </table:table-cell>
        </table:table-row>
        <table:table-row>
          <table:table-cell table:style-name="Table14.A1" office:value-type="string">
            <text:p text:style-name="P211">2</text:p>
          </table:table-cell>
          <table:table-cell table:style-name="Table14.A1" office:value-type="string">
            <text:p text:style-name="P225">2</text:p>
          </table:table-cell>
          <table:table-cell table:style-name="Table14.A1" office:value-type="string">
            <text:p text:style-name="P219">Nil</text:p>
          </table:table-cell>
          <table:table-cell table:style-name="Table14.A1" office:value-type="string">
            <text:p text:style-name="P225">2</text:p>
          </table:table-cell>
          <table:table-cell table:style-name="Table14.A1" office:value-type="string">
            <text:p text:style-name="P211">2</text:p>
          </table:table-cell>
          <table:table-cell table:style-name="Table14.A1" office:value-type="string">
            <text:p text:style-name="P253">4</text:p>
          </table:table-cell>
        </table:table-row>
        <table:table-row>
          <table:table-cell table:style-name="Table14.A1" office:value-type="string">
            <text:p text:style-name="P211">3</text:p>
          </table:table-cell>
          <table:table-cell table:style-name="Table14.A1" office:value-type="string">
            <text:p text:style-name="P256">5</text:p>
          </table:table-cell>
          <table:table-cell table:style-name="Table14.A1" office:value-type="string">
            <text:p text:style-name="P256">1</text:p>
          </table:table-cell>
          <table:table-cell table:style-name="Table14.A1" office:value-type="string">
            <text:p text:style-name="P219">Nil</text:p>
          </table:table-cell>
          <table:table-cell table:style-name="Table14.A1" office:value-type="string">
            <text:p text:style-name="P225">3</text:p>
          </table:table-cell>
          <table:table-cell table:style-name="Table14.A1" office:value-type="string">
            <text:p text:style-name="P253">4</text:p>
          </table:table-cell>
        </table:table-row>
        <table:table-row>
          <table:table-cell table:style-name="Table14.A1" office:value-type="string">
            <text:p text:style-name="P211">4</text:p>
          </table:table-cell>
          <table:table-cell table:style-name="Table14.A1" office:value-type="string">
            <text:p text:style-name="P256">5</text:p>
          </table:table-cell>
          <table:table-cell table:style-name="Table14.A1" office:value-type="string">
            <text:p text:style-name="P256">1</text:p>
          </table:table-cell>
          <table:table-cell table:style-name="Table14.A1" office:value-type="string">
            <text:p text:style-name="P225">4</text:p>
          </table:table-cell>
          <table:table-cell table:style-name="Table14.A1" office:value-type="string">
            <text:p text:style-name="P219">Nil</text:p>
          </table:table-cell>
          <table:table-cell table:style-name="Table14.A1" office:value-type="string">
            <text:p text:style-name="P225">4</text:p>
          </table:table-cell>
        </table:table-row>
        <table:table-row>
          <table:table-cell table:style-name="Table14.A1" office:value-type="string">
            <text:p text:style-name="P211">5</text:p>
          </table:table-cell>
          <table:table-cell table:style-name="Table14.A1" office:value-type="string">
            <text:p text:style-name="P225">5</text:p>
          </table:table-cell>
          <table:table-cell table:style-name="Table14.A1" office:value-type="string">
            <text:p text:style-name="P239">1</text:p>
          </table:table-cell>
          <table:table-cell table:style-name="Table14.A1" office:value-type="string">
            <text:p text:style-name="P253">4</text:p>
          </table:table-cell>
          <table:table-cell table:style-name="Table14.A1" office:value-type="string">
            <text:p text:style-name="P239">1</text:p>
          </table:table-cell>
          <table:table-cell table:style-name="Table14.A1" office:value-type="string">
            <text:p text:style-name="P219">Nil</text:p>
          </table:table-cell>
        </table:table-row>
      </table:table>
      <text:p text:style-name="P176"/>
      <text:p text:style-name="P176"/>
      <text:p text:style-name="P181">So D5 is our <text:span text:style-name="T84">final </text:span>cost matrix for each pair of element<text:span text:style-name="T85">s</text:span> and P5 is our final path matrix for each pair of elements.</text:p>
      <text:p text:style-name="P181"/>
      <text:p text:style-name="P181"/>
      <text:p text:style-name="P181"/>
      <text:p text:style-name="P181"/>
      <text:p text:style-name="P181"/>
      <text:p text:style-name="P181"/>
      <text:p text:style-name="P181"/>
      <text:p text:style-name="P194"><text:soft-page-break/>Answer 11:</text:p>
      <text:p text:style-name="P182"/>
      <text:p text:style-name="P182"/>
      <text:p text:style-name="P183"><text:span text:style-name="T87">P</text:span>art a)</text:p>
      <text:p text:style-name="P183">Recurrence relation: </text:p>
      <text:p text:style-name="P59">DP[i][j] = DP[i-1][j] <text:span text:style-name="T86">or</text:span> DP[i-1][j-A[i-1]]</text:p>
      <text:p text:style-name="P59"/>
      <text:p text:style-name="P61">T(x) = O(n.m)+O(n)+O(n+M)</text:p>
      <text:p text:style-name="P61">T(x) = O(nm)</text:p>
      <text:p text:style-name="P59"/>
      <text:p text:style-name="P59"/>
      <text:p text:style-name="P59"/>
      <text:p text:style-name="P60">Part b) </text:p>
      <text:p text:style-name="P60"><text:span text:style-name="T92">Dynamic programming algorithm</text:span></text:p>
      <text:p text:style-name="P60"/>
      <text:p text:style-name="P184">is_subset_sum(set, total_sum):</text:p>
      <text:p text:style-name="P185"><text:tab/><text:span text:style-name="T89">subset= []</text:span></text:p>
      <text:p text:style-name="P185"><text:tab/><text:span text:style-name="T89">n=len(set)</text:span></text:p>
      <text:p text:style-name="P185"><text:tab/><text:span text:style-name="T89">for i in range(n+1):</text:span></text:p>
      <text:p text:style-name="P185"><text:span text:style-name="T89"><text:tab/><text:tab/>for j in range(total_sum+1):</text:span></text:p>
      <text:p text:style-name="P185"><text:tab/><text:tab/><text:tab/><text:span text:style-name="T89">subset[</text:span><text:span text:style-name="T90">i</text:span><text:span text:style-name="T89">].append(False)</text:span></text:p>
      <text:p text:style-name="P185"><text:tab/><text:span text:style-name="T89">for i in range(n+1):</text:span></text:p>
      <text:p text:style-name="P185"><text:tab/><text:tab/><text:span text:style-name="T89">subset</text:span><text:span text:style-name="T90">[i][0]=True</text:span></text:p>
      <text:p text:style-name="P185"><text:tab/><text:span text:style-name="T91">for i in range(1,n+1):</text:span></text:p>
      <text:p text:style-name="P185"><text:tab/><text:tab/><text:span text:style-name="T91">for j in range(1,total_sum+1):</text:span></text:p>
      <text:p text:style-name="P185"><text:tab/><text:tab/><text:tab/><text:span text:style-name="T91">if j&lt;set[i-1]:</text:span></text:p>
      <text:p text:style-name="P185"><text:tab/><text:tab/><text:tab/><text:tab/><text:span text:style-name="T91">subset[i][j]=subset[i-1][j]</text:span></text:p>
      <text:p text:style-name="P186"><text:span text:style-name="T88"><text:tab/><text:tab/><text:tab/></text:span><text:span text:style-name="T92">if j&gt;=set[i-1]:</text:span></text:p>
      <text:p text:style-name="P187"><text:tab/><text:tab/><text:tab/><text:tab/><text:span text:style-name="T92">subset[i][j]=</text:span><text:span text:style-name="T91">subset[i-1][j] </text:span><text:span text:style-name="T93">or subset[i-1][j-set[i-1]]</text:span></text:p>
      <text:p text:style-name="P187"><text:tab/></text:p>
      <text:p text:style-name="P187"><text:tab/><text:span text:style-name="T94">return subset[n][total_sum]</text:span></text:p>
      <text:p text:style-name="P187"/>
      <text:p text:style-name="P187"/>
      <text:p text:style-name="P187"/>
      <text:p text:style-name="P188"><text:span text:style-name="T95">P</text:span>art c)</text:p>
      <text:p text:style-name="P188">set=[1,2,4]</text:p>
      <text:p text:style-name="P188">sum=6</text:p>
      <table:table table:name="Table15" table:style-name="Table15">
        <table:table-column table:style-name="Table15.A"/>
        <table:table-column table:style-name="Table15.B" table:number-columns-repeated="6"/>
        <table:table-column table:style-name="Table15.A"/>
        <table:table-row>
          <table:table-cell table:style-name="Table15.A1" office:value-type="string">
            <text:p text:style-name="P260"/>
          </table:table-cell>
          <table:table-cell table:style-name="Table15.A1" office:value-type="string">
            <text:p text:style-name="P260">0</text:p>
          </table:table-cell>
          <table:table-cell table:style-name="Table15.A1" office:value-type="string">
            <text:p text:style-name="P260">1</text:p>
          </table:table-cell>
          <table:table-cell table:style-name="Table15.A1" office:value-type="string">
            <text:p text:style-name="P260">2</text:p>
          </table:table-cell>
          <table:table-cell table:style-name="Table15.A1" office:value-type="string">
            <text:p text:style-name="P260">3</text:p>
          </table:table-cell>
          <table:table-cell table:style-name="Table15.A1" office:value-type="string">
            <text:p text:style-name="P260">4</text:p>
          </table:table-cell>
          <table:table-cell table:style-name="Table15.A1" office:value-type="string">
            <text:p text:style-name="P260">5</text:p>
          </table:table-cell>
          <table:table-cell table:style-name="Table15.A1" office:value-type="string">
            <text:p text:style-name="P260">6</text:p>
          </table:table-cell>
        </table:table-row>
        <table:table-row>
          <table:table-cell table:style-name="Table15.A1" office:value-type="string">
            <text:p text:style-name="P260">0</text:p>
          </table:table-cell>
          <table:table-cell table:style-name="Table15.A1" office:value-type="string">
            <text:p text:style-name="P260">T</text:p>
          </table:table-cell>
          <table:table-cell table:style-name="Table15.A1" office:value-type="string">
            <text:p text:style-name="P260"><draw:line text:anchor-type="paragraph" draw:z-index="299" draw:name="Shape3" draw:style-name="gr1" draw:text-style-name="P262" svg:x1="-0.128in" svg:y1="0.1138in" svg:x2="0.1846in" svg:y2="0.2874in"><text:p/></draw:line><draw:line text:anchor-type="paragraph" draw:z-index="309" draw:name="Shape3_0" draw:style-name="gr1" draw:text-style-name="P262" svg:x1="0.6555in" svg:y1="0.0626in" svg:x2="0.9681in" svg:y2="0.2362in"><text:p/></draw:line>F</text:p>
          </table:table-cell>
          <table:table-cell table:style-name="Table15.A1" office:value-type="string">
            <text:p text:style-name="P260"><draw:line text:anchor-type="paragraph" draw:z-index="313" draw:name="Shape3_7" draw:style-name="gr1" draw:text-style-name="P262" svg:x1="0.7217in" svg:y1="0.1146in" svg:x2="1.0343in" svg:y2="0.2882in"><text:p/></draw:line>F</text:p>
          </table:table-cell>
          <table:table-cell table:style-name="Table15.A1" office:value-type="string">
            <text:p text:style-name="P260"><draw:line text:anchor-type="paragraph" draw:z-index="312" draw:name="Shape3_6" draw:style-name="gr1" draw:text-style-name="P262" svg:x1="0.7008in" svg:y1="0.0791in" svg:x2="1.0134in" svg:y2="0.2528in"><text:p/></draw:line>F</text:p>
          </table:table-cell>
          <table:table-cell table:style-name="Table15.A1" office:value-type="string">
            <text:p text:style-name="P260"><draw:line text:anchor-type="paragraph" draw:z-index="311" draw:name="Shape3_5" draw:style-name="gr1" draw:text-style-name="P262" svg:x1="0.6898in" svg:y1="0.1138in" svg:x2="1.0024in" svg:y2="0.2874in"><text:p/></draw:line>F</text:p>
          </table:table-cell>
          <table:table-cell table:style-name="Table15.A1" office:value-type="string">
            <text:p text:style-name="P260"><draw:line text:anchor-type="paragraph" draw:z-index="310" draw:name="Shape3_4" draw:style-name="gr1" draw:text-style-name="P262" svg:x1="0.6862in" svg:y1="0.0972in" svg:x2="0.9988in" svg:y2="0.2709in"><text:p/></draw:line>F</text:p>
          </table:table-cell>
          <table:table-cell table:style-name="Table15.A1" office:value-type="string">
            <text:p text:style-name="P260">F</text:p>
          </table:table-cell>
        </table:table-row>
        <table:table-row>
          <table:table-cell table:style-name="Table15.A1" office:value-type="string">
            <text:p text:style-name="P260">1</text:p>
          </table:table-cell>
          <table:table-cell table:style-name="Table15.A1" office:value-type="string">
            <text:p text:style-name="P260">T</text:p>
          </table:table-cell>
          <table:table-cell table:style-name="Table15.A1" office:value-type="string">
            <text:p text:style-name="P261"><draw:custom-shape text:anchor-type="paragraph" draw:z-index="308" draw:name="Shape9_9" draw:style-name="gr2" svg:width="0.0961in" svg:height="0.174in" svg:x="0.2807in" svg:y="0.1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text:p>
          </table:table-cell>
          <table:table-cell table:style-name="Table15.A1" office:value-type="string">
            <text:p text:style-name="P261"><draw:line text:anchor-type="paragraph" draw:z-index="300" draw:name="Shape4" draw:style-name="gr1" draw:text-style-name="P262" svg:x1="-0.9646in" svg:y1="0.0957in" svg:x2="0.1988in" svg:y2="0.2957in"><text:p/></draw:line><draw:line text:anchor-type="paragraph" draw:z-index="314" draw:name="Shape5_0" draw:style-name="gr1" draw:text-style-name="P262" svg:x1="0.7319in" svg:y1="0.1398in" svg:x2="1.9299in" svg:y2="0.2524in"><text:p/></draw:line>F</text:p>
          </table:table-cell>
          <table:table-cell table:style-name="Table15.A1" office:value-type="string">
            <text:p text:style-name="P261"><draw:line text:anchor-type="paragraph" draw:z-index="301" draw:name="Shape5" draw:style-name="gr1" draw:text-style-name="P262" svg:x1="-0.9681in" svg:y1="0.1398in" svg:x2="0.2299in" svg:y2="0.2524in"><text:p/></draw:line><draw:line text:anchor-type="paragraph" draw:z-index="316" draw:name="Shape5_2" draw:style-name="gr1" draw:text-style-name="P262" svg:x1="0.7008in" svg:y1="0.1398in" svg:x2="1.8988in" svg:y2="0.2524in"><text:p/></draw:line>F</text:p>
          </table:table-cell>
          <table:table-cell table:style-name="Table15.A1" office:value-type="string">
            <text:p text:style-name="P261"><draw:line text:anchor-type="paragraph" draw:z-index="315" draw:name="Shape5_1" draw:style-name="gr1" draw:text-style-name="P262" svg:x1="0.7335in" svg:y1="0.1398in" svg:x2="1.9315in" svg:y2="0.2524in"><text:p/></draw:line>F</text:p>
          </table:table-cell>
          <table:table-cell table:style-name="Table15.A1" office:value-type="string">
            <text:p text:style-name="P261">F</text:p>
          </table:table-cell>
          <table:table-cell table:style-name="Table15.A1" office:value-type="string">
            <text:p text:style-name="P261">F</text:p>
          </table:table-cell>
        </table:table-row>
        <table:table-row>
          <table:table-cell table:style-name="Table15.A1" office:value-type="string">
            <text:p text:style-name="P260">2</text:p>
          </table:table-cell>
          <table:table-cell table:style-name="Table15.A1" office:value-type="string">
            <text:p text:style-name="P260">T</text:p>
          </table:table-cell>
          <table:table-cell table:style-name="Table15.A1" office:value-type="string">
            <text:p text:style-name="P261"><draw:path text:anchor-type="paragraph" draw:z-index="303" draw:name="Shape7" draw:style-name="gr1" draw:text-style-name="P262" svg:width="0.7457in" svg:height="3.4602in" draw:transform="skewX (0.00471238898038469) rotate (-1.55508836352695) translate (4.02700937104897in 0.0661166779396202in)" svg:viewBox="0 0 1895 8790" svg:d="M0 8790l1330-1c1329 0-104-8777-104-8777l-765-12h18"><text:p/></draw:path><draw:custom-shape text:anchor-type="paragraph" draw:z-index="307" draw:name="Shape9_8" draw:style-name="gr2" svg:width="0.0961in" svg:height="0.174in" svg:x="0.1846in" svg:y="0.1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text:p>
          </table:table-cell>
          <table:table-cell table:style-name="Table15.A1" office:value-type="string">
            <text:p text:style-name="P261"><draw:path text:anchor-type="paragraph" draw:z-index="304" draw:name="Shape8" draw:style-name="gr1" draw:text-style-name="P262" svg:width="0.872in" svg:height="3.2961in" draw:transform="skewX (0.00506145483078356) rotate (-1.55753182447974) translate (3.98954400884821in 0.0771248088011311in)" svg:viewBox="0 0 2216 8373" svg:d="M0 8373h1638c1637-1-725-8366-725-8366l-507-7"><text:p/></draw:path><draw:custom-shape text:anchor-type="paragraph" draw:z-index="306" draw:name="Shape9_7" draw:style-name="gr2" svg:width="0.0961in" svg:height="0.174in" svg:x="0.2508in" svg:y="0.1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text:p>
          </table:table-cell>
          <table:table-cell table:style-name="Table15.A1" office:value-type="string">
            <text:p text:style-name="P261"><draw:custom-shape text:anchor-type="paragraph" draw:z-index="305" draw:name="Shape9_6" draw:style-name="gr2" svg:width="0.0961in" svg:height="0.174in" svg:x="0.2299in" svg:y="0.1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text:p>
          </table:table-cell>
          <table:table-cell table:style-name="Table15.A1" office:value-type="string">
            <text:p text:style-name="P261"><draw:path text:anchor-type="paragraph" draw:z-index="302" draw:name="Shape6" draw:style-name="gr1" draw:text-style-name="P262" svg:width="0.5354in" svg:height="3.2634in" draw:transform="rotate (-1.58999494856683) translate (0.625491929020083in 0.16681931239786in)" svg:viewBox="0 0 1361 8290" svg:d="M0 8290c1191 0 1361-312 1361-312l-125-6526-160-1452-705 35"><text:p/></draw:path>F</text:p>
          </table:table-cell>
          <table:table-cell table:style-name="Table15.A1" office:value-type="string">
            <text:p text:style-name="P261">F</text:p>
          </table:table-cell>
          <table:table-cell table:style-name="Table15.A1" office:value-type="string">
            <text:p text:style-name="P261">F</text:p>
          </table:table-cell>
        </table:table-row>
        <table:table-row table:style-name="Table15.5">
          <table:table-cell table:style-name="Table15.A1" office:value-type="string">
            <text:p text:style-name="P260">4</text:p>
          </table:table-cell>
          <table:table-cell table:style-name="Table15.A1" office:value-type="string">
            <text:p text:style-name="P260">T</text:p>
          </table:table-cell>
          <table:table-cell table:style-name="Table15.A1" office:value-type="string">
            <text:p text:style-name="P261">T</text:p>
          </table:table-cell>
          <table:table-cell table:style-name="Table15.A1" office:value-type="string">
            <text:p text:style-name="P261">T</text:p>
          </table:table-cell>
          <table:table-cell table:style-name="Table15.A1" office:value-type="string">
            <text:p text:style-name="P261">T</text:p>
          </table:table-cell>
          <table:table-cell table:style-name="Table15.A1" office:value-type="string">
            <text:p text:style-name="P261">T</text:p>
          </table:table-cell>
          <table:table-cell table:style-name="Table15.A1" office:value-type="string">
            <text:p text:style-name="P261">T</text:p>
          </table:table-cell>
          <table:table-cell table:style-name="Table15.A1" office:value-type="string">
            <text:p text:style-name="P261">T</text:p>
          </table:table-cell>
        </table:table-row>
      </table:table>
      <text:p text:style-name="P188"/>
      <text:p text:style-name="P185"><text:tab/><text:tab/><text:tab/><text:tab/></text:p>
      <text:p text:style-name="P185"/>
      <text:p text:style-name="P185"/>
      <text:p text:style-name="P189">So, <text:span text:style-name="T94">subset[n][total_sum] </text:span>= T (True) <text:span text:style-name="T96">(4+2=6)</text:span></text:p>
      <text:p text:style-name="P189"/>
      <text:p text:style-name="P189"/>
      <text:p text:style-name="P189"/>
      <text:p text:style-name="P189"/>
      <text:p text:style-name="P189"/>
      <text:p text:style-name="P185"><text:soft-page-break/></text:p>
      <text:p text:style-name="P190">Programming Part:</text:p>
      <text:p text:style-name="P190">There is separate folder for the programming part which has code file (.ipynb and .py), test input data result files, ‘inputfile.txt’ and readme file. Read ‘readme’ file to run the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6-26T11:12:57.013618468</meta:creation-date>
    <meta:generator>LibreOffice/6.4.2.2$Linux_X86_64 LibreOffice_project/40$Build-2</meta:generator>
    <dc:date>2021-06-27T22:07:28.535332330</dc:date>
    <meta:editing-duration>PT10H23M38S</meta:editing-duration>
    <meta:editing-cycles>153</meta:editing-cycles>
    <meta:document-statistic meta:table-count="15" meta:image-count="0" meta:object-count="0" meta:page-count="14" meta:paragraph-count="951" meta:word-count="2234" meta:character-count="10636" meta:non-whitespace-character-count="7527"/>
  </office:meta>
</office:document-meta>
</file>